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1.0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INTERSPERSE</text:p>
          </table:table-cell>
          <table:table-cell office:value-type="string">
            <text:p>MENU</text:p>
          </table:table-cell>
          <table:table-cell office:value-type="string">
            <text:p>FLAGS</text:p>
          </table:table-cell>
          <table:table-cell office:value-type="string">
            <text:p>ENTRY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//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/>
          <table:table-cell office:value-type="string">
            <text:p>// <text:s text:c="5"/>AutoCAD menu file - D:\work\AutoCAD\Support\hawsedc.mnu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/>
          <table:table-cell office:value-type="string">
            <text:p>//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/>
          <table:table-cell office:value-type="string">
            <text:p>***MENUGROUP=HAWSEDC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office:value-type="string">
            <text:p>***POP1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/>
          <table:table-cell office:value-type="string">
            <text:p><text:s text:c="15"/>[ED&amp;C]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/>
          <table:table-cell office:value-type="string">
            <text:p><text:s text:c="17"/>[-&gt;Help]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/>
          <table:table-cell office:value-type="string">
            <text:p>ID_TGHWEB <text:s text:c="9"/>[HawsEDC on the Web]^C^Cbrowser http://www.hawsedc.co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7">
            <text:p>707</text:p>
          </table:table-cell>
          <table:table-cell/>
          <table:table-cell office:value-type="string">
            <text:p>ID_TGHWEB <text:s text:c="5"/>[Displays the HawsEDC web site in the default browser: BROWSER http://www.hawsedc.com]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/>
          <table:table-cell office:value-type="string">
            <text:p>ID_HAWSORDER <text:s text:c="4"/>[&amp;Order Licenses]^C^CHAWS-ORDERLICENSES 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office:value-type="string">
            <text:p>ID_TGHABOUT <text:s text:c="7"/>[&lt;-About HawsEDC Tools]^C^CHAWS-ABOUT 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/>
          <table:table-cell office:value-type="string">
            <text:p><text:s text:c="15"/>[-&gt;Set Up Drawing]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/>
          <table:table-cell office:value-type="string">
            <text:p><text:s text:c="17"/>[-&gt;Scale and Size]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/>
          <table:table-cell office:value-type="string">
            <text:p>ID_TGHSETUP <text:s text:c="7"/>[Set up scale and text height]^C^Chaws-setup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1">
            <text:p>651</text:p>
          </table:table-cell>
          <table:table-cell/>
          <table:table-cell office:value-type="string">
            <text:p>ID_TGHSETUP <text:s text:c="3"/>[Set all dimension variables for a certain scale and text height: SETUP]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/>
          <table:table-cell office:value-type="string">
            <text:p>ID_TGH10 <text:s text:c="10"/>[10]^C^Chaws-10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3">
            <text:p>413</text:p>
          </table:table-cell>
          <table:table-cell/>
          <table:table-cell office:value-type="string">
            <text:p>ID_TGH10 <text:s text:c="6"/>[Set up variables for associative dimensioning. <text:s/>0.10 inch size: 10]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/>
          <table:table-cell office:value-type="string">
            <text:p>ID_TGH12 <text:s text:c="10"/>[12]^C^Chaws-12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4">
            <text:p>414</text:p>
          </table:table-cell>
          <table:table-cell/>
          <table:table-cell office:value-type="string">
            <text:p>ID_TGH12 <text:s text:c="6"/>[Set up variables for associative dimensioning. <text:s/>0.12 inch size: 12]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P</text:p>
          </table:table-cell>
          <table:table-cell office:value-type="string">
            <text:p>ID_TGHDSC <text:s text:c="9"/>[Dimscale]^C^Chaws-dsc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8">
            <text:p>488</text:p>
          </table:table-cell>
          <table:table-cell office:value-type="string">
            <text:p>P</text:p>
          </table:table-cell>
          <table:table-cell office:value-type="string">
            <text:p>ID_TGHDSC <text:s text:c="5"/>[Dimscale (acad.pgp): DSC]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string">
            <text:p>P</text:p>
          </table:table-cell>
          <table:table-cell office:value-type="string">
            <text:p>ID_TGHLTS <text:s text:c="9"/>[&lt;-Ltscale]^C^Chaws-lts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69">
            <text:p>569</text:p>
          </table:table-cell>
          <table:table-cell office:value-type="string">
            <text:p>P</text:p>
          </table:table-cell>
          <table:table-cell office:value-type="string">
            <text:p>ID_TGHLTS <text:s text:c="5"/>[Ltscale (acad.pgp): LTS]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/>
          <table:table-cell office:value-type="string">
            <text:p><text:s text:c="17"/>[-&gt;Units]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/>
          <table:table-cell office:value-type="string">
            <text:p>ID_TGHU0 <text:s text:c="10"/>[Set 0 decimal places]^C^Chaws-u0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84">
            <text:p>684</text:p>
          </table:table-cell>
          <table:table-cell/>
          <table:table-cell office:value-type="string">
            <text:p>ID_TGHU0 <text:s text:c="6"/>[Set units to 0 decimal places: U0]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/>
          <table:table-cell office:value-type="string">
            <text:p>ID_TGHU1 <text:s text:c="10"/>[Set 1 decimal place]^C^Chaws-u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85">
            <text:p>685</text:p>
          </table:table-cell>
          <table:table-cell/>
          <table:table-cell office:value-type="string">
            <text:p>ID_TGHU1 <text:s text:c="6"/>[Set units to 1 decimal place: U1]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/>
          <table:table-cell office:value-type="string">
            <text:p>ID_TGHU2 <text:s text:c="10"/>[Set 2 decimal places]^C^Chaws-u2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86">
            <text:p>686</text:p>
          </table:table-cell>
          <table:table-cell/>
          <table:table-cell office:value-type="string">
            <text:p>ID_TGHU2 <text:s text:c="6"/>[Set units to 2 decimal places: U2]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/>
          <table:table-cell office:value-type="string">
            <text:p>ID_TGHU3 <text:s text:c="10"/>[Set 3 decimal places]^C^Chaws-u3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87">
            <text:p>687</text:p>
          </table:table-cell>
          <table:table-cell/>
          <table:table-cell office:value-type="string">
            <text:p>ID_TGHU3 <text:s text:c="6"/>[Set units to 3 decimal places: U3]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/>
          <table:table-cell office:value-type="string">
            <text:p>ID_TGHU8 <text:s text:c="10"/>[Set 8 decimal places]^C^Chaws-u8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88">
            <text:p>688</text:p>
          </table:table-cell>
          <table:table-cell/>
          <table:table-cell office:value-type="string">
            <text:p>ID_TGHU8 <text:s text:c="6"/>[Set units to 8 decimal places: U8]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/>
          <table:table-cell office:value-type="string">
            <text:p>ID_TGHUS <text:s text:c="10"/>[Set surveyor units]^C^Chaws-us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98">
            <text:p>698</text:p>
          </table:table-cell>
          <table:table-cell/>
          <table:table-cell office:value-type="string">
            <text:p>ID_TGHUS <text:s text:c="6"/>[Set units to surveyor angles (nearest second) and 2 decimal places: US]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/>
          <table:table-cell office:value-type="string">
            <text:p><text:s text:c="19"/>[--]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string">
            <text:p>P</text:p>
          </table:table-cell>
          <table:table-cell office:value-type="string">
            <text:p>ID_TGHUU <text:s text:c="10"/>[&lt;-Units dialog box]^C^Chaws-uu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1">
            <text:p>701</text:p>
          </table:table-cell>
          <table:table-cell office:value-type="string">
            <text:p>P</text:p>
          </table:table-cell>
          <table:table-cell office:value-type="string">
            <text:p>ID_TGHUU <text:s text:c="6"/>[Ddunits (acad.pgp): UU]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/>
          <table:table-cell office:value-type="string">
            <text:p><text:s text:c="17"/>[-&gt;Snap Angles]</text:p>
          </table:table-cell>
        </table:table-row>
        <table:table-row table:style-name="ro1">
          <table:table-cell table:number-columns-repeated="2" office:value-type="float" office:value="32">
            <text:p>32</text:p>
          </table:table-cell>
          <table:table-cell/>
          <table:table-cell office:value-type="string">
            <text:p>ID_TGHNS <text:s text:c="10"/>[Note Leader Snap]^C^Chaws-ns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93">
            <text:p>593</text:p>
          </table:table-cell>
          <table:table-cell/>
          <table:table-cell office:value-type="string">
            <text:p>ID_TGHNS <text:s text:c="6"/>[Note snap. <text:s/>Set snap angle to 0, 30, 45, or 60 for drawing leaders: NS]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/>
          <table:table-cell office:value-type="string">
            <text:p>ID_TGHAA <text:s text:c="10"/>[Snapangle]^C^Chaws-aa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ID_TGHAA <text:s text:c="6"/>[Active angle. Set snapangle: AA]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  <table:table-cell/>
          <table:table-cell office:value-type="string">
            <text:p><text:s text:c="19"/>[--]</text:p>
          </table:table-cell>
        </table:table-row>
        <table:table-row table:style-name="ro1">
          <table:table-cell table:number-columns-repeated="2" office:value-type="float" office:value="35">
            <text:p>35</text:p>
          </table:table-cell>
          <table:table-cell/>
          <table:table-cell office:value-type="string">
            <text:p>ID_TGHIT <text:s text:c="10"/>[Isoplane top]^C^Chaws-it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0">
            <text:p>530</text:p>
          </table:table-cell>
          <table:table-cell/>
          <table:table-cell office:value-type="string">
            <text:p>ID_TGHIT <text:s text:c="6"/>[Isoplane top: IT]</text:p>
          </table:table-cell>
        </table:table-row>
        <table:table-row table:style-name="ro1">
          <table:table-cell table:number-columns-repeated="2" office:value-type="float" office:value="36">
            <text:p>36</text:p>
          </table:table-cell>
          <table:table-cell/>
          <table:table-cell office:value-type="string">
            <text:p>ID_TGHIR <text:s text:c="10"/>[Isoplane right]^C^Chaws-ir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ID_TGHIR <text:s text:c="6"/>[Isoplane right: IR]</text:p>
          </table:table-cell>
        </table:table-row>
        <table:table-row table:style-name="ro1">
          <table:table-cell table:number-columns-repeated="2" office:value-type="float" office:value="37">
            <text:p>37</text:p>
          </table:table-cell>
          <table:table-cell/>
          <table:table-cell office:value-type="string">
            <text:p>ID_TGHIL <text:s text:c="10"/>[Isoplane left]^C^Chaws-il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ID_TGHIL <text:s text:c="6"/>[Isoplane left: IL]</text:p>
          </table:table-cell>
        </table:table-row>
        <table:table-row table:style-name="ro1">
          <table:table-cell table:number-columns-repeated="2" office:value-type="float" office:value="38">
            <text:p>38</text:p>
          </table:table-cell>
          <table:table-cell/>
          <table:table-cell office:value-type="string">
            <text:p>ID_TGHIO <text:s text:c="10"/>[&lt;-Isoplane off]^C^Chaws-io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ID_TGHIO <text:s text:c="6"/>[Isoplane off: IO]</text:p>
          </table:table-cell>
        </table:table-row>
        <table:table-row table:style-name="ro1">
          <table:table-cell table:number-columns-repeated="2" office:value-type="float" office:value="39">
            <text:p>39</text:p>
          </table:table-cell>
          <table:table-cell/>
          <table:table-cell office:value-type="string">
            <text:p><text:s text:c="17"/>[-&gt;Dialogs On/Off]</text:p>
          </table:table-cell>
        </table:table-row>
        <table:table-row table:style-name="ro1">
          <table:table-cell table:number-columns-repeated="2" office:value-type="float" office:value="40">
            <text:p>40</text:p>
          </table:table-cell>
          <table:table-cell/>
          <table:table-cell office:value-type="string">
            <text:p>ID_TGHADT <text:s text:c="9"/>[Attribute dialog toggle]^C^Chaws-adt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3">
            <text:p>423</text:p>
          </table:table-cell>
          <table:table-cell/>
          <table:table-cell office:value-type="string">
            <text:p>ID_TGHADT <text:s text:c="5"/>[Attdia toggle: ADT]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/>
          <table:table-cell office:value-type="string">
            <text:p>ID_TGHCMD <text:s text:c="9"/>[Command dialog toggle]^C^Chaws-cmd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60">
            <text:p>460</text:p>
          </table:table-cell>
          <table:table-cell/>
          <table:table-cell office:value-type="string">
            <text:p>ID_TGHCMD <text:s text:c="5"/>[Cmddia toggle: CMD]</text:p>
          </table:table-cell>
        </table:table-row>
        <table:table-row table:style-name="ro1">
          <table:table-cell table:number-columns-repeated="2" office:value-type="float" office:value="42">
            <text:p>42</text:p>
          </table:table-cell>
          <table:table-cell/>
          <table:table-cell office:value-type="string">
            <text:p>ID_TGHFD <text:s text:c="10"/>[File dialog toggle]^C^Chaws-fd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ID_TGHFD <text:s text:c="6"/>[Filedia toggle: FD]</text:p>
          </table:table-cell>
        </table:table-row>
        <table:table-row table:style-name="ro1">
          <table:table-cell table:number-columns-repeated="2" office:value-type="float" office:value="43">
            <text:p>43</text:p>
          </table:table-cell>
          <table:table-cell/>
          <table:table-cell office:value-type="string">
            <text:p>ID_TGHDIA <text:s text:c="9"/>[&lt;-Toggle all dialoges]^C^Chaws-dia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1">
            <text:p>481</text:p>
          </table:table-cell>
          <table:table-cell/>
          <table:table-cell office:value-type="string">
            <text:p>ID_TGHDIA <text:s text:c="5"/>[Toggle cmddia, filedia, attdia: DIA]</text:p>
          </table:table-cell>
        </table:table-row>
        <table:table-row table:style-name="ro1">
          <table:table-cell table:number-columns-repeated="2" office:value-type="float" office:value="44">
            <text:p>44</text:p>
          </table:table-cell>
          <table:table-cell/>
          <table:table-cell office:value-type="string">
            <text:p><text:s text:c="17"/>[-&gt;Paper Space Tools]</text:p>
          </table:table-cell>
        </table:table-row>
        <table:table-row table:style-name="ro1">
          <table:table-cell table:number-columns-repeated="2" office:value-type="float" office:value="45">
            <text:p>45</text:p>
          </table:table-cell>
          <table:table-cell/>
          <table:table-cell office:value-type="string">
            <text:p>ID_TGH0 <text:s text:c="11"/>[Activate paper space and switch LTSCALE]^C^Chaws-0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ID_TGH0 <text:s text:c="7"/>[TILEMODE 0 and set ltscale to 1 if psltscale = 1: 0]</text:p>
          </table:table-cell>
        </table:table-row>
        <table:table-row table:style-name="ro1">
          <table:table-cell table:number-columns-repeated="2" office:value-type="float" office:value="46">
            <text:p>46</text:p>
          </table:table-cell>
          <table:table-cell/>
          <table:table-cell office:value-type="string">
            <text:p>ID_TGH1 <text:s text:c="11"/>[Deactivate paper space and switch LTSCALE based on DIMSCALE]^C^Chaws-1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12">
            <text:p>412</text:p>
          </table:table-cell>
          <table:table-cell/>
          <table:table-cell office:value-type="string">
            <text:p>ID_TGH1 <text:s text:c="7"/>[TILEMODE 1 and reset ltscale if psltscale = 1: 1]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/>
          <table:table-cell office:value-type="string">
            <text:p>ID_TGHMV <text:s text:c="10"/>[Create viewport on defpoints layer]^C^Chaws-mv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86">
            <text:p>586</text:p>
          </table:table-cell>
          <table:table-cell/>
          <table:table-cell office:value-type="string">
            <text:p>ID_TGHMV <text:s text:c="6"/>[Create paper space viewport on defpoints layer: MV]</text:p>
          </table:table-cell>
        </table:table-row>
        <table:table-row table:style-name="ro1">
          <table:table-cell table:number-columns-repeated="2" office:value-type="float" office:value="48">
            <text:p>48</text:p>
          </table:table-cell>
          <table:table-cell office:value-type="string">
            <text:p>P</text:p>
          </table:table-cell>
          <table:table-cell office:value-type="string">
            <text:p>ID_TGHMS <text:s text:c="10"/>[Make model space current]^C^Chaws-ms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84">
            <text:p>584</text:p>
          </table:table-cell>
          <table:table-cell office:value-type="string">
            <text:p>P</text:p>
          </table:table-cell>
          <table:table-cell office:value-type="string">
            <text:p>ID_TGHMS <text:s text:c="6"/>[Mspace: MS]</text:p>
          </table:table-cell>
        </table:table-row>
        <table:table-row table:style-name="ro1">
          <table:table-cell table:number-columns-repeated="2" office:value-type="float" office:value="49">
            <text:p>49</text:p>
          </table:table-cell>
          <table:table-cell office:value-type="string">
            <text:p>P</text:p>
          </table:table-cell>
          <table:table-cell office:value-type="string">
            <text:p>ID_TGHPS <text:s text:c="10"/>[Make paper space current]^C^Chaws-ps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9">
            <text:p>629</text:p>
          </table:table-cell>
          <table:table-cell office:value-type="string">
            <text:p>P</text:p>
          </table:table-cell>
          <table:table-cell office:value-type="string">
            <text:p>ID_TGHPS <text:s text:c="6"/>[Pspace: PS]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/>
          <table:table-cell office:value-type="string">
            <text:p>ID_TGHPSLT <text:s text:c="8"/>[&lt;-Psltscale toggle]^C^Chaws-pslt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0">
            <text:p>630</text:p>
          </table:table-cell>
          <table:table-cell/>
          <table:table-cell office:value-type="string">
            <text:p>ID_TGHPSLT <text:s text:c="4"/>[Psltscale toggle: PSLT]</text:p>
          </table:table-cell>
        </table:table-row>
        <table:table-row table:style-name="ro1">
          <table:table-cell table:number-columns-repeated="2" office:value-type="float" office:value="51">
            <text:p>51</text:p>
          </table:table-cell>
          <table:table-cell/>
          <table:table-cell office:value-type="string">
            <text:p><text:s text:c="17"/>[-&gt;Running osnaps]</text:p>
          </table:table-cell>
        </table:table-row>
        <table:table-row table:style-name="ro1">
          <table:table-cell table:number-columns-repeated="2" office:value-type="float" office:value="52">
            <text:p>52</text:p>
          </table:table-cell>
          <table:table-cell office:value-type="string">
            <text:p>P</text:p>
          </table:table-cell>
          <table:table-cell office:value-type="string">
            <text:p>ID_TGHOS <text:s text:c="10"/>[Osnap settings]^C^Chaws-os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01">
            <text:p>601</text:p>
          </table:table-cell>
          <table:table-cell office:value-type="string">
            <text:p>P</text:p>
          </table:table-cell>
          <table:table-cell office:value-type="string">
            <text:p>ID_TGHOS <text:s text:c="6"/>[Ddosnap: OS]</text:p>
          </table:table-cell>
        </table:table-row>
        <table:table-row table:style-name="ro1">
          <table:table-cell table:number-columns-repeated="2" office:value-type="float" office:value="53">
            <text:p>53</text:p>
          </table:table-cell>
          <table:table-cell/>
          <table:table-cell office:value-type="string">
            <text:p>ID_TGHOSE <text:s text:c="9"/>[Set endpoint osnap]^C^Chaws-ose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ID_TGHOSE <text:s text:c="5"/>[Sets running osnap to endpoint: OSE]</text:p>
          </table:table-cell>
        </table:table-row>
        <table:table-row table:style-name="ro1">
          <table:table-cell table:number-columns-repeated="2" office:value-type="float" office:value="54">
            <text:p>54</text:p>
          </table:table-cell>
          <table:table-cell/>
          <table:table-cell office:value-type="string">
            <text:p>ID_TGHOSI <text:s text:c="9"/>[Set intersection osnap]^C^Chaws-osi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ID_TGHOSI <text:s text:c="5"/>[Setsrunning osnap to intersection: OSI]</text:p>
          </table:table-cell>
        </table:table-row>
        <table:table-row table:style-name="ro1">
          <table:table-cell table:number-columns-repeated="2" office:value-type="float" office:value="55">
            <text:p>55</text:p>
          </table:table-cell>
          <table:table-cell/>
          <table:table-cell office:value-type="string">
            <text:p>ID_TGHOSM <text:s text:c="9"/>[Running midpoint osnap]^C^Chaws-osm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ID_TGHOSM <text:s text:c="5"/>[Set running osnap to midpoint: OSM]</text:p>
          </table:table-cell>
        </table:table-row>
        <table:table-row table:style-name="ro1">
          <table:table-cell table:number-columns-repeated="2" office:value-type="float" office:value="56">
            <text:p>56</text:p>
          </table:table-cell>
          <table:table-cell/>
          <table:table-cell office:value-type="string">
            <text:p>ID_TGHOSN <text:s text:c="9"/>[&lt;-Turn off all running osnaps]^C^Chaws-osn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05">
            <text:p>605</text:p>
          </table:table-cell>
          <table:table-cell/>
          <table:table-cell office:value-type="string">
            <text:p>ID_TGHOSN <text:s text:c="5"/>[Set running osnap to none: OSN]</text:p>
          </table:table-cell>
        </table:table-row>
        <table:table-row table:style-name="ro1">
          <table:table-cell table:number-columns-repeated="2" office:value-type="float" office:value="57">
            <text:p>57</text:p>
          </table:table-cell>
          <table:table-cell/>
          <table:table-cell office:value-type="string">
            <text:p><text:s text:c="17"/>[-&gt;Display]</text:p>
          </table:table-cell>
        </table:table-row>
        <table:table-row table:style-name="ro1">
          <table:table-cell table:number-columns-repeated="2" office:value-type="float" office:value="58">
            <text:p>58</text:p>
          </table:table-cell>
          <table:table-cell/>
          <table:table-cell office:value-type="string">
            <text:p>ID_TGHCET <text:s text:c="9"/>[Command echo toggle]^C^Chaws-cet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48">
            <text:p>448</text:p>
          </table:table-cell>
          <table:table-cell/>
          <table:table-cell office:value-type="string">
            <text:p>ID_TGHCET <text:s text:c="5"/>[Cmdecho toggle: CET]</text:p>
          </table:table-cell>
        </table:table-row>
        <table:table-row table:style-name="ro1">
          <table:table-cell table:number-columns-repeated="2" office:value-type="float" office:value="59">
            <text:p>59</text:p>
          </table:table-cell>
          <table:table-cell/>
          <table:table-cell office:value-type="string">
            <text:p>ID_TGHAP <text:s text:c="10"/>[Osnap aperture size]^C^Chaws-ap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28">
            <text:p>428</text:p>
          </table:table-cell>
          <table:table-cell/>
          <table:table-cell office:value-type="string">
            <text:p>ID_TGHAP <text:s text:c="6"/>[Aperture: AP]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string">
            <text:p>P</text:p>
          </table:table-cell>
          <table:table-cell office:value-type="string">
            <text:p>ID_TGHGS <text:s text:c="10"/>[Grip size]^C^Chaws-gs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7">
            <text:p>517</text:p>
          </table:table-cell>
          <table:table-cell office:value-type="string">
            <text:p>P</text:p>
          </table:table-cell>
          <table:table-cell office:value-type="string">
            <text:p>ID_TGHGS <text:s text:c="6"/>[Set grip size: GS]</text:p>
          </table:table-cell>
        </table:table-row>
        <table:table-row table:style-name="ro1">
          <table:table-cell table:number-columns-repeated="2" office:value-type="float" office:value="61">
            <text:p>61</text:p>
          </table:table-cell>
          <table:table-cell office:value-type="string">
            <text:p>P</text:p>
          </table:table-cell>
          <table:table-cell office:value-type="string">
            <text:p>ID_TGHPB <text:s text:c="10"/>[Object pick box size]^C^Chaws-pb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10">
            <text:p>610</text:p>
          </table:table-cell>
          <table:table-cell office:value-type="string">
            <text:p>P</text:p>
          </table:table-cell>
          <table:table-cell office:value-type="string">
            <text:p>ID_TGHPB <text:s text:c="6"/>[Set entity pickbox size: PB]</text:p>
          </table:table-cell>
        </table:table-row>
        <table:table-row table:style-name="ro1">
          <table:table-cell table:number-columns-repeated="2" office:value-type="float" office:value="62">
            <text:p>62</text:p>
          </table:table-cell>
          <table:table-cell/>
          <table:table-cell office:value-type="string">
            <text:p>ID_TGHQT <text:s text:c="10"/>[Quick text mode]^C^Chaws-qt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3">
            <text:p>633</text:p>
          </table:table-cell>
          <table:table-cell/>
          <table:table-cell office:value-type="string">
            <text:p>ID_TGHQT <text:s text:c="6"/>[Qtext mode toggle: QT]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/>
          <table:table-cell office:value-type="string">
            <text:p>ID_TGHRES <text:s text:c="9"/>[View resolution]^C^Chaws-res 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36">
            <text:p>636</text:p>
          </table:table-cell>
          <table:table-cell/>
          <table:table-cell office:value-type="string">
            <text:p>ID_TGHRES <text:s text:c="5"/>[Viewres: RES]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/>
          <table:table-cell office:value-type="string">
            <text:p>ID_TGHR <text:s text:c="11"/>[Redraw]^C^Chaws-r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4">
            <text:p>634</text:p>
          </table:table-cell>
          <table:table-cell/>
          <table:table-cell office:value-type="string">
            <text:p>ID_TGHR <text:s text:c="7"/>[Redraw: R]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/>
          <table:table-cell office:value-type="string">
            <text:p>ID_TGHRG <text:s text:c="10"/>[Regen all vports]^C^Chaws-rg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39">
            <text:p>639</text:p>
          </table:table-cell>
          <table:table-cell/>
          <table:table-cell office:value-type="string">
            <text:p>ID_TGHRG <text:s text:c="6"/>[Regenall: RG]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/>
          <table:table-cell office:value-type="string">
            <text:p>ID_TGHRGA <text:s text:c="9"/>[&lt;-Regenauto toggle]^C^Chaws-rga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40">
            <text:p>640</text:p>
          </table:table-cell>
          <table:table-cell/>
          <table:table-cell office:value-type="string">
            <text:p>ID_TGHRGA <text:s text:c="5"/>[Reganauto toggle: RGA]</text:p>
          </table:table-cell>
        </table:table-row>
        <table:table-row table:style-name="ro1">
          <table:table-cell table:number-columns-repeated="2" office:value-type="float" office:value="67">
            <text:p>67</text:p>
          </table:table-cell>
          <table:table-cell/>
          <table:table-cell office:value-type="string">
            <text:p><text:s text:c="17"/>[-&gt;Import defaults]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/>
          <table:table-cell office:value-type="string">
            <text:p>ID_TGHPROTO <text:s text:c="7"/>[proto]^C^Chaws-proto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27">
            <text:p>627</text:p>
          </table:table-cell>
          <table:table-cell/>
          <table:table-cell office:value-type="string">
            <text:p>ID_TGHPROTO <text:s text:c="3"/>[Insert PROTO drawing with standard layers and linetypes: PROTO]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/>
          <table:table-cell office:value-type="string">
            <text:p>ID_TGHPROTOX <text:s text:c="6"/>[protox]^C^Chaws-protox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28">
            <text:p>628</text:p>
          </table:table-cell>
          <table:table-cell/>
          <table:table-cell office:value-type="string">
            <text:p>ID_TGHPROTOX <text:s text:c="2"/>[Insert PROTOX drawing with standard layers and linetypes: PROTOX]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/>
          <table:table-cell office:value-type="string">
            <text:p>ID_TGHLLT <text:s text:c="9"/>[&lt;-llt]^C^Chaws-llt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ID_TGHLLT <text:s text:c="5"/>[Load all linetypes from ACAD.LIN: LLT]</text:p>
          </table:table-cell>
        </table:table-row>
        <table:table-row table:style-name="ro1">
          <table:table-cell table:number-columns-repeated="2" office:value-type="float" office:value="71">
            <text:p>71</text:p>
          </table:table-cell>
          <table:table-cell/>
          <table:table-cell office:value-type="string">
            <text:p><text:s text:c="17"/>[-&gt;Clean Up Drawing]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/>
          <table:table-cell office:value-type="string">
            <text:p>ID_TGHCLEAN <text:s text:c="7"/>[Power purge]^C^Chaws-clean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59">
            <text:p>459</text:p>
          </table:table-cell>
          <table:table-cell/>
          <table:table-cell office:value-type="string">
            <text:p>ID_TGHCLEAN <text:s text:c="3"/>[Clean drawing using wblock command. <text:s/>Exits drawing: CLEAN]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/>
          <table:table-cell office:value-type="string">
            <text:p>ID_TGHPALL <text:s text:c="8"/>[&lt;-Purge all]^C^Chaws-pall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ID_TGHPALL <text:s text:c="4"/>[Purge all without confirmation: PALL]</text:p>
          </table:table-cell>
        </table:table-row>
        <table:table-row table:style-name="ro1">
          <table:table-cell table:number-columns-repeated="2" office:value-type="float" office:value="74">
            <text:p>74</text:p>
          </table:table-cell>
          <table:table-cell/>
          <table:table-cell office:value-type="string">
            <text:p>ID_TGHMN <text:s text:c="8"/>[Menu]^C^Chaws-mn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78">
            <text:p>578</text:p>
          </table:table-cell>
          <table:table-cell/>
          <table:table-cell office:value-type="string">
            <text:p>ID_TGHMN <text:s text:c="6"/>[Menu. <text:s/>No dialogue box. <text:s/>Makes it easy to type MN ACAD: MN]</text:p>
          </table:table-cell>
        </table:table-row>
        <table:table-row table:style-name="ro1">
          <table:table-cell table:number-columns-repeated="2" office:value-type="float" office:value="75">
            <text:p>75</text:p>
          </table:table-cell>
          <table:table-cell/>
          <table:table-cell office:value-type="string">
            <text:p>ID_TGHMREN <text:s text:c="6"/>[Multiple rename]^C^Chaws-mren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83">
            <text:p>583</text:p>
          </table:table-cell>
          <table:table-cell/>
          <table:table-cell office:value-type="string">
            <text:p>ID_TGHMREN <text:s text:c="4"/>[Multiple rename. <text:s/>Works like Autocad rename using wilcards: MREN]</text:p>
          </table:table-cell>
        </table:table-row>
        <table:table-row table:style-name="ro1">
          <table:table-cell table:number-columns-repeated="2" office:value-type="float" office:value="76">
            <text:p>76</text:p>
          </table:table-cell>
          <table:table-cell/>
          <table:table-cell office:value-type="string">
            <text:p>ID_TGHMVHP <text:s text:c="6"/>[Create HP Design Jet sized viewport]^C^Chaws-mvhp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ID_TGHMVHP <text:s text:c="4"/>[Create and zoom HP plotter sized paper space viewport. <text:s/>Current UCS 0,0 must be at sheet corner: MVHP]</text:p>
          </table:table-cell>
        </table:table-row>
        <table:table-row table:style-name="ro1">
          <table:table-cell table:number-columns-repeated="2" office:value-type="float" office:value="77">
            <text:p>77</text:p>
          </table:table-cell>
          <table:table-cell/>
          <table:table-cell office:value-type="string">
            <text:p>ID_TGHRD <text:s text:c="8"/>[Redo]^C^Chaws-rd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ID_TGHRD <text:s text:c="6"/>[Redo: RD]</text:p>
          </table:table-cell>
        </table:table-row>
        <table:table-row table:style-name="ro1">
          <table:table-cell table:number-columns-repeated="2" office:value-type="float" office:value="78">
            <text:p>78</text:p>
          </table:table-cell>
          <table:table-cell/>
          <table:table-cell office:value-type="string">
            <text:p>ID_TGHSHEET <text:s text:c="5"/>[Sheet setup program]^C^Chaws-sheet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53">
            <text:p>653</text:p>
          </table:table-cell>
          <table:table-cell/>
          <table:table-cell office:value-type="string">
            <text:p>ID_TGHSHEET <text:s text:c="3"/>[Set up P&amp;P sheets easily. <text:s/>Attaches xrefs and takes care of scaling and rotation: SHEET]</text:p>
          </table:table-cell>
        </table:table-row>
        <table:table-row table:style-name="ro1">
          <table:table-cell table:number-columns-repeated="2" office:value-type="float" office:value="79">
            <text:p>79</text:p>
          </table:table-cell>
          <table:table-cell/>
          <table:table-cell office:value-type="string">
            <text:p>ID_TGHSN <text:s text:c="8"/>[Snap]^C^Chaws-sn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8">
            <text:p>658</text:p>
          </table:table-cell>
          <table:table-cell/>
          <table:table-cell office:value-type="string">
            <text:p>ID_TGHSN <text:s text:c="6"/>[Snap: SN]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  <table:table-cell/>
          <table:table-cell office:value-type="string">
            <text:p>ID_TGHTY <text:s text:c="8"/>[Linetype]^C^Chaws-ty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2">
            <text:p>682</text:p>
          </table:table-cell>
          <table:table-cell/>
          <table:table-cell office:value-type="string">
            <text:p>ID_TGHTY <text:s text:c="6"/>[Linetype: TY]</text:p>
          </table:table-cell>
        </table:table-row>
        <table:table-row table:style-name="ro1">
          <table:table-cell table:number-columns-repeated="2" office:value-type="float" office:value="81">
            <text:p>81</text:p>
          </table:table-cell>
          <table:table-cell/>
          <table:table-cell office:value-type="string">
            <text:p>ID_TGHUF <text:s text:c="8"/>[&lt;-Uscfollow toggle]^C^Chaws-uf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90">
            <text:p>690</text:p>
          </table:table-cell>
          <table:table-cell/>
          <table:table-cell office:value-type="string">
            <text:p>ID_TGHUF <text:s text:c="6"/>[Ucsfollow toggle: UF]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  <table:table-cell/>
          <table:table-cell office:value-type="string">
            <text:p><text:s text:c="15"/>[-&gt;Draw Profiles]</text:p>
          </table:table-cell>
        </table:table-row>
        <table:table-row table:style-name="ro1">
          <table:table-cell table:number-columns-repeated="2" office:value-type="float" office:value="83">
            <text:p>83</text:p>
          </table:table-cell>
          <table:table-cell/>
          <table:table-cell office:value-type="string">
            <text:p>ID_TGHNEWPRO <text:s text:c="4"/>[Newpro]^C^Chaws-newpro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91">
            <text:p>591</text:p>
          </table:table-cell>
          <table:table-cell/>
          <table:table-cell office:value-type="string">
            <text:p>ID_TGHNEWPRO <text:s text:c="2"/>[Draw a new profile from file dwgname.pro. : NEWPRO]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  <table:table-cell/>
          <table:table-cell office:value-type="string">
            <text:p>ID_TGHPRED <text:s text:c="6"/>[Profile edit]^C^Chaws-pred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ID_TGHPRED <text:s text:c="4"/>[Edit the PRO data file that matches the current drawing name: PRED]</text:p>
          </table:table-cell>
        </table:table-row>
        <table:table-row table:style-name="ro1">
          <table:table-cell table:number-columns-repeated="2" office:value-type="float" office:value="85">
            <text:p>85</text:p>
          </table:table-cell>
          <table:table-cell/>
          <table:table-cell office:value-type="string">
            <text:p>ID_TGHPRO <text:s text:c="7"/>[Pro]^C^Chaws-pro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ID_TGHPRO <text:s text:c="5"/>[Plot a complete profile by entering station, elevation, etc. from the keyboard or a data file: PRO]</text:p>
          </table:table-cell>
        </table:table-row>
        <table:table-row table:style-name="ro1">
          <table:table-cell table:number-columns-repeated="2" office:value-type="float" office:value="86">
            <text:p>86</text:p>
          </table:table-cell>
          <table:table-cell/>
          <table:table-cell office:value-type="string">
            <text:p>ID_TGHPROFC <text:s text:c="5"/>[Pro File Convert]^C^Chaws-profc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4">
            <text:p>624</text:p>
          </table:table-cell>
          <table:table-cell/>
          <table:table-cell office:value-type="string">
            <text:p>ID_TGHPROFC <text:s text:c="3"/>[PRO data file version convert: PROFC]</text:p>
          </table:table-cell>
        </table:table-row>
        <table:table-row table:style-name="ro1">
          <table:table-cell table:number-columns-repeated="2" office:value-type="float" office:value="87">
            <text:p>87</text:p>
          </table:table-cell>
          <table:table-cell/>
          <table:table-cell office:value-type="string">
            <text:p>ID_TGHLST <text:s text:c="7"/>[List profile point]^C^Chaws-lst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ID_TGHLST <text:s text:c="5"/>[List station and elevation of a profile point. <text:s/>Needs prior set up by PRO: LST]</text:p>
          </table:table-cell>
        </table:table-row>
        <table:table-row table:style-name="ro1">
          <table:table-cell table:number-columns-repeated="2" office:value-type="float" office:value="88">
            <text:p>88</text:p>
          </table:table-cell>
          <table:table-cell/>
          <table:table-cell office:value-type="string">
            <text:p>ID_TGHELLABEL <text:s text:c="3"/>[Label elevations]^C^Chaws-ellabel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ID_TGHELLABEL <text:s/>[Label profile or xsec point elevations by picking: ELLABEL]</text:p>
          </table:table-cell>
        </table:table-row>
        <table:table-row table:style-name="ro1">
          <table:table-cell table:number-columns-repeated="2" office:value-type="float" office:value="89">
            <text:p>8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90">
            <text:p>90</text:p>
          </table:table-cell>
          <table:table-cell/>
          <table:table-cell office:value-type="string">
            <text:p>ID_TGHCU <text:s text:c="8"/>[Profile offset (copy up)]^C^Chaws-cu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67">
            <text:p>467</text:p>
          </table:table-cell>
          <table:table-cell/>
          <table:table-cell office:value-type="string">
            <text:p>ID_TGHCU <text:s text:c="6"/>[Copy straight up or down. <text:s/>Acts like offset for profile lines: CU]</text:p>
          </table:table-cell>
        </table:table-row>
        <table:table-row table:style-name="ro1">
          <table:table-cell table:number-columns-repeated="2" office:value-type="float" office:value="91">
            <text:p>91</text:p>
          </table:table-cell>
          <table:table-cell/>
          <table:table-cell office:value-type="string">
            <text:p>ID_TGHELV <text:s text:c="7"/>[Side elevations]^C^Chaws-elv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ID_TGHELV <text:s text:c="5"/>[Add elevations along the side of a profile grid: ELV]</text:p>
          </table:table-cell>
        </table:table-row>
        <table:table-row table:style-name="ro1">
          <table:table-cell table:number-columns-repeated="2" office:value-type="float" office:value="92">
            <text:p>92</text:p>
          </table:table-cell>
          <table:table-cell/>
          <table:table-cell office:value-type="string">
            <text:p>ID_TGHSTALABEL <text:s text:c="2"/>[Bottom stations]^C^Chaws-stalabel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3">
            <text:p>663</text:p>
          </table:table-cell>
          <table:table-cell/>
          <table:table-cell office:value-type="string">
            <text:p>ID_TGHSTALABEL [Add stations along the bottom of a profile grid.]</text:p>
          </table:table-cell>
        </table:table-row>
        <table:table-row table:style-name="ro1">
          <table:table-cell table:number-columns-repeated="2" office:value-type="float" office:value="93">
            <text:p>93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94">
            <text:p>94</text:p>
          </table:table-cell>
          <table:table-cell/>
          <table:table-cell office:value-type="string">
            <text:p>ID_TGHTC <text:s text:c="8"/>[Insert TC block]^C^Chaws-tc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9">
            <text:p>669</text:p>
          </table:table-cell>
          <table:table-cell/>
          <table:table-cell office:value-type="string">
            <text:p>ID_TGHTC <text:s text:c="6"/>[Insert profile text at profile point. <text:s/>Needs P-TCG-TX.DWG: TC]</text:p>
          </table:table-cell>
        </table:table-row>
        <table:table-row table:style-name="ro1">
          <table:table-cell table:number-columns-repeated="2" office:value-type="float" office:value="95">
            <text:p>95</text:p>
          </table:table-cell>
          <table:table-cell/>
          <table:table-cell office:value-type="string">
            <text:p>ID_TGHGRB <text:s text:c="7"/>[Insert GRB block]^C^Chaws-grb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14">
            <text:p>514</text:p>
          </table:table-cell>
          <table:table-cell/>
          <table:table-cell office:value-type="string">
            <text:p>ID_TGHGRB <text:s text:c="5"/>[Insert grade break line on a profile. <text:s/>Needs GRB.DWG: GRB]</text:p>
          </table:table-cell>
        </table:table-row>
        <table:table-row table:style-name="ro1">
          <table:table-cell table:number-columns-repeated="2" office:value-type="float" office:value="96">
            <text:p>96</text:p>
          </table:table-cell>
          <table:table-cell/>
          <table:table-cell office:value-type="string">
            <text:p>ID_TGHGRC <text:s text:c="7"/>[Insert GRC block]^C^Chaws-grc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ID_TGHGRC <text:s text:c="5"/>[Insert grade change line on a profile. <text:s/>Needs GRC.DWG: GRC]</text:p>
          </table:table-cell>
        </table:table-row>
        <table:table-row table:style-name="ro1">
          <table:table-cell table:number-columns-repeated="2" office:value-type="float" office:value="97">
            <text:p>97</text:p>
          </table:table-cell>
          <table:table-cell/>
          <table:table-cell office:value-type="string">
            <text:p>ID_TGHGRD <text:s text:c="7"/>[Calculate grade]^C^Chaws-grd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ID_TGHGRD <text:s text:c="5"/>[Calculate slope or elevation: GRD]</text:p>
          </table:table-cell>
        </table:table-row>
        <table:table-row table:style-name="ro1">
          <table:table-cell table:number-columns-repeated="2" office:value-type="float" office:value="98">
            <text:p>98</text:p>
          </table:table-cell>
          <table:table-cell/>
          <table:table-cell office:value-type="string">
            <text:p>ID_TGHPLDR <text:s text:c="6"/>[Profile leader]^C^Chaws-pldr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ID_TGHPLDR <text:s text:c="4"/>[Profile leader: PLDR]</text:p>
          </table:table-cell>
        </table:table-row>
        <table:table-row table:style-name="ro1">
          <table:table-cell table:number-columns-repeated="2" office:value-type="float" office:value="99">
            <text:p>9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/>
          <table:table-cell office:value-type="string">
            <text:p>ID_TGHPC <text:s text:c="8"/>[Catch basin]^C^Chaws-pc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ID_TGHPC <text:s text:c="6"/>[Draw a profile catch basin with two picks: PC]</text:p>
          </table:table-cell>
        </table:table-row>
        <table:table-row table:style-name="ro1">
          <table:table-cell table:number-columns-repeated="2" office:value-type="float" office:value="101">
            <text:p>101</text:p>
          </table:table-cell>
          <table:table-cell/>
          <table:table-cell office:value-type="string">
            <text:p>ID_TGHPM <text:s text:c="8"/>[Mannhole]^C^Chaws-pm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ID_TGHPM <text:s text:c="6"/>[Draw a profile manhole with two picks: PM]</text:p>
          </table:table-cell>
        </table:table-row>
        <table:table-row table:style-name="ro1">
          <table:table-cell table:number-columns-repeated="2" office:value-type="float" office:value="102">
            <text:p>102</text:p>
          </table:table-cell>
          <table:table-cell/>
          <table:table-cell office:value-type="string">
            <text:p>ID_TGHPROE <text:s text:c="6"/>[Ellipse]^C^Chaws-proe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23">
            <text:p>623</text:p>
          </table:table-cell>
          <table:table-cell/>
          <table:table-cell office:value-type="string">
            <text:p>ID_TGHPROE <text:s text:c="4"/>[Draw a profile pipe ellipse with ID and OD: PROE]</text:p>
          </table:table-cell>
        </table:table-row>
        <table:table-row table:style-name="ro1">
          <table:table-cell table:number-columns-repeated="2" office:value-type="float" office:value="103">
            <text:p>103</text:p>
          </table:table-cell>
          <table:table-cell/>
          <table:table-cell office:value-type="string">
            <text:p>ID_TGHPROPIPE <text:s text:c="3"/>[Profile pipe]^C^Chaws-propipe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25">
            <text:p>625</text:p>
          </table:table-cell>
          <table:table-cell/>
          <table:table-cell office:value-type="string">
            <text:p>ID_TGHPROPIPE <text:s/>[Profile pipe. <text:s/>Draw ID and OD by picking invert points and entering ID and wall thickness: PROPIPE]</text:p>
          </table:table-cell>
        </table:table-row>
        <table:table-row table:style-name="ro1">
          <table:table-cell table:number-columns-repeated="2" office:value-type="float" office:value="104">
            <text:p>104</text:p>
          </table:table-cell>
          <table:table-cell/>
          <table:table-cell office:value-type="string">
            <text:p>ID_TGHEOP <text:s text:c="7"/>[End of pipe]^C^Chaws-eop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ID_TGHEOP <text:s text:c="5"/>[End of pipe. <text:s/>Draw cut end of a pipe: EOP]</text:p>
          </table:table-cell>
        </table:table-row>
        <table:table-row table:style-name="ro1">
          <table:table-cell table:number-columns-repeated="2" office:value-type="float" office:value="105">
            <text:p>105</text:p>
          </table:table-cell>
          <table:table-cell/>
          <table:table-cell office:value-type="string">
            <text:p>ID_TGHPROSUP <text:s text:c="4"/>[&lt;-Pipe support]^C^Chaws-prosup 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26">
            <text:p>626</text:p>
          </table:table-cell>
          <table:table-cell/>
          <table:table-cell office:value-type="string">
            <text:p>ID_TGHPROSUP <text:s text:c="2"/>[Pipe support: PROSUP]</text:p>
          </table:table-cell>
        </table:table-row>
        <table:table-row table:style-name="ro1">
          <table:table-cell table:number-columns-repeated="2" office:value-type="float" office:value="106">
            <text:p>106</text:p>
          </table:table-cell>
          <table:table-cell/>
          <table:table-cell office:value-type="string">
            <text:p><text:s text:c="15"/>[-&gt;Civil Tools]</text:p>
          </table:table-cell>
        </table:table-row>
        <table:table-row table:style-name="ro1">
          <table:table-cell table:number-columns-repeated="2" office:value-type="float" office:value="107">
            <text:p>107</text:p>
          </table:table-cell>
          <table:table-cell/>
          <table:table-cell office:value-type="string">
            <text:p>ID_TGH2L <text:s text:c="8"/>[Edit 2 elevs with one input]^C^Chaws-2l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15">
            <text:p>415</text:p>
          </table:table-cell>
          <table:table-cell/>
          <table:table-cell office:value-type="string">
            <text:p>ID_TGH2L <text:s text:c="6"/>[Edit 2 elevations with 1 input such as TC&amp;G or FF&amp;PAD when given only G or PAD: 2L]</text:p>
          </table:table-cell>
        </table:table-row>
        <table:table-row table:style-name="ro1">
          <table:table-cell table:number-columns-repeated="2" office:value-type="float" office:value="108">
            <text:p>108</text:p>
          </table:table-cell>
          <table:table-cell/>
          <table:table-cell office:value-type="string">
            <text:p>ID_TGHBERM <text:s text:c="6"/>[Berm crow's foot]^C^Chaws-berm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37">
            <text:p>437</text:p>
          </table:table-cell>
          <table:table-cell/>
          <table:table-cell office:value-type="string">
            <text:p>ID_TGHBERM <text:s text:c="4"/>[Draw a berm (crow's foot) symbol. <text:s/>Requires BERM.DWG: BERM]</text:p>
          </table:table-cell>
        </table:table-row>
        <table:table-row table:style-name="ro1">
          <table:table-cell table:number-columns-repeated="2" office:value-type="float" office:value="109">
            <text:p>109</text:p>
          </table:table-cell>
          <table:table-cell/>
          <table:table-cell office:value-type="string">
            <text:p>ID_TGHCD <text:s text:c="8"/>[Get curve data]^C^Chaws-cd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47">
            <text:p>447</text:p>
          </table:table-cell>
          <table:table-cell/>
          <table:table-cell office:value-type="string">
            <text:p>ID_TGHCD <text:s text:c="6"/>[Curve data. <text:s/>List rad, len, del, and tan of an arc or pline. <text:s/>List length of a circle or line: CD]</text:p>
          </table:table-cell>
        </table:table-row>
        <table:table-row table:style-name="ro1">
          <table:table-cell table:number-columns-repeated="2" office:value-type="float" office:value="110">
            <text:p>110</text:p>
          </table:table-cell>
          <table:table-cell/>
          <table:table-cell office:value-type="string">
            <text:p>ID_TGHCLD <text:s text:c="7"/>[Cloud]^C^Chaws-cld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58">
            <text:p>458</text:p>
          </table:table-cell>
          <table:table-cell/>
          <table:table-cell office:value-type="string">
            <text:p>ID_TGHCLD <text:s text:c="5"/>[Draw revision cloud: CLD]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63">
            <text:p>463</text:p>
          </table:table-cell>
          <table:table-cell/>
          <table:table-cell office:value-type="string">
            <text:p>ID_TGHCONTXT <text:s text:c="2"/>[Middle justify text on contour layer: CONTXT]</text:p>
          </table:table-cell>
        </table:table-row>
        <table:table-row table:style-name="ro1">
          <table:table-cell table:number-columns-repeated="2" office:value-type="float" office:value="112">
            <text:p>112</text:p>
          </table:table-cell>
          <table:table-cell/>
          <table:table-cell office:value-type="string">
            <text:p>ID_TGHCURVE <text:s text:c="5"/>[Draw curve by length]^C^Chaws-curve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68">
            <text:p>468</text:p>
          </table:table-cell>
          <table:table-cell/>
          <table:table-cell office:value-type="string">
            <text:p>ID_TGHCURVE <text:s text:c="3"/>[Draw arc given start, center, &amp; curve length: CURVE]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  <table:table-cell/>
          <table:table-cell office:value-type="string">
            <text:p>ID_TGHDM <text:s text:c="8"/>[Street dimension]^C^Chaws-dm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84">
            <text:p>484</text:p>
          </table:table-cell>
          <table:table-cell/>
          <table:table-cell office:value-type="string">
            <text:p>ID_TGHDM <text:s text:c="6"/>[Draw street or utility dimensions with additional descriptive text: DM]</text:p>
          </table:table-cell>
        </table:table-row>
        <table:table-row table:style-name="ro1">
          <table:table-cell table:number-columns-repeated="2" office:value-type="float" office:value="114">
            <text:p>114</text:p>
          </table:table-cell>
          <table:table-cell/>
          <table:table-cell office:value-type="string">
            <text:p>ID_TGHDW <text:s text:c="8"/>[Draw driveway]^C^Chaws-dw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92">
            <text:p>492</text:p>
          </table:table-cell>
          <table:table-cell/>
          <table:table-cell office:value-type="string">
            <text:p>ID_TGHDW <text:s text:c="6"/>[Draw a straight or curved driveway entrance: DW]</text:p>
          </table:table-cell>
        </table:table-row>
        <table:table-row table:style-name="ro1">
          <table:table-cell table:number-columns-repeated="2" office:value-type="float" office:value="115">
            <text:p>115</text:p>
          </table:table-cell>
          <table:table-cell/>
          <table:table-cell office:value-type="string">
            <text:p>ID_TGHELEV0 <text:s text:c="5"/>[Flatten to elevation 0]^C^Chaws-elev0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99">
            <text:p>499</text:p>
          </table:table-cell>
          <table:table-cell/>
          <table:table-cell office:value-type="string">
            <text:p>ID_TGHELEV0 <text:s text:c="3"/>[Change all elevations in a drawing to zero. <text:s/>Must CONVERTPOLY all plines to Heavy first: ELEV0]</text:p>
          </table:table-cell>
        </table:table-row>
        <table:table-row table:style-name="ro1">
          <table:table-cell table:number-columns-repeated="2" office:value-type="float" office:value="116">
            <text:p>116</text:p>
          </table:table-cell>
          <table:table-cell/>
          <table:table-cell office:value-type="string">
            <text:p>ID_TGHM40 <text:s text:c="7"/>[Draw Mesa M-40 driveway]^C^Chaws-m40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ID_TGHM40 <text:s text:c="5"/>[Draw 1998 revision City of Mesa M-40 driveway with two picks: M40]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/>
          <table:table-cell office:value-type="string">
            <text:p>ID_TGHPIPE <text:s text:c="6"/>[Draw pipe]^C^Chaws-pipe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15">
            <text:p>615</text:p>
          </table:table-cell>
          <table:table-cell/>
          <table:table-cell office:value-type="string">
            <text:p>ID_TGHPIPE <text:s text:c="4"/>[Draw pipe with inside and outside walls: PIPE]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/>
          <table:table-cell office:value-type="string">
            <text:p>ID_TGHREV <text:s text:c="7"/>[Insert revision delta]^C^Chaws-rev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38">
            <text:p>638</text:p>
          </table:table-cell>
          <table:table-cell/>
          <table:table-cell office:value-type="string">
            <text:p>ID_TGHREV <text:s text:c="5"/>[Insert revision delta to drawing at dimscale and dim text size: REV]</text:p>
          </table:table-cell>
        </table:table-row>
        <table:table-row table:style-name="ro1">
          <table:table-cell table:number-columns-repeated="2" office:value-type="float" office:value="119">
            <text:p>119</text:p>
          </table:table-cell>
          <table:table-cell/>
          <table:table-cell office:value-type="string">
            <text:p>ID_TGHTAP <text:s text:c="7"/>[Draw perpendicular sewer tap]^C^Chaws-tap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66">
            <text:p>666</text:p>
          </table:table-cell>
          <table:table-cell/>
          <table:table-cell office:value-type="string">
            <text:p>ID_TGHTAP <text:s text:c="5"/>[Draw a perpendicular sewer tap using current chamfer distances: TAP]</text:p>
          </table:table-cell>
        </table:table-row>
        <table:table-row table:style-name="ro1">
          <table:table-cell table:number-columns-repeated="2" office:value-type="float" office:value="120">
            <text:p>120</text:p>
          </table:table-cell>
          <table:table-cell/>
          <table:table-cell office:value-type="string">
            <text:p>ID_TGHTAPINV <text:s text:c="4"/>[Calculate tap invert]^C^Chaws-tapinv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67">
            <text:p>667</text:p>
          </table:table-cell>
          <table:table-cell/>
          <table:table-cell office:value-type="string">
            <text:p>ID_TGHTAPINV <text:s text:c="2"/>[Calculate the invert at the end of a perpendicular sewer tap by picking: TAPINV]</text:p>
          </table:table-cell>
        </table:table-row>
        <table:table-row table:style-name="ro1">
          <table:table-cell table:number-columns-repeated="2" office:value-type="float" office:value="121">
            <text:p>121</text:p>
          </table:table-cell>
          <table:table-cell/>
          <table:table-cell office:value-type="string">
            <text:p>ID_TGHUT <text:s text:c="8"/>[Draw utility pline w/ OD and filler]^C^Chaws-ut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ID_TGHUT <text:s text:c="6"/>[Draw a utility line of a specified type and size. <text:s/>Includes Wat/Sew/SD/Irr/Elec/Tel/Catv: UT]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/>
          <table:table-cell office:value-type="string">
            <text:p>ID_TGHWALL <text:s text:c="6"/>[Draw wall]^C^Chaws-wall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06">
            <text:p>706</text:p>
          </table:table-cell>
          <table:table-cell/>
          <table:table-cell office:value-type="string">
            <text:p>ID_TGHWALL <text:s text:c="4"/>[Draw a wall of a specified width on the right layer: WALL]</text:p>
          </table:table-cell>
        </table:table-row>
        <table:table-row table:style-name="ro1">
          <table:table-cell table:number-columns-repeated="2" office:value-type="float" office:value="123">
            <text:p>123</text:p>
          </table:table-cell>
          <table:table-cell/>
          <table:table-cell office:value-type="string">
            <text:p>ID_TGHWS <text:s text:c="8"/>[&lt;-Draw water service]^C^Chaws-ws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09">
            <text:p>709</text:p>
          </table:table-cell>
          <table:table-cell/>
          <table:table-cell office:value-type="string">
            <text:p>ID_TGHWS <text:s text:c="6"/>[Draw a water service with two picks: WS]</text:p>
          </table:table-cell>
        </table:table-row>
        <table:table-row table:style-name="ro1">
          <table:table-cell table:number-columns-repeated="2" office:value-type="float" office:value="124">
            <text:p>124</text:p>
          </table:table-cell>
          <table:table-cell/>
          <table:table-cell office:value-type="string">
            <text:p><text:s text:c="15"/>[-&gt;Add Horizontal Control]</text:p>
          </table:table-cell>
        </table:table-row>
        <table:table-row table:style-name="ro1">
          <table:table-cell table:number-columns-repeated="2" office:value-type="float" office:value="125">
            <text:p>125</text:p>
          </table:table-cell>
          <table:table-cell/>
          <table:table-cell office:value-type="string">
            <text:p>ID_TGHBD <text:s text:c="8"/>[Bearing and distance on line]^C^Chaws-bd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ID_TGHBD <text:s text:c="6"/>[Label a line with bearing and distance: BD]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/>
          <table:table-cell office:value-type="string">
            <text:p>ID_TGHBDL <text:s text:c="7"/>[Bearing and distance w/ leader]^C^Chaws-bdl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35">
            <text:p>435</text:p>
          </table:table-cell>
          <table:table-cell/>
          <table:table-cell office:value-type="string">
            <text:p>ID_TGHBDL <text:s text:c="5"/>[Bearing and distance of a line on a leader: BDL]</text:p>
          </table:table-cell>
        </table:table-row>
        <table:table-row table:style-name="ro1">
          <table:table-cell table:number-columns-repeated="2" office:value-type="float" office:value="127">
            <text:p>127</text:p>
          </table:table-cell>
          <table:table-cell/>
          <table:table-cell office:value-type="string">
            <text:p>ID_TGHBDP <text:s text:c="7"/>[Bearing and distance by picking]^C^Chaws-bdp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36">
            <text:p>436</text:p>
          </table:table-cell>
          <table:table-cell/>
          <table:table-cell office:value-type="string">
            <text:p>ID_TGHBDP <text:s text:c="5"/>[Label the bearing and distance between two picked points: BDP]</text:p>
          </table:table-cell>
        </table:table-row>
        <table:table-row table:style-name="ro1">
          <table:table-cell table:number-columns-repeated="2" office:value-type="float" office:value="128">
            <text:p>128</text:p>
          </table:table-cell>
          <table:table-cell/>
          <table:table-cell office:value-type="string">
            <text:p>ID_TGHNE <text:s text:c="8"/>[Northing and easting coordinates on leader]^C^Chaws-ne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90">
            <text:p>590</text:p>
          </table:table-cell>
          <table:table-cell/>
          <table:table-cell office:value-type="string">
            <text:p>ID_TGHNE <text:s text:c="6"/>[Northing and easting coordinates on a leader: NE]</text:p>
          </table:table-cell>
        </table:table-row>
        <table:table-row table:style-name="ro1">
          <table:table-cell table:number-columns-repeated="2" office:value-type="float" office:value="129">
            <text:p>129</text:p>
          </table:table-cell>
          <table:table-cell/>
          <table:table-cell office:value-type="string">
            <text:p>ID_TGHSTACL <text:s text:c="5"/>[Add station ticks to polyline]^C^Chaws-stacl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ID_TGHSTACL <text:s text:c="3"/>[Add numbered station ticks on an old style (not lightweight) pline: STACL]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  <table:table-cell/>
          <table:table-cell office:value-type="string">
            <text:p>ID_TGHXY <text:s text:c="8"/>[&lt;-X/Y coordinates on leader]^C^Chaws-xy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21">
            <text:p>721</text:p>
          </table:table-cell>
          <table:table-cell/>
          <table:table-cell office:value-type="string">
            <text:p>ID_TGHXY <text:s text:c="6"/>[X and Y coordinates on a leader: XY]</text:p>
          </table:table-cell>
        </table:table-row>
        <table:table-row table:style-name="ro1">
          <table:table-cell table:number-columns-repeated="2" office:value-type="float" office:value="131">
            <text:p>131</text:p>
          </table:table-cell>
          <table:table-cell/>
          <table:table-cell office:value-type="string">
            <text:p><text:s text:c="15"/>[-&gt;Add Construction Notes]</text:p>
          </table:table-cell>
        </table:table-row>
        <table:table-row table:style-name="ro1">
          <table:table-cell table:number-columns-repeated="2" office:value-type="float" office:value="132">
            <text:p>132</text:p>
          </table:table-cell>
          <table:table-cell/>
          <table:table-cell office:value-type="string">
            <text:p>ID_TGHBOXL <text:s text:c="6"/>[&amp;Box Note]^C^Chaws-boxl </text:p>
          </table:table-cell>
        </table:table-row>
        <table:table-row table:style-name="ro1">
          <table:table-cell table:number-columns-repeated="2" office:value-type="float" office:value="133">
            <text:p>133</text:p>
          </table:table-cell>
          <table:table-cell/>
          <table:table-cell office:value-type="string">
            <text:p>ID_TGHCIRL <text:s text:c="6"/>[&amp;Circle Note]^C^Chaws-cirl </text:p>
          </table:table-cell>
        </table:table-row>
        <table:table-row table:style-name="ro1">
          <table:table-cell table:number-columns-repeated="2" office:value-type="float" office:value="134">
            <text:p>134</text:p>
          </table:table-cell>
          <table:table-cell/>
          <table:table-cell office:value-type="string">
            <text:p>ID_TGHDIAL <text:s text:c="6"/>[&amp;Diamond Note]^C^Chaws-dial 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/>
          <table:table-cell office:value-type="string">
            <text:p>ID_TGHELLL <text:s text:c="6"/>[&amp;Ellipse Note]^C^Chaws-elll </text:p>
          </table:table-cell>
        </table:table-row>
        <table:table-row table:style-name="ro1">
          <table:table-cell table:number-columns-repeated="2" office:value-type="float" office:value="136">
            <text:p>136</text:p>
          </table:table-cell>
          <table:table-cell/>
          <table:table-cell office:value-type="string">
            <text:p>ID_TGHHEXL <text:s text:c="6"/>[&amp;Hexagon Note]^C^Chaws-hexl 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/>
          <table:table-cell office:value-type="string">
            <text:p>ID_TGHOCTL <text:s text:c="6"/>[&amp;Octagon Note]^C^Chaws-octl </text:p>
          </table:table-cell>
        </table:table-row>
        <table:table-row table:style-name="ro1">
          <table:table-cell table:number-columns-repeated="2" office:value-type="float" office:value="138">
            <text:p>138</text:p>
          </table:table-cell>
          <table:table-cell/>
          <table:table-cell office:value-type="string">
            <text:p>ID_TGHPENL <text:s text:c="6"/>[&amp;Pentagon Note]^C^Chaws-penl 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/>
          <table:table-cell office:value-type="string">
            <text:p>ID_TGHRECL <text:s text:c="6"/>[&amp;Rectangle Note]^C^Chaws-recl </text:p>
          </table:table-cell>
        </table:table-row>
        <table:table-row table:style-name="ro1">
          <table:table-cell table:number-columns-repeated="2" office:value-type="float" office:value="140">
            <text:p>140</text:p>
          </table:table-cell>
          <table:table-cell/>
          <table:table-cell office:value-type="string">
            <text:p>ID_TGHSSTL <text:s text:c="6"/>[&amp;SST Note]^C^Chaws-sstl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13">
            <text:p>613</text:p>
          </table:table-cell>
          <table:table-cell/>
          <table:table-cell office:value-type="string">
            <text:p>ID_TGHSSTL <text:s text:c="4"/>[MCDOT type triangle bubble note for signing and striping plans: SSTL]</text:p>
          </table:table-cell>
        </table:table-row>
        <table:table-row table:style-name="ro1">
          <table:table-cell table:number-columns-repeated="2" office:value-type="float" office:value="141">
            <text:p>141</text:p>
          </table:table-cell>
          <table:table-cell/>
          <table:table-cell office:value-type="string">
            <text:p>ID_TGHNOTES <text:s text:c="5"/>[notes]^C^Chaws-tgh_notes 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143">
            <text:p>143</text:p>
          </table:table-cell>
          <table:table-cell/>
          <table:table-cell office:value-type="string">
            <text:p>ID_TGHTXTL <text:s text:c="6"/>[txtl]^C^Chaws-txtl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80">
            <text:p>680</text:p>
          </table:table-cell>
          <table:table-cell/>
          <table:table-cell office:value-type="string">
            <text:p>ID_TGHTXTL <text:s text:c="4"/>[Text note on NOTES layer. <text:s/>Requires LDRTXT.DWG &amp; L-TXT: TXTL]</text:p>
          </table:table-cell>
        </table:table-row>
        <table:table-row table:style-name="ro1">
          <table:table-cell table:number-columns-repeated="2" office:value-type="float" office:value="144">
            <text:p>144</text:p>
          </table:table-cell>
          <table:table-cell/>
          <table:table-cell office:value-type="string">
            <text:p>ID_TGHBB <text:s text:c="8"/>[bb]^C^Chaws-bb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33">
            <text:p>433</text:p>
          </table:table-cell>
          <table:table-cell/>
          <table:table-cell office:value-type="string">
            <text:p>ID_TGHBB <text:s text:c="6"/>[Bubble note circle with text inside: BB]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  <table:table-cell/>
          <table:table-cell office:value-type="string">
            <text:p>ID_TGHBW <text:s text:c="8"/>[bw]^C^Chaws-bw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43">
            <text:p>443</text:p>
          </table:table-cell>
          <table:table-cell/>
          <table:table-cell office:value-type="string">
            <text:p>ID_TGHBW <text:s text:c="6"/>[Backwards. <text:s/>Draw a leader from a bubble note to an additional point: BW]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  <table:table-cell/>
          <table:table-cell office:value-type="string">
            <text:p>ID_TGHSLL <text:s text:c="7"/>[sll]^C^Chaws-sll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55">
            <text:p>655</text:p>
          </table:table-cell>
          <table:table-cell/>
          <table:table-cell office:value-type="string">
            <text:p>ID_TGHSLL <text:s text:c="5"/>[Insert straight leader leftward with text on STAOFF layer. <text:s/>Requires SL.DWG: SLL]</text:p>
          </table:table-cell>
        </table:table-row>
        <table:table-row table:style-name="ro1">
          <table:table-cell table:number-columns-repeated="2" office:value-type="float" office:value="147">
            <text:p>147</text:p>
          </table:table-cell>
          <table:table-cell/>
          <table:table-cell office:value-type="string">
            <text:p>ID_TGHSLR <text:s text:c="7"/>[slr]^C^Chaws-slr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57">
            <text:p>657</text:p>
          </table:table-cell>
          <table:table-cell/>
          <table:table-cell office:value-type="string">
            <text:p>ID_TGHSLR <text:s text:c="5"/>[Insert straight leader rightward with text on STAOFF layer. <text:s/>Requires SR.DWG: SLR]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149">
            <text:p>149</text:p>
          </table:table-cell>
          <table:table-cell/>
          <table:table-cell office:value-type="string">
            <text:p>ID_TGHTCG <text:s text:c="7"/>[tcg]^C^Chaws-tcg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ID_TGHTCG <text:s text:c="5"/>[Insert grading plan street elevations on a leader. <text:s/>Requires LDRTCG.DWG &amp; L-TCG.DWG: TCG]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/>
          <table:table-cell office:value-type="string">
            <text:p>ID_TGHTCL <text:s text:c="7"/>[tcl]^C^Chaws-tcl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ID_TGHTCL <text:s text:c="5"/>[Insert angled grading plan street elevations leftward. <text:s/>Requires TCL.DWG: TCL]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  <table:table-cell/>
          <table:table-cell office:value-type="string">
            <text:p>ID_TGHTCR <text:s text:c="7"/>[tcr]^C^Chaws-tcr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72">
            <text:p>672</text:p>
          </table:table-cell>
          <table:table-cell/>
          <table:table-cell office:value-type="string">
            <text:p>ID_TGHTCR <text:s text:c="5"/>[Insert angled grading plan street elevations rightward. <text:s/>Requires TCR.DWG: TCR]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  <table:table-cell/>
          <table:table-cell office:value-type="string">
            <text:p>ID_TGHSPOTEL <text:s text:c="4"/>[spotel]^C^Chaws-spotel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ID_TGHSPOTEL <text:s text:c="2"/>[Insert grading plan spot elevation block on SPOTEL layer: SPOTEL]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  <table:table-cell/>
          <table:table-cell office:value-type="string">
            <text:p>ID_TGHLOTEL <text:s text:c="5"/>[lotel]^C^Chaws-lotel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63">
            <text:p>563</text:p>
          </table:table-cell>
          <table:table-cell/>
          <table:table-cell office:value-type="string">
            <text:p>ID_TGHLOTEL <text:s text:c="3"/>[Spot elevation ellipse. <text:s/>Need LOTEL.DWG: LOTEL]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  <table:table-cell/>
          <table:table-cell office:value-type="string">
            <text:p>ID_TGHPAD <text:s text:c="7"/>[pad]^C^Chaws-pad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ID_TGHPAD <text:s text:c="5"/>[Insert pad and ff block on PAD layer: PAD]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  <table:table-cell/>
          <table:table-cell office:value-type="string">
            <text:p>ID_TGHSLOPE <text:s text:c="5"/>[slope]^C^Chaws-slope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56">
            <text:p>656</text:p>
          </table:table-cell>
          <table:table-cell/>
          <table:table-cell office:value-type="string">
            <text:p>ID_TGHSLOPE <text:s text:c="3"/>[Insert a slope arrow with text on slope layer: SLOPE]</text:p>
          </table:table-cell>
        </table:table-row>
        <table:table-row table:style-name="ro1">
          <table:table-cell table:number-columns-repeated="2" office:value-type="float" office:value="157">
            <text:p>157</text:p>
          </table:table-cell>
          <table:table-cell/>
          <table:table-cell office:value-type="string">
            <text:p><text:s text:c="15"/>[-&gt;Plotting and Saving]</text:p>
          </table:table-cell>
        </table:table-row>
        <table:table-row table:style-name="ro1">
          <table:table-cell table:number-columns-repeated="2" office:value-type="float" office:value="158">
            <text:p>158</text:p>
          </table:table-cell>
          <table:table-cell/>
          <table:table-cell office:value-type="string">
            <text:p>ID_TGHMPLOT <text:s text:c="5"/>[mplot]^C^Chaws-mplot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82">
            <text:p>582</text:p>
          </table:table-cell>
          <table:table-cell/>
          <table:table-cell office:value-type="string">
            <text:p>ID_TGHMPLOT <text:s text:c="3"/>[Plot multiple drawings while you eat lunch: MPLOT]</text:p>
          </table:table-cell>
        </table:table-row>
        <table:table-row table:style-name="ro1">
          <table:table-cell table:number-columns-repeated="2" office:value-type="float" office:value="159">
            <text:p>159</text:p>
          </table:table-cell>
          <table:table-cell office:value-type="string">
            <text:p>O</text:p>
          </table:table-cell>
          <table:table-cell office:value-type="string">
            <text:p>ID_TGHPLT <text:s text:c="7"/>[plt]^C^Chaws-pltRRRevision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18">
            <text:p>618</text:p>
          </table:table-cell>
          <table:table-cell/>
          <table:table-cell office:value-type="string">
            <text:p>ID_TGHPLT <text:s text:c="5"/>[Quick plot without dialogue box. <text:s/>Plots display: PLT]</text:p>
          </table:table-cell>
        </table:table-row>
        <table:table-row table:style-name="ro1">
          <table:table-cell table:number-columns-repeated="2" office:value-type="float" office:value="160">
            <text:p>160</text:p>
          </table:table-cell>
          <table:table-cell/>
          <table:table-cell office:value-type="string">
            <text:p>ID_TGHQS <text:s text:c="8"/>[qs]^C^Chaws-qs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31">
            <text:p>631</text:p>
          </table:table-cell>
          <table:table-cell/>
          <table:table-cell office:value-type="string">
            <text:p>ID_TGHQS <text:s text:c="6"/>[Qsave: QS]</text:p>
          </table:table-cell>
        </table:table-row>
        <table:table-row table:style-name="ro1">
          <table:table-cell table:number-columns-repeated="2" office:value-type="float" office:value="161">
            <text:p>161</text:p>
          </table:table-cell>
          <table:table-cell/>
          <table:table-cell office:value-type="string">
            <text:p>ID_TGHQS12 <text:s text:c="6"/>[&lt;-qs12]^C^Chaws-qs12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32">
            <text:p>632</text:p>
          </table:table-cell>
          <table:table-cell/>
          <table:table-cell office:value-type="string">
            <text:p>ID_TGHQS12 <text:s text:c="4"/>[SaveasR12 to the same drawing name: QS12]</text:p>
          </table:table-cell>
        </table:table-row>
        <table:table-row table:style-name="ro1">
          <table:table-cell table:number-columns-repeated="2" office:value-type="float" office:value="162">
            <text:p>162</text:p>
          </table:table-cell>
          <table:table-cell/>
          <table:table-cell office:value-type="string">
            <text:p><text:s text:c="15"/>[-&gt;Dimensioning]</text:p>
          </table:table-cell>
        </table:table-row>
        <table:table-row table:style-name="ro1">
          <table:table-cell table:number-columns-repeated="2" office:value-type="float" office:value="163">
            <text:p>163</text:p>
          </table:table-cell>
          <table:table-cell/>
          <table:table-cell office:value-type="string">
            <text:p>ID_TGHCHDIM <text:s text:c="5"/>[chdim]^C^Chaws-chdimPPPower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53">
            <text:p>453</text:p>
          </table:table-cell>
          <table:table-cell/>
          <table:table-cell office:value-type="string">
            <text:p>ID_TGHCHDIM <text:s text:c="3"/>[Change text inside dimensions globally or update dimensions with given text: CHDIM]</text:p>
          </table:table-cell>
        </table:table-row>
        <table:table-row table:style-name="ro1">
          <table:table-cell table:number-columns-repeated="2" office:value-type="float" office:value="164">
            <text:p>164</text:p>
          </table:table-cell>
          <table:table-cell/>
          <table:table-cell office:value-type="string">
            <text:p>ID_TGHDA <text:s text:c="8"/>[da]^C^Chaws-da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73">
            <text:p>473</text:p>
          </table:table-cell>
          <table:table-cell/>
          <table:table-cell office:value-type="string">
            <text:p>ID_TGHDA <text:s text:c="6"/>[Dimension aligned: DA]</text:p>
          </table:table-cell>
        </table:table-row>
        <table:table-row table:style-name="ro1">
          <table:table-cell table:number-columns-repeated="2" office:value-type="float" office:value="165">
            <text:p>165</text:p>
          </table:table-cell>
          <table:table-cell/>
          <table:table-cell office:value-type="string">
            <text:p>ID_TGHDANG <text:s text:c="6"/>[dang]^C^Chaws-dang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string">
            <text:p>ID_TGHDANG <text:s text:c="4"/>[Dimension Angular: DANG]</text:p>
          </table:table-cell>
        </table:table-row>
        <table:table-row table:style-name="ro1">
          <table:table-cell table:number-columns-repeated="2" office:value-type="float" office:value="166">
            <text:p>166</text:p>
          </table:table-cell>
          <table:table-cell/>
          <table:table-cell office:value-type="string">
            <text:p>ID_TGHDC <text:s text:c="8"/>[dc]^C^Chaws-dc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76">
            <text:p>476</text:p>
          </table:table-cell>
          <table:table-cell/>
          <table:table-cell office:value-type="string">
            <text:p>ID_TGHDC <text:s text:c="6"/>[Dimension Center: DC]</text:p>
          </table:table-cell>
        </table:table-row>
        <table:table-row table:style-name="ro1">
          <table:table-cell table:number-columns-repeated="2" office:value-type="float" office:value="167">
            <text:p>167</text:p>
          </table:table-cell>
          <table:table-cell/>
          <table:table-cell office:value-type="string">
            <text:p>ID_TGHDH <text:s text:c="8"/>[dh]^C^Chaws-dh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79">
            <text:p>479</text:p>
          </table:table-cell>
          <table:table-cell/>
          <table:table-cell office:value-type="string">
            <text:p>ID_TGHDH <text:s text:c="6"/>[Dimension Horizontal: DH]</text:p>
          </table:table-cell>
        </table:table-row>
        <table:table-row table:style-name="ro1">
          <table:table-cell table:number-columns-repeated="2" office:value-type="float" office:value="168">
            <text:p>168</text:p>
          </table:table-cell>
          <table:table-cell/>
          <table:table-cell office:value-type="string">
            <text:p>ID_TGHDL <text:s text:c="8"/>[dl]^C^Chaws-dl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83">
            <text:p>483</text:p>
          </table:table-cell>
          <table:table-cell/>
          <table:table-cell office:value-type="string">
            <text:p>ID_TGHDL <text:s text:c="6"/>[Dimension Leader: DL]</text:p>
          </table:table-cell>
        </table:table-row>
        <table:table-row table:style-name="ro1">
          <table:table-cell table:number-columns-repeated="2" office:value-type="float" office:value="169">
            <text:p>16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170">
            <text:p>170</text:p>
          </table:table-cell>
          <table:table-cell/>
          <table:table-cell office:value-type="string">
            <text:p>ID_TGHDU <text:s text:c="8"/>[du]^C^Chaws-du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90">
            <text:p>490</text:p>
          </table:table-cell>
          <table:table-cell/>
          <table:table-cell office:value-type="string">
            <text:p>ID_TGHDU <text:s text:c="6"/>[Dimension update: DU]</text:p>
          </table:table-cell>
        </table:table-row>
        <table:table-row table:style-name="ro1">
          <table:table-cell table:number-columns-repeated="2" office:value-type="float" office:value="171">
            <text:p>171</text:p>
          </table:table-cell>
          <table:table-cell/>
          <table:table-cell office:value-type="string">
            <text:p>ID_TGHHT <text:s text:c="8"/>[ht]^C^Chaws-ht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20">
            <text:p>520</text:p>
          </table:table-cell>
          <table:table-cell/>
          <table:table-cell office:value-type="string">
            <text:p>ID_TGHHT <text:s text:c="6"/>[Dimension Hometext: HT]</text:p>
          </table:table-cell>
        </table:table-row>
        <table:table-row table:style-name="ro1">
          <table:table-cell table:number-columns-repeated="2" office:value-type="float" office:value="172">
            <text:p>172</text:p>
          </table:table-cell>
          <table:table-cell/>
          <table:table-cell office:value-type="string">
            <text:p>ID_TGHTE <text:s text:c="8"/>[te]^C^Chaws-te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73">
            <text:p>673</text:p>
          </table:table-cell>
          <table:table-cell/>
          <table:table-cell office:value-type="string">
            <text:p>ID_TGHTE <text:s text:c="6"/>[Dimension tedit: TE]</text:p>
          </table:table-cell>
        </table:table-row>
        <table:table-row table:style-name="ro1">
          <table:table-cell table:number-columns-repeated="2" office:value-type="float" office:value="173">
            <text:p>173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174">
            <text:p>174</text:p>
          </table:table-cell>
          <table:table-cell/>
          <table:table-cell office:value-type="string">
            <text:p>ID_TGHDOT <text:s text:c="7"/>[dot]^C^Chaws-dot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86">
            <text:p>486</text:p>
          </table:table-cell>
          <table:table-cell/>
          <table:table-cell office:value-type="string">
            <text:p>ID_TGHDOT <text:s text:c="5"/>[Draw associative leader with dot end: DOT]</text:p>
          </table:table-cell>
        </table:table-row>
        <table:table-row table:style-name="ro1">
          <table:table-cell table:number-columns-repeated="2" office:value-type="float" office:value="175">
            <text:p>175</text:p>
          </table:table-cell>
          <table:table-cell/>
          <table:table-cell office:value-type="string">
            <text:p>ID_TGHLOOP <text:s text:c="6"/>[loop]^C^Chaws-loop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62">
            <text:p>562</text:p>
          </table:table-cell>
          <table:table-cell/>
          <table:table-cell office:value-type="string">
            <text:p>ID_TGHLOOP <text:s text:c="4"/>[Draw associative leader with loop (lasso) end: LOOP]</text:p>
          </table:table-cell>
        </table:table-row>
        <table:table-row table:style-name="ro1">
          <table:table-cell table:number-columns-repeated="2" office:value-type="float" office:value="176">
            <text:p>176</text:p>
          </table:table-cell>
          <table:table-cell/>
          <table:table-cell office:value-type="string">
            <text:p>ID_TGHNONE <text:s text:c="6"/>[none]^C^Chaws-none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92">
            <text:p>592</text:p>
          </table:table-cell>
          <table:table-cell/>
          <table:table-cell office:value-type="string">
            <text:p>ID_TGHNONE <text:s text:c="4"/>[Draw associative leader with no arrow (straight line) end: NONE]</text:p>
          </table:table-cell>
        </table:table-row>
        <table:table-row table:style-name="ro1">
          <table:table-cell table:number-columns-repeated="2" office:value-type="float" office:value="177">
            <text:p>177</text:p>
          </table:table-cell>
          <table:table-cell/>
          <table:table-cell office:value-type="string">
            <text:p>ID_TGHTILDE <text:s text:c="5"/>[tilde]^C^Chaws-tilde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ID_TGHTILDE <text:s text:c="3"/>[Draw associative leader with tilde end: TILDE]</text:p>
          </table:table-cell>
        </table:table-row>
        <table:table-row table:style-name="ro1">
          <table:table-cell table:number-columns-repeated="2" office:value-type="float" office:value="178">
            <text:p>178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179">
            <text:p>179</text:p>
          </table:table-cell>
          <table:table-cell/>
          <table:table-cell office:value-type="string">
            <text:p>ID_TGHD1 <text:s text:c="8"/>[d1]^C^Chaws-d1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71">
            <text:p>471</text:p>
          </table:table-cell>
          <table:table-cell/>
          <table:table-cell office:value-type="string">
            <text:p>ID_TGHD1 <text:s text:c="6"/>[Toggle suppressing dimension extension 1: D1]</text:p>
          </table:table-cell>
        </table:table-row>
        <table:table-row table:style-name="ro1">
          <table:table-cell table:number-columns-repeated="2" office:value-type="float" office:value="180">
            <text:p>180</text:p>
          </table:table-cell>
          <table:table-cell/>
          <table:table-cell office:value-type="string">
            <text:p>ID_TGHD2 <text:s text:c="8"/>[d2]^C^Chaws-d2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72">
            <text:p>472</text:p>
          </table:table-cell>
          <table:table-cell/>
          <table:table-cell office:value-type="string">
            <text:p>ID_TGHD2 <text:s text:c="6"/>[Toggle suppressing dimension extension 2: D2]</text:p>
          </table:table-cell>
        </table:table-row>
        <table:table-row table:style-name="ro1">
          <table:table-cell table:number-columns-repeated="2" office:value-type="float" office:value="181">
            <text:p>181</text:p>
          </table:table-cell>
          <table:table-cell/>
          <table:table-cell office:value-type="string">
            <text:p>ID_TGHDP <text:s text:c="8"/>[dp]^C^Chaws-dp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87">
            <text:p>487</text:p>
          </table:table-cell>
          <table:table-cell/>
          <table:table-cell office:value-type="string">
            <text:p>ID_TGHDP <text:s text:c="6"/>[Dimpost. <text:s/>Dimension post string. (eg. ' or FT): DP]</text:p>
          </table:table-cell>
        </table:table-row>
        <table:table-row table:style-name="ro1">
          <table:table-cell table:number-columns-repeated="2" office:value-type="float" office:value="182">
            <text:p>182</text:p>
          </table:table-cell>
          <table:table-cell/>
          <table:table-cell office:value-type="string">
            <text:p>ID_TGHXX <text:s text:c="8"/>[&lt;-xx]^C^Chaws-xx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ID_TGHXX <text:s text:c="6"/>[Toggle dimtix. <text:s/>Toggle forcing dimension text inside extension lines: XX]</text:p>
          </table:table-cell>
        </table:table-row>
        <table:table-row table:style-name="ro1">
          <table:table-cell table:number-columns-repeated="2" office:value-type="float" office:value="183">
            <text:p>183</text:p>
          </table:table-cell>
          <table:table-cell/>
          <table:table-cell office:value-type="string">
            <text:p><text:s text:c="15"/>[-&gt;Text]</text:p>
          </table:table-cell>
        </table:table-row>
        <table:table-row table:style-name="ro1">
          <table:table-cell table:number-columns-repeated="2" office:value-type="float" office:value="184">
            <text:p>184</text:p>
          </table:table-cell>
          <table:table-cell/>
          <table:table-cell office:value-type="string">
            <text:p>ID_TGHROMANS <text:s text:c="4"/>[romans]^C^Chaws-romans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41">
            <text:p>641</text:p>
          </table:table-cell>
          <table:table-cell/>
          <table:table-cell office:value-type="string">
            <text:p>ID_TGHROMANS <text:s text:c="2"/>[Set style to Roman Simplex. <text:s/>Change all LEROYish styles to ROMANS font: ROMANS]</text:p>
          </table:table-cell>
        </table:table-row>
        <table:table-row table:style-name="ro1">
          <table:table-cell table:number-columns-repeated="2" office:value-type="float" office:value="185">
            <text:p>185</text:p>
          </table:table-cell>
          <table:table-cell/>
          <table:table-cell office:value-type="string">
            <text:p>ID_TGHARIAL <text:s text:c="5"/>[arial]^C^C </text:p>
          </table:table-cell>
        </table:table-row>
        <table:table-row table:style-name="ro1">
          <table:table-cell table:number-columns-repeated="2" office:value-type="float" office:value="186">
            <text:p>186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187">
            <text:p>187</text:p>
          </table:table-cell>
          <table:table-cell/>
          <table:table-cell office:value-type="string">
            <text:p>ID_TGHL80 <text:s text:c="7"/>[l80]^C^Chaws-l80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ID_TGHL80 <text:s text:c="5"/>[L80 (0.080 * dimscale) size quick dtext: L80]</text:p>
          </table:table-cell>
        </table:table-row>
        <table:table-row table:style-name="ro1">
          <table:table-cell table:number-columns-repeated="2" office:value-type="float" office:value="188">
            <text:p>188</text:p>
          </table:table-cell>
          <table:table-cell/>
          <table:table-cell office:value-type="string">
            <text:p>ID_TGHL100 <text:s text:c="6"/>[l100]^C^Chaws-l100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34">
            <text:p>534</text:p>
          </table:table-cell>
          <table:table-cell/>
          <table:table-cell office:value-type="string">
            <text:p>ID_TGHL100 <text:s text:c="4"/>[L100 (0.100 * dimscale) size quick dtext: L100]</text:p>
          </table:table-cell>
        </table:table-row>
        <table:table-row table:style-name="ro1">
          <table:table-cell table:number-columns-repeated="2" office:value-type="float" office:value="189">
            <text:p>189</text:p>
          </table:table-cell>
          <table:table-cell/>
          <table:table-cell office:value-type="string">
            <text:p>ID_TGHL120 <text:s text:c="6"/>[l120]^C^Chaws-l120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35">
            <text:p>535</text:p>
          </table:table-cell>
          <table:table-cell/>
          <table:table-cell office:value-type="string">
            <text:p>ID_TGHL120 <text:s text:c="4"/>[L120 (0.120 * dimscale) size quick dtext: L120]</text:p>
          </table:table-cell>
        </table:table-row>
        <table:table-row table:style-name="ro1">
          <table:table-cell table:number-columns-repeated="2" office:value-type="float" office:value="190">
            <text:p>190</text:p>
          </table:table-cell>
          <table:table-cell/>
          <table:table-cell office:value-type="string">
            <text:p>ID_TGHL140 <text:s text:c="6"/>[l140]^C^Chaws-l140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ID_TGHL140 <text:s text:c="4"/>[L140 (0.140 * dimscale) size quick dtext: L140]</text:p>
          </table:table-cell>
        </table:table-row>
        <table:table-row table:style-name="ro1">
          <table:table-cell table:number-columns-repeated="2" office:value-type="float" office:value="191">
            <text:p>191</text:p>
          </table:table-cell>
          <table:table-cell/>
          <table:table-cell office:value-type="string">
            <text:p>ID_TGHL175 <text:s text:c="6"/>[l175]^C^Chaws-l175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37">
            <text:p>537</text:p>
          </table:table-cell>
          <table:table-cell/>
          <table:table-cell office:value-type="string">
            <text:p>ID_TGHL175 <text:s text:c="4"/>[L175 (0.175 * dimscale) size quick dtext: L175]</text:p>
          </table:table-cell>
        </table:table-row>
        <table:table-row table:style-name="ro1">
          <table:table-cell table:number-columns-repeated="2" office:value-type="float" office:value="192">
            <text:p>192</text:p>
          </table:table-cell>
          <table:table-cell/>
          <table:table-cell office:value-type="string">
            <text:p>ID_TGHL200 <text:s text:c="6"/>[l200]^C^Chaws-l200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38">
            <text:p>538</text:p>
          </table:table-cell>
          <table:table-cell/>
          <table:table-cell office:value-type="string">
            <text:p>ID_TGHL200 <text:s text:c="4"/>[L200 (0.200 * dimscale) size quick dtext: L200]</text:p>
          </table:table-cell>
        </table:table-row>
        <table:table-row table:style-name="ro1">
          <table:table-cell table:number-columns-repeated="2" office:value-type="float" office:value="193">
            <text:p>193</text:p>
          </table:table-cell>
          <table:table-cell/>
          <table:table-cell office:value-type="string">
            <text:p>ID_TGHL240 <text:s text:c="6"/>[l240]^C^Chaws-l240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39">
            <text:p>539</text:p>
          </table:table-cell>
          <table:table-cell/>
          <table:table-cell office:value-type="string">
            <text:p>ID_TGHL240 <text:s text:c="4"/>[L240 (0.240 * dimscale) size quick dtext: L240]</text:p>
          </table:table-cell>
        </table:table-row>
        <table:table-row table:style-name="ro1">
          <table:table-cell table:number-columns-repeated="2" office:value-type="float" office:value="194">
            <text:p>194</text:p>
          </table:table-cell>
          <table:table-cell/>
          <table:table-cell office:value-type="string">
            <text:p>ID_TGHL290 <text:s text:c="6"/>[l290]^C^Chaws-l290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40">
            <text:p>540</text:p>
          </table:table-cell>
          <table:table-cell/>
          <table:table-cell office:value-type="string">
            <text:p>ID_TGHL290 <text:s text:c="4"/>[L290 (0.290 * dimscale) size quick dtext: L290]</text:p>
          </table:table-cell>
        </table:table-row>
        <table:table-row table:style-name="ro1">
          <table:table-cell table:number-columns-repeated="2" office:value-type="float" office:value="195">
            <text:p>195</text:p>
          </table:table-cell>
          <table:table-cell/>
          <table:table-cell office:value-type="string">
            <text:p>ID_TGHL350 <text:s text:c="6"/>[l350]^C^Chaws-l350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41">
            <text:p>541</text:p>
          </table:table-cell>
          <table:table-cell/>
          <table:table-cell office:value-type="string">
            <text:p>ID_TGHL350 <text:s text:c="4"/>[L350 (0.350 * dimscale) size quick dtext: L350]</text:p>
          </table:table-cell>
        </table:table-row>
        <table:table-row table:style-name="ro1">
          <table:table-cell table:number-columns-repeated="2" office:value-type="float" office:value="196">
            <text:p>196</text:p>
          </table:table-cell>
          <table:table-cell/>
          <table:table-cell office:value-type="string">
            <text:p>ID_TGHL500 <text:s text:c="6"/>[l500]^C^Chaws-l500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42">
            <text:p>542</text:p>
          </table:table-cell>
          <table:table-cell/>
          <table:table-cell office:value-type="string">
            <text:p>ID_TGHL500 <text:s text:c="4"/>[L500 (0.500 * dimscale) size quick dtext: L500]</text:p>
          </table:table-cell>
        </table:table-row>
        <table:table-row table:style-name="ro1">
          <table:table-cell table:number-columns-repeated="2" office:value-type="float" office:value="197">
            <text:p>197</text:p>
          </table:table-cell>
          <table:table-cell/>
          <table:table-cell office:value-type="string">
            <text:p>ID_TGHDT <text:s text:c="8"/>[dt]^C^Chaws-dt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89">
            <text:p>489</text:p>
          </table:table-cell>
          <table:table-cell/>
          <table:table-cell office:value-type="string">
            <text:p>ID_TGHDT <text:s text:c="6"/>[Dtext. <text:s/>Dynamic text: DT]</text:p>
          </table:table-cell>
        </table:table-row>
        <table:table-row table:style-name="ro1">
          <table:table-cell table:number-columns-repeated="2" office:value-type="float" office:value="198">
            <text:p>198</text:p>
          </table:table-cell>
          <table:table-cell/>
          <table:table-cell office:value-type="string">
            <text:p>ID_TGHAT <text:s text:c="8"/>[at]^C^Chaws-at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31">
            <text:p>431</text:p>
          </table:table-cell>
          <table:table-cell/>
          <table:table-cell office:value-type="string">
            <text:p>ID_TGHAT <text:s text:c="6"/>[Arc text: AT]</text:p>
          </table:table-cell>
        </table:table-row>
        <table:table-row table:style-name="ro1">
          <table:table-cell table:number-columns-repeated="2" office:value-type="float" office:value="199">
            <text:p>19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ID_TGHCONTXT <text:s text:c="4"/>[Contour label text]^C^Chaws-contxt </text:p>
          </table:table-cell>
        </table:table-row>
        <table:table-row table:style-name="ro1">
          <table:table-cell table:number-columns-repeated="2" office:value-type="float" office:value="200">
            <text:p>200</text:p>
          </table:table-cell>
          <table:table-cell/>
          <table:table-cell office:value-type="string">
            <text:p>ID_TGHCONTXT <text:s text:c="4"/>[c]^C^Chaws-c </text:p>
          </table:table-cell>
        </table:table-row>
        <table:table-row table:style-name="ro1">
          <table:table-cell table:number-columns-repeated="2" office:value-type="float" office:value="201">
            <text:p>201</text:p>
          </table:table-cell>
          <table:table-cell/>
          <table:table-cell office:value-type="string">
            <text:p>ID_TGHLETTER <text:s text:c="4"/>[letter]^C^Chaws-letter 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ID_TGHLETTER <text:s text:c="2"/>[Add consecutive letter text to drawing: LETTER]</text:p>
          </table:table-cell>
        </table:table-row>
        <table:table-row table:style-name="ro1">
          <table:table-cell table:number-columns-repeated="2" office:value-type="float" office:value="202">
            <text:p>202</text:p>
          </table:table-cell>
          <table:table-cell/>
          <table:table-cell office:value-type="string">
            <text:p>ID_TGHLOTNUM <text:s text:c="4"/>[lotnum]^C^Chaws-lotnum 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ID_TGHLOTNUM <text:s text:c="2"/>[Enhanced version of NUM. <text:s/>Centers text between two lot lines: LOTNUM]</text:p>
          </table:table-cell>
        </table:table-row>
        <table:table-row table:style-name="ro1">
          <table:table-cell table:number-columns-repeated="2" office:value-type="float" office:value="203">
            <text:p>203</text:p>
          </table:table-cell>
          <table:table-cell/>
          <table:table-cell office:value-type="string">
            <text:p>ID_TGHNUM <text:s text:c="7"/>[num]^C^Chaws-num 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94">
            <text:p>594</text:p>
          </table:table-cell>
          <table:table-cell/>
          <table:table-cell office:value-type="string">
            <text:p>ID_TGHNUM <text:s text:c="5"/>[Add consecutive number text to drawing: NUM]</text:p>
          </table:table-cell>
        </table:table-row>
        <table:table-row table:style-name="ro1">
          <table:table-cell table:number-columns-repeated="2" office:value-type="float" office:value="204">
            <text:p>204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05">
            <text:p>205</text:p>
          </table:table-cell>
          <table:table-cell/>
          <table:table-cell office:value-type="string">
            <text:p>ID_TGHCHT <text:s text:c="7"/>[cht]^C^Chaws-cht 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ID_TGHCHT <text:s text:c="5"/>[Change text HEIGHT/JUST./LOC./ROT./OBL./STYLE/TEXT/WIDTH: CHT]</text:p>
          </table:table-cell>
        </table:table-row>
        <table:table-row table:style-name="ro1">
          <table:table-cell table:number-columns-repeated="2" office:value-type="float" office:value="206">
            <text:p>206</text:p>
          </table:table-cell>
          <table:table-cell/>
          <table:table-cell office:value-type="string">
            <text:p>ID_TGHADD <text:s text:c="7"/>[a]^C^Chaws-add 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ID_TGHADD <text:s text:c="5"/>[Add a text string to the end of another text string: ADD]</text:p>
          </table:table-cell>
        </table:table-row>
        <table:table-row table:style-name="ro1">
          <table:table-cell table:number-columns-repeated="2" office:value-type="float" office:value="207">
            <text:p>207</text:p>
          </table:table-cell>
          <table:table-cell/>
          <table:table-cell office:value-type="string">
            <text:p>ID_TGHCS <text:s text:c="8"/>[cs]^C^Chaws-cs 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65">
            <text:p>465</text:p>
          </table:table-cell>
          <table:table-cell/>
          <table:table-cell office:value-type="string">
            <text:p>ID_TGHCS <text:s text:c="6"/>[Change text string to match another by picking: CS]</text:p>
          </table:table-cell>
        </table:table-row>
        <table:table-row table:style-name="ro1">
          <table:table-cell table:number-columns-repeated="2" office:value-type="float" office:value="208">
            <text:p>208</text:p>
          </table:table-cell>
          <table:table-cell/>
          <table:table-cell office:value-type="string">
            <text:p>ID_TGHCMT <text:s text:c="7"/>[cmt]^C^Chaws-cmt 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62">
            <text:p>462</text:p>
          </table:table-cell>
          <table:table-cell/>
          <table:table-cell office:value-type="string">
            <text:p>ID_TGHCMT <text:s text:c="5"/>[Change text style, layer, color, height, and slant to match another by picking: CMT]</text:p>
          </table:table-cell>
        </table:table-row>
        <table:table-row table:style-name="ro1">
          <table:table-cell table:number-columns-repeated="2" office:value-type="float" office:value="209">
            <text:p>209</text:p>
          </table:table-cell>
          <table:table-cell/>
          <table:table-cell office:value-type="string">
            <text:p>ID_TGHEE <text:s text:c="8"/>[ee]^C^Chaws-ee 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96">
            <text:p>496</text:p>
          </table:table-cell>
          <table:table-cell/>
          <table:table-cell office:value-type="string">
            <text:p>ID_TGHEE <text:s text:c="6"/>[Edit multiple sequential attributes, attdefs, dimensions, or text with a dialogue box: EE]</text:p>
          </table:table-cell>
        </table:table-row>
        <table:table-row table:style-name="ro1">
          <table:table-cell table:number-columns-repeated="2" office:value-type="float" office:value="210">
            <text:p>210</text:p>
          </table:table-cell>
          <table:table-cell/>
          <table:table-cell office:value-type="string">
            <text:p>ID_TGHPRESUF <text:s text:c="4"/>[presuf]^C^Chaws-presuf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ID_TGHPRESUF <text:s text:c="2"/>[Add a prefix or suffix to selected text. <text:s/>Powerful with CHT: PRESUF]</text:p>
          </table:table-cell>
        </table:table-row>
        <table:table-row table:style-name="ro1">
          <table:table-cell table:number-columns-repeated="2" office:value-type="float" office:value="211">
            <text:p>211</text:p>
          </table:table-cell>
          <table:table-cell/>
          <table:table-cell office:value-type="string">
            <text:p>ID_TGHSELSTYLE <text:s text:c="2"/>[selstyle]^C^Chaws-selstyle 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47">
            <text:p>647</text:p>
          </table:table-cell>
          <table:table-cell/>
          <table:table-cell office:value-type="string">
            <text:p>ID_TGHSELSTYLE [Set current text style by picking.]</text:p>
          </table:table-cell>
        </table:table-row>
        <table:table-row table:style-name="ro1">
          <table:table-cell table:number-columns-repeated="2" office:value-type="float" office:value="212">
            <text:p>212</text:p>
          </table:table-cell>
          <table:table-cell/>
          <table:table-cell office:value-type="string">
            <text:p>ID_TGHCHNUM <text:s text:c="5"/>[chnum]^C^Chaws-chnum 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55">
            <text:p>455</text:p>
          </table:table-cell>
          <table:table-cell/>
          <table:table-cell office:value-type="string">
            <text:p>ID_TGHCHNUM <text:s text:c="3"/>[Renumber existing text sequentially: CHNUM]</text:p>
          </table:table-cell>
        </table:table-row>
        <table:table-row table:style-name="ro1">
          <table:table-cell table:number-columns-repeated="2" office:value-type="float" office:value="213">
            <text:p>213</text:p>
          </table:table-cell>
          <table:table-cell/>
          <table:table-cell office:value-type="string">
            <text:p>ID_TGHINCNUM <text:s text:c="4"/>[incnum]^C^Chaws-incnum 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526">
            <text:p>526</text:p>
          </table:table-cell>
          <table:table-cell/>
          <table:table-cell office:value-type="string">
            <text:p>ID_TGHINCNUM <text:s text:c="2"/>[Increment numbers within text strings: INCNUM]</text:p>
          </table:table-cell>
        </table:table-row>
        <table:table-row table:style-name="ro1">
          <table:table-cell table:number-columns-repeated="2" office:value-type="float" office:value="214">
            <text:p>214</text:p>
          </table:table-cell>
          <table:table-cell/>
          <table:table-cell office:value-type="string">
            <text:p>ID_TGHIMP_EXP <text:s text:c="3"/>[imp_exp]^C^Chaws-imp_exp 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ID_TGHIMP_EXP <text:s/>[Import/Export ASCII files with options not in ASCTEXT: IMP_EXP]</text:p>
          </table:table-cell>
        </table:table-row>
        <table:table-row table:style-name="ro1">
          <table:table-cell table:number-columns-repeated="2" office:value-type="float" office:value="215">
            <text:p>215</text:p>
          </table:table-cell>
          <table:table-cell/>
          <table:table-cell office:value-type="string">
            <text:p>ID_TGHTH <text:s text:c="8"/>[th]^C^Chaws-th 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74">
            <text:p>674</text:p>
          </table:table-cell>
          <table:table-cell/>
          <table:table-cell office:value-type="string">
            <text:p>ID_TGHTH <text:s text:c="6"/>[Change text size for a selection set. <text:s/>(Quickie version of CHT.): TH]</text:p>
          </table:table-cell>
        </table:table-row>
        <table:table-row table:style-name="ro1">
          <table:table-cell table:number-columns-repeated="2" office:value-type="float" office:value="216">
            <text:p>216</text:p>
          </table:table-cell>
          <table:table-cell/>
          <table:table-cell office:value-type="string">
            <text:p>ID_TGHTO <text:s text:c="8"/>[to]^C^Chaws-to 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77">
            <text:p>677</text:p>
          </table:table-cell>
          <table:table-cell/>
          <table:table-cell office:value-type="string">
            <text:p>ID_TGHTO <text:s text:c="6"/>[Text overline. <text:s/>Add overline to a selection set of text or to an attribute: TO]</text:p>
          </table:table-cell>
        </table:table-row>
        <table:table-row table:style-name="ro1">
          <table:table-cell table:number-columns-repeated="2" office:value-type="float" office:value="217">
            <text:p>217</text:p>
          </table:table-cell>
          <table:table-cell/>
          <table:table-cell office:value-type="string">
            <text:p>ID_TGHTU <text:s text:c="8"/>[tu]^C^Chaws-tu 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78">
            <text:p>678</text:p>
          </table:table-cell>
          <table:table-cell/>
          <table:table-cell office:value-type="string">
            <text:p>ID_TGHTU <text:s text:c="6"/>[Text underline. <text:s/>Add underline to a selection set of text or to an attribute: TU]</text:p>
          </table:table-cell>
        </table:table-row>
        <table:table-row table:style-name="ro1">
          <table:table-cell table:number-columns-repeated="2" office:value-type="float" office:value="218">
            <text:p>218</text:p>
          </table:table-cell>
          <table:table-cell/>
          <table:table-cell office:value-type="string">
            <text:p>ID_TGHTXTSUM <text:s text:c="4"/>[&lt;-txtsum]^C^Chaws-txtsum 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81">
            <text:p>681</text:p>
          </table:table-cell>
          <table:table-cell/>
          <table:table-cell office:value-type="string">
            <text:p>ID_TGHTXTSUM <text:s text:c="2"/>[Add numeric values from selected text strings: TXTSUM]</text:p>
          </table:table-cell>
        </table:table-row>
        <table:table-row table:style-name="ro1">
          <table:table-cell table:number-columns-repeated="2" office:value-type="float" office:value="219">
            <text:p>219</text:p>
          </table:table-cell>
          <table:table-cell/>
          <table:table-cell office:value-type="string">
            <text:p><text:s text:c="15"/>[-&gt;Layer Management]</text:p>
          </table:table-cell>
        </table:table-row>
        <table:table-row table:style-name="ro1">
          <table:table-cell table:number-columns-repeated="2" office:value-type="float" office:value="220">
            <text:p>220</text:p>
          </table:table-cell>
          <table:table-cell/>
          <table:table-cell office:value-type="string">
            <text:p>ID_TGHAS <text:s text:c="8"/>[as]^C^Chaws-as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30">
            <text:p>430</text:p>
          </table:table-cell>
          <table:table-cell/>
          <table:table-cell office:value-type="string">
            <text:p>ID_TGHAS <text:s text:c="6"/>[Layer set by picking: AS]</text:p>
          </table:table-cell>
        </table:table-row>
        <table:table-row table:style-name="ro1">
          <table:table-cell table:number-columns-repeated="2" office:value-type="float" office:value="221">
            <text:p>221</text:p>
          </table:table-cell>
          <table:table-cell/>
          <table:table-cell office:value-type="string">
            <text:p>ID_TGHL0 <text:s text:c="8"/>[l0]^C^Chaws-l0 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33">
            <text:p>533</text:p>
          </table:table-cell>
          <table:table-cell/>
          <table:table-cell office:value-type="string">
            <text:p>ID_TGHL0 <text:s text:c="6"/>[Layer set 0: L0]</text:p>
          </table:table-cell>
        </table:table-row>
        <table:table-row table:style-name="ro1">
          <table:table-cell table:number-columns-repeated="2" office:value-type="float" office:value="222">
            <text:p>222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23">
            <text:p>223</text:p>
          </table:table-cell>
          <table:table-cell/>
          <table:table-cell office:value-type="string">
            <text:p>ID_TGHCHM <text:s text:c="7"/>[chm]^C^Chaws-chm 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54">
            <text:p>454</text:p>
          </table:table-cell>
          <table:table-cell/>
          <table:table-cell office:value-type="string">
            <text:p>ID_TGHCHM <text:s text:c="5"/>[Change objects' layer to match another object: CHM]</text:p>
          </table:table-cell>
        </table:table-row>
        <table:table-row table:style-name="ro1">
          <table:table-cell table:number-columns-repeated="2" office:value-type="float" office:value="224">
            <text:p>224</text:p>
          </table:table-cell>
          <table:table-cell/>
          <table:table-cell office:value-type="string">
            <text:p>ID_TGHCL <text:s text:c="8"/>[cl]^C^Chaws-cl 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57">
            <text:p>457</text:p>
          </table:table-cell>
          <table:table-cell/>
          <table:table-cell office:value-type="string">
            <text:p>ID_TGHCL <text:s text:c="6"/>[Change objects to current layer by picking: CL]</text:p>
          </table:table-cell>
        </table:table-row>
        <table:table-row table:style-name="ro1">
          <table:table-cell table:number-columns-repeated="2" office:value-type="float" office:value="225">
            <text:p>225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26">
            <text:p>226</text:p>
          </table:table-cell>
          <table:table-cell/>
          <table:table-cell office:value-type="string">
            <text:p>ID_TGHFF <text:s text:c="8"/>[ff]^C^Chaws-ff 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ID_TGHFF <text:s text:c="6"/>[Freeze layers by selection set: FF]</text:p>
          </table:table-cell>
        </table:table-row>
        <table:table-row table:style-name="ro1">
          <table:table-cell table:number-columns-repeated="2" office:value-type="float" office:value="227">
            <text:p>227</text:p>
          </table:table-cell>
          <table:table-cell/>
          <table:table-cell office:value-type="string">
            <text:p>ID_TGHUFF <text:s text:c="7"/>[uff]^C^Chaws-uff 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ID_TGHUFF <text:s text:c="5"/>[Undo layer freeze. <text:s/>Thaw layers frozen by previous picking: UFF]</text:p>
          </table:table-cell>
        </table:table-row>
        <table:table-row table:style-name="ro1">
          <table:table-cell table:number-columns-repeated="2" office:value-type="float" office:value="228">
            <text:p>228</text:p>
          </table:table-cell>
          <table:table-cell/>
          <table:table-cell office:value-type="string">
            <text:p>ID_TGHFFX <text:s text:c="7"/>[ffx]^C^Chaws-ffx 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ID_TGHFFX <text:s text:c="5"/>[Freeze xref layers (or layers of other nested objects) by picking: FFX]</text:p>
          </table:table-cell>
        </table:table-row>
        <table:table-row table:style-name="ro1">
          <table:table-cell table:number-columns-repeated="2" office:value-type="float" office:value="229">
            <text:p>229</text:p>
          </table:table-cell>
          <table:table-cell/>
          <table:table-cell office:value-type="string">
            <text:p>ID_TGHUFFX <text:s text:c="6"/>[uffx]^C^Chaws-uffx 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92">
            <text:p>692</text:p>
          </table:table-cell>
          <table:table-cell/>
          <table:table-cell office:value-type="string">
            <text:p>ID_TGHUFFX <text:s text:c="4"/>[Undo nested (xref) layer freeze. <text:s/>Thaw layers frozen by previous picking: UFFX]</text:p>
          </table:table-cell>
        </table:table-row>
        <table:table-row table:style-name="ro1">
          <table:table-cell table:number-columns-repeated="2" office:value-type="float" office:value="230">
            <text:p>230</text:p>
          </table:table-cell>
          <table:table-cell/>
          <table:table-cell office:value-type="string">
            <text:p>ID_TGHFFI <text:s text:c="7"/>[ffi]^C^Chaws-ffi 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ID_TGHFFI <text:s text:c="5"/>[Freeze isolate. <text:s/>Freeze all but selected layers: FFI]</text:p>
          </table:table-cell>
        </table:table-row>
        <table:table-row table:style-name="ro1">
          <table:table-cell table:number-columns-repeated="2" office:value-type="float" office:value="231">
            <text:p>231</text:p>
          </table:table-cell>
          <table:table-cell/>
          <table:table-cell office:value-type="string">
            <text:p>ID_TGHTHA <text:s text:c="7"/>[tha]^C^Chaws-tha 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ID_TGHTHA <text:s text:c="5"/>[Thaw all: THA]</text:p>
          </table:table-cell>
        </table:table-row>
        <table:table-row table:style-name="ro1">
          <table:table-cell table:number-columns-repeated="2" office:value-type="float" office:value="232">
            <text:p>232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33">
            <text:p>233</text:p>
          </table:table-cell>
          <table:table-cell/>
          <table:table-cell office:value-type="string">
            <text:p>ID_TGHOFF <text:s text:c="7"/>[off]^C^Chaws-off 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596">
            <text:p>596</text:p>
          </table:table-cell>
          <table:table-cell/>
          <table:table-cell office:value-type="string">
            <text:p>ID_TGHOFF <text:s text:c="5"/>[Turn off layers by selection set: OFF]</text:p>
          </table:table-cell>
        </table:table-row>
        <table:table-row table:style-name="ro1">
          <table:table-cell table:number-columns-repeated="2" office:value-type="float" office:value="234">
            <text:p>234</text:p>
          </table:table-cell>
          <table:table-cell/>
          <table:table-cell office:value-type="string">
            <text:p>ID_TGHUOFF <text:s text:c="6"/>[uoff]^C^Chaws-uoff 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96">
            <text:p>696</text:p>
          </table:table-cell>
          <table:table-cell/>
          <table:table-cell office:value-type="string">
            <text:p>ID_TGHUOFF <text:s text:c="4"/>[Undo layer off. <text:s/>Turn on layers turned off by picking: UOFF]</text:p>
          </table:table-cell>
        </table:table-row>
        <table:table-row table:style-name="ro1">
          <table:table-cell table:number-columns-repeated="2" office:value-type="float" office:value="235">
            <text:p>235</text:p>
          </table:table-cell>
          <table:table-cell/>
          <table:table-cell office:value-type="string">
            <text:p>ID_TGHOFFX <text:s text:c="6"/>[offx]^C^Chaws-offx 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597">
            <text:p>597</text:p>
          </table:table-cell>
          <table:table-cell/>
          <table:table-cell office:value-type="string">
            <text:p>ID_TGHOFFX <text:s text:c="4"/>[Turn off xref layers (or layers of other nested objects) by picking: OFFX]</text:p>
          </table:table-cell>
        </table:table-row>
        <table:table-row table:style-name="ro1">
          <table:table-cell table:number-columns-repeated="2" office:value-type="float" office:value="236">
            <text:p>236</text:p>
          </table:table-cell>
          <table:table-cell/>
          <table:table-cell office:value-type="string">
            <text:p>ID_TGHUOFFX <text:s text:c="5"/>[uoffx]^C^Chaws-uoffx 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97">
            <text:p>697</text:p>
          </table:table-cell>
          <table:table-cell/>
          <table:table-cell office:value-type="string">
            <text:p>ID_TGHUOFFX <text:s text:c="3"/>[Undo nested (xref) layer off. <text:s/>Turn on layers turned off by picking: UOFFX]</text:p>
          </table:table-cell>
        </table:table-row>
        <table:table-row table:style-name="ro1">
          <table:table-cell table:number-columns-repeated="2" office:value-type="float" office:value="237">
            <text:p>237</text:p>
          </table:table-cell>
          <table:table-cell/>
          <table:table-cell office:value-type="string">
            <text:p>ID_TGHOFI <text:s text:c="7"/>[ofi]^C^Chaws-ofi 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98">
            <text:p>598</text:p>
          </table:table-cell>
          <table:table-cell/>
          <table:table-cell office:value-type="string">
            <text:p>ID_TGHOFI <text:s text:c="5"/>[Off isolate. <text:s/>Turn off all but selected layers: OFI]</text:p>
          </table:table-cell>
        </table:table-row>
        <table:table-row table:style-name="ro1">
          <table:table-cell table:number-columns-repeated="2" office:value-type="float" office:value="238">
            <text:p>238</text:p>
          </table:table-cell>
          <table:table-cell/>
          <table:table-cell office:value-type="string">
            <text:p>ID_TGHONA <text:s text:c="7"/>[ona]^C^Chaws-ona 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599">
            <text:p>599</text:p>
          </table:table-cell>
          <table:table-cell/>
          <table:table-cell office:value-type="string">
            <text:p>ID_TGHONA <text:s text:c="5"/>[On all. <text:s/>Turn all layers on: ONA]</text:p>
          </table:table-cell>
        </table:table-row>
        <table:table-row table:style-name="ro1">
          <table:table-cell table:number-columns-repeated="2" office:value-type="float" office:value="239">
            <text:p>23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40">
            <text:p>240</text:p>
          </table:table-cell>
          <table:table-cell/>
          <table:table-cell office:value-type="string">
            <text:p>ID_TGHLK <text:s text:c="8"/>[lk]^C^Chaws-lk 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56">
            <text:p>556</text:p>
          </table:table-cell>
          <table:table-cell/>
          <table:table-cell office:value-type="string">
            <text:p>ID_TGHLK <text:s text:c="6"/>[Lock layers by picking: LK]</text:p>
          </table:table-cell>
        </table:table-row>
        <table:table-row table:style-name="ro1">
          <table:table-cell table:number-columns-repeated="2" office:value-type="float" office:value="241">
            <text:p>241</text:p>
          </table:table-cell>
          <table:table-cell/>
          <table:table-cell office:value-type="string">
            <text:p>ID_TGHLK0 <text:s text:c="7"/>[lk0]^C^Chaws-lk0 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557">
            <text:p>557</text:p>
          </table:table-cell>
          <table:table-cell/>
          <table:table-cell office:value-type="string">
            <text:p>ID_TGHLK0 <text:s text:c="5"/>[Lock layer 0: LK0]</text:p>
          </table:table-cell>
        </table:table-row>
        <table:table-row table:style-name="ro1">
          <table:table-cell table:number-columns-repeated="2" office:value-type="float" office:value="242">
            <text:p>242</text:p>
          </table:table-cell>
          <table:table-cell/>
          <table:table-cell office:value-type="string">
            <text:p>ID_TGHLKA <text:s text:c="7"/>[lka]^C^Chaws-lka 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58">
            <text:p>558</text:p>
          </table:table-cell>
          <table:table-cell/>
          <table:table-cell office:value-type="string">
            <text:p>ID_TGHLKA <text:s text:c="5"/>[Lock all layers: LKA]</text:p>
          </table:table-cell>
        </table:table-row>
        <table:table-row table:style-name="ro1">
          <table:table-cell table:number-columns-repeated="2" office:value-type="float" office:value="243">
            <text:p>243</text:p>
          </table:table-cell>
          <table:table-cell/>
          <table:table-cell office:value-type="string">
            <text:p>ID_TGHLKI <text:s text:c="7"/>[lki]^C^Chaws-lki 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ID_TGHLKI <text:s text:c="5"/>[Lock isolate. <text:s/>Lock all but selected layers: LKI]</text:p>
          </table:table-cell>
        </table:table-row>
        <table:table-row table:style-name="ro1">
          <table:table-cell table:number-columns-repeated="2" office:value-type="float" office:value="244">
            <text:p>244</text:p>
          </table:table-cell>
          <table:table-cell/>
          <table:table-cell office:value-type="string">
            <text:p>ID_TGHUL <text:s text:c="8"/>[ul]^C^Chaws-ul 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93">
            <text:p>693</text:p>
          </table:table-cell>
          <table:table-cell/>
          <table:table-cell office:value-type="string">
            <text:p>ID_TGHUL <text:s text:c="6"/>[Layer unlock by picking: UL]</text:p>
          </table:table-cell>
        </table:table-row>
        <table:table-row table:style-name="ro1">
          <table:table-cell table:number-columns-repeated="2" office:value-type="float" office:value="245">
            <text:p>245</text:p>
          </table:table-cell>
          <table:table-cell/>
          <table:table-cell office:value-type="string">
            <text:p>ID_TGHULA <text:s text:c="7"/>[ula]^C^Chaws-ula 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94">
            <text:p>694</text:p>
          </table:table-cell>
          <table:table-cell/>
          <table:table-cell office:value-type="string">
            <text:p>ID_TGHULA <text:s text:c="5"/>[Layer unlock *: ULA]</text:p>
          </table:table-cell>
        </table:table-row>
        <table:table-row table:style-name="ro1">
          <table:table-cell table:number-columns-repeated="2" office:value-type="float" office:value="246">
            <text:p>246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47">
            <text:p>247</text:p>
          </table:table-cell>
          <table:table-cell/>
          <table:table-cell office:value-type="string">
            <text:p>ID_TGHLCP <text:s text:c="7"/>[lcp]^C^Chaws-lcp 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549">
            <text:p>549</text:p>
          </table:table-cell>
          <table:table-cell/>
          <table:table-cell office:value-type="string">
            <text:p>ID_TGHLCP <text:s text:c="5"/>[Layer colors by picking: LCP]</text:p>
          </table:table-cell>
        </table:table-row>
        <table:table-row table:style-name="ro1">
          <table:table-cell table:number-columns-repeated="2" office:value-type="float" office:value="248">
            <text:p>248</text:p>
          </table:table-cell>
          <table:table-cell/>
          <table:table-cell office:value-type="string">
            <text:p>ID_TGHLCPX <text:s text:c="6"/>[lcpx]^C^Chaws-lcpx 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ID_TGHLCPX <text:s text:c="4"/>[Nested (xref) layer colors by picking. : LCPX]</text:p>
          </table:table-cell>
        </table:table-row>
        <table:table-row table:style-name="ro1">
          <table:table-cell table:number-columns-repeated="2" office:value-type="float" office:value="249">
            <text:p>24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 office:value-type="string">
            <text:p>P</text:p>
          </table:table-cell>
          <table:table-cell office:value-type="string">
            <text:p>ID_TGHLA <text:s text:c="8"/>[la]^C^Chaws-la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44">
            <text:p>544</text:p>
          </table:table-cell>
          <table:table-cell/>
          <table:table-cell office:value-type="string">
            <text:p>ID_TGHLA <text:s text:c="6"/>[Layer without dialogue box: LA]</text:p>
          </table:table-cell>
        </table:table-row>
        <table:table-row table:style-name="ro1">
          <table:table-cell table:number-columns-repeated="2" office:value-type="float" office:value="251">
            <text:p>251</text:p>
          </table:table-cell>
          <table:table-cell office:value-type="string">
            <text:p>O</text:p>
          </table:table-cell>
          <table:table-cell office:value-type="string">
            <text:p>ID_TGHLB <text:s text:c="8"/>[lb]^C^Chaws-lb 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ID_TGHLB <text:s text:c="6"/>[Layer box. <text:s/>Layer with dialogue box: LB]</text:p>
          </table:table-cell>
        </table:table-row>
        <table:table-row table:style-name="ro1">
          <table:table-cell table:number-columns-repeated="2" office:value-type="float" office:value="252">
            <text:p>252</text:p>
          </table:table-cell>
          <table:table-cell/>
          <table:table-cell office:value-type="string">
            <text:p>ID_TGHLM <text:s text:c="8"/>[lm]^C^Chaws-lm 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ID_TGHLM <text:s text:c="6"/>[Make layer with few prompts: LM]</text:p>
          </table:table-cell>
        </table:table-row>
        <table:table-row table:style-name="ro1">
          <table:table-cell table:number-columns-repeated="2" office:value-type="float" office:value="253">
            <text:p>253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54">
            <text:p>254</text:p>
          </table:table-cell>
          <table:table-cell/>
          <table:table-cell office:value-type="string">
            <text:p>ID_TGHLAS <text:s text:c="7"/>[las]^C^Chaws-las 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ID_TGHLAS <text:s text:c="5"/>[Save layer settings to a file. <text:s/>(Frozen, Off, Color, Linetype, Current viewport frozen): LAS]</text:p>
          </table:table-cell>
        </table:table-row>
        <table:table-row table:style-name="ro1">
          <table:table-cell table:number-columns-repeated="2" office:value-type="float" office:value="255">
            <text:p>255</text:p>
          </table:table-cell>
          <table:table-cell/>
          <table:table-cell office:value-type="string">
            <text:p>ID_TGHLAR <text:s text:c="7"/>[lar]^C^Chaws-lar 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46">
            <text:p>546</text:p>
          </table:table-cell>
          <table:table-cell/>
          <table:table-cell office:value-type="string">
            <text:p>ID_TGHLAR <text:s text:c="5"/>[Restore layer settings from a file. <text:s/>(Frozen, Off, Color, Linetype, Current viewport frozen): LAR]</text:p>
          </table:table-cell>
        </table:table-row>
        <table:table-row table:style-name="ro1">
          <table:table-cell table:number-columns-repeated="2" office:value-type="float" office:value="256">
            <text:p>256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57">
            <text:p>257</text:p>
          </table:table-cell>
          <table:table-cell/>
          <table:table-cell office:value-type="string">
            <text:p>ID_TGHLTB <text:s text:c="7"/>[ltb]^C^Chaws-ltb 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D_TGHLTB <text:s text:c="5"/>[Change all entities on a layer to bylayer linetype. <text:s/>Restores changes done by LTC: LTB]</text:p>
          </table:table-cell>
        </table:table-row>
        <table:table-row table:style-name="ro1">
          <table:table-cell table:number-columns-repeated="2" office:value-type="float" office:value="258">
            <text:p>258</text:p>
          </table:table-cell>
          <table:table-cell/>
          <table:table-cell office:value-type="string">
            <text:p>ID_TGHLTC <text:s text:c="7"/>[ltc]^C^Chaws-ltc 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ID_TGHLTC <text:s text:c="5"/>[Change all entities on a layer to continuous linetype. <text:s/>Speeds profile grid regens: LTC]</text:p>
          </table:table-cell>
        </table:table-row>
        <table:table-row table:style-name="ro1">
          <table:table-cell table:number-columns-repeated="2" office:value-type="float" office:value="259">
            <text:p>259</text:p>
          </table:table-cell>
          <table:table-cell/>
          <table:table-cell office:value-type="string">
            <text:p>ID_TGHLTH <text:s text:c="7"/>[lth]^C^Chaws-lth 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ID_TGHLTH <text:s text:c="5"/>[Change linetype to hidden by picking: LTH]</text:p>
          </table:table-cell>
        </table:table-row>
        <table:table-row table:style-name="ro1">
          <table:table-cell table:number-columns-repeated="2" office:value-type="float" office:value="260">
            <text:p>260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61">
            <text:p>261</text:p>
          </table:table-cell>
          <table:table-cell/>
          <table:table-cell office:value-type="string">
            <text:p>ID_TGHLAPRN <text:s text:c="5"/>[&lt;-laprn]^C^Chaws-laprn 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ID_TGHLAPRN <text:s text:c="3"/>[Print layer settings list to file (dwgname.txt): LAPRN]</text:p>
          </table:table-cell>
        </table:table-row>
        <table:table-row table:style-name="ro1">
          <table:table-cell table:number-columns-repeated="2" office:value-type="float" office:value="262">
            <text:p>262</text:p>
          </table:table-cell>
          <table:table-cell/>
          <table:table-cell office:value-type="string">
            <text:p><text:s text:c="15"/>[-&gt;Manage Blocks/Xrefs]</text:p>
          </table:table-cell>
        </table:table-row>
        <table:table-row table:style-name="ro1">
          <table:table-cell table:number-columns-repeated="2" office:value-type="float" office:value="263">
            <text:p>263</text:p>
          </table:table-cell>
          <table:table-cell/>
          <table:table-cell office:value-type="string">
            <text:p>ID_TGHBL <text:s text:c="8"/>[bl]^C^Chaws-bl 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39">
            <text:p>439</text:p>
          </table:table-cell>
          <table:table-cell/>
          <table:table-cell office:value-type="string">
            <text:p>ID_TGHBL <text:s text:c="6"/>[Block: BL]</text:p>
          </table:table-cell>
        </table:table-row>
        <table:table-row table:style-name="ro1">
          <table:table-cell table:number-columns-repeated="2" office:value-type="float" office:value="264">
            <text:p>264</text:p>
          </table:table-cell>
          <table:table-cell/>
          <table:table-cell office:value-type="string">
            <text:p>ID_TGHW <text:s text:c="9"/>[w]^C^Chaws-w 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05">
            <text:p>705</text:p>
          </table:table-cell>
          <table:table-cell/>
          <table:table-cell office:value-type="string">
            <text:p>ID_TGHW <text:s text:c="7"/>[Wblock without dialogue box.: W]</text:p>
          </table:table-cell>
        </table:table-row>
        <table:table-row table:style-name="ro1">
          <table:table-cell table:number-columns-repeated="2" office:value-type="float" office:value="265">
            <text:p>265</text:p>
          </table:table-cell>
          <table:table-cell/>
          <table:table-cell office:value-type="string">
            <text:p>ID_TGHWW <text:s text:c="8"/>[ww]^C^Chaws-ww 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10">
            <text:p>710</text:p>
          </table:table-cell>
          <table:table-cell/>
          <table:table-cell office:value-type="string">
            <text:p>ID_TGHWW <text:s text:c="6"/>[Wblock with dialogue box: WW]</text:p>
          </table:table-cell>
        </table:table-row>
        <table:table-row table:style-name="ro1">
          <table:table-cell table:number-columns-repeated="2" office:value-type="float" office:value="266">
            <text:p>266</text:p>
          </table:table-cell>
          <table:table-cell office:value-type="string">
            <text:p>P</text:p>
          </table:table-cell>
          <table:table-cell office:value-type="string">
            <text:p>ID_TGHIB <text:s text:c="8"/>[ib]^C^Chaws-ib 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22">
            <text:p>522</text:p>
          </table:table-cell>
          <table:table-cell/>
          <table:table-cell office:value-type="string">
            <text:p>ID_TGHIB <text:s text:c="6"/>[Insbase: IB]</text:p>
          </table:table-cell>
        </table:table-row>
        <table:table-row table:style-name="ro1">
          <table:table-cell table:number-columns-repeated="2" office:value-type="float" office:value="267">
            <text:p>267</text:p>
          </table:table-cell>
          <table:table-cell office:value-type="string">
            <text:p>P</text:p>
          </table:table-cell>
          <table:table-cell office:value-type="string">
            <text:p>ID_TGHI <text:s text:c="9"/>[i]^C^Chaws-i 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21">
            <text:p>521</text:p>
          </table:table-cell>
          <table:table-cell/>
          <table:table-cell office:value-type="string">
            <text:p>ID_TGHI <text:s text:c="7"/>[Insert without dialogue box: I]</text:p>
          </table:table-cell>
        </table:table-row>
        <table:table-row table:style-name="ro1">
          <table:table-cell table:number-columns-repeated="2" office:value-type="float" office:value="268">
            <text:p>268</text:p>
          </table:table-cell>
          <table:table-cell office:value-type="string">
            <text:p>P</text:p>
          </table:table-cell>
          <table:table-cell office:value-type="string">
            <text:p>ID_TGHII <text:s text:c="8"/>[ii]^C^Chaws-ii 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23">
            <text:p>523</text:p>
          </table:table-cell>
          <table:table-cell/>
          <table:table-cell office:value-type="string">
            <text:p>ID_TGHII <text:s text:c="6"/>[Insert with dialogue box: II]</text:p>
          </table:table-cell>
        </table:table-row>
        <table:table-row table:style-name="ro1">
          <table:table-cell table:number-columns-repeated="2" office:value-type="float" office:value="269">
            <text:p>269</text:p>
          </table:table-cell>
          <table:table-cell office:value-type="string">
            <text:p>P</text:p>
          </table:table-cell>
          <table:table-cell office:value-type="string">
            <text:p>ID_TGHEX <text:s text:c="8"/>[ex]^C^Chaws-ex 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ID_TGHEX <text:s text:c="6"/>[Explode mirrored blocks as well as the usual explodable entities: EX]</text:p>
          </table:table-cell>
        </table:table-row>
        <table:table-row table:style-name="ro1">
          <table:table-cell table:number-columns-repeated="2" office:value-type="float" office:value="271">
            <text:p>271</text:p>
          </table:table-cell>
          <table:table-cell/>
          <table:table-cell office:value-type="string">
            <text:p>ID_TGHBURST <text:s text:c="5"/>[burst]^C^Chaws-burst 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42">
            <text:p>442</text:p>
          </table:table-cell>
          <table:table-cell/>
          <table:table-cell office:value-type="string">
            <text:p>ID_TGHBURST <text:s text:c="3"/>[Explode blocks without losing attribute values: BURST]</text:p>
          </table:table-cell>
        </table:table-row>
        <table:table-row table:style-name="ro1">
          <table:table-cell table:number-columns-repeated="2" office:value-type="float" office:value="272">
            <text:p>272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73">
            <text:p>273</text:p>
          </table:table-cell>
          <table:table-cell office:value-type="string">
            <text:p>P</text:p>
          </table:table-cell>
          <table:table-cell office:value-type="string">
            <text:p>ID_TGHSC <text:s text:c="8"/>[sc]^C^Chaws-sc 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46">
            <text:p>646</text:p>
          </table:table-cell>
          <table:table-cell/>
          <table:table-cell office:value-type="string">
            <text:p>ID_TGHSC <text:s text:c="6"/>[Scale: SC]</text:p>
          </table:table-cell>
        </table:table-row>
        <table:table-row table:style-name="ro1">
          <table:table-cell table:number-columns-repeated="2" office:value-type="float" office:value="274">
            <text:p>274</text:p>
          </table:table-cell>
          <table:table-cell/>
          <table:table-cell office:value-type="string">
            <text:p>ID_TGHRESCALE <text:s text:c="3"/>[rescale]^C^Chaws-rescale 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637">
            <text:p>637</text:p>
          </table:table-cell>
          <table:table-cell/>
          <table:table-cell office:value-type="string">
            <text:p>ID_TGHRESCALE <text:s/>[Rescale selected blocks or other entities about their base points: RESCALE]</text:p>
          </table:table-cell>
        </table:table-row>
        <table:table-row table:style-name="ro1">
          <table:table-cell table:number-columns-repeated="2" office:value-type="float" office:value="275">
            <text:p>275</text:p>
          </table:table-cell>
          <table:table-cell/>
          <table:table-cell office:value-type="string">
            <text:p>ID_TGHNEWSCALE <text:s text:c="2"/>[newscale]^C^Chaws-newscale </text:p>
          </table:table-cell>
        </table:table-row>
        <table:table-row table:style-name="ro1">
          <table:table-cell table:number-columns-repeated="2" office:value-type="float" office:value="276">
            <text:p>276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77">
            <text:p>277</text:p>
          </table:table-cell>
          <table:table-cell/>
          <table:table-cell office:value-type="string">
            <text:p>ID_TGHCHATTRIB <text:s text:c="2"/>[chattrib]^C^Chaws-chattrib 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51">
            <text:p>451</text:p>
          </table:table-cell>
          <table:table-cell/>
          <table:table-cell office:value-type="string">
            <text:p>ID_TGHCHATTRIB [Change Value/Position/Angle/Style/Layer/Color of currently visible attribures globally.]</text:p>
          </table:table-cell>
        </table:table-row>
        <table:table-row table:style-name="ro1">
          <table:table-cell table:number-columns-repeated="2" office:value-type="float" office:value="278">
            <text:p>278</text:p>
          </table:table-cell>
          <table:table-cell/>
          <table:table-cell office:value-type="string">
            <text:p>ID_TGHINCATT <text:s text:c="4"/>[incatt]^C^Chaws-incatt </text:p>
          </table:table-cell>
        </table:table-row>
        <table:table-row table:style-name="ro1">
          <table:table-cell table:number-columns-repeated="2" office:value-type="float" office:value="279">
            <text:p>279</text:p>
          </table:table-cell>
          <table:table-cell/>
          <table:table-cell office:value-type="string">
            <text:p>ID_TGHCA <text:s text:c="8"/>[ca]^C^Chaws-ca </text:p>
          </table:table-cell>
        </table:table-row>
        <table:table-row table:style-name="ro1">
          <table:table-cell table:number-columns-repeated="2" office:value-type="float" office:value="280">
            <text:p>280</text:p>
          </table:table-cell>
          <table:table-cell/>
          <table:table-cell office:value-type="string">
            <text:p>ID_TGHBL0 <text:s text:c="7"/>[bl0]^C^Chaws-bl0 </text:p>
          </table:table-cell>
        </table:table-row>
        <table:table-row table:style-name="ro1">
          <table:table-cell table:number-columns-repeated="2" office:value-type="float" office:value="281">
            <text:p>281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282">
            <text:p>282</text:p>
          </table:table-cell>
          <table:table-cell/>
          <table:table-cell office:value-type="string">
            <text:p>ID_TGHXR <text:s text:c="8"/>[xr]^C^Chaws-xr 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/>
          <table:table-cell office:value-type="string">
            <text:p>ID_TGHXR <text:s text:c="6"/>[Xref without dialogue box: XR]</text:p>
          </table:table-cell>
        </table:table-row>
        <table:table-row table:style-name="ro1">
          <table:table-cell table:number-columns-repeated="2" office:value-type="float" office:value="283">
            <text:p>283</text:p>
          </table:table-cell>
          <table:table-cell/>
          <table:table-cell office:value-type="string">
            <text:p>ID_TGHXD <text:s text:c="8"/>[xd]^C^Chaws-xd 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13">
            <text:p>713</text:p>
          </table:table-cell>
          <table:table-cell/>
          <table:table-cell office:value-type="string">
            <text:p>ID_TGHXD <text:s text:c="6"/>[Xref detach by picking: XD]</text:p>
          </table:table-cell>
        </table:table-row>
        <table:table-row table:style-name="ro1">
          <table:table-cell table:number-columns-repeated="2" office:value-type="float" office:value="284">
            <text:p>284</text:p>
          </table:table-cell>
          <table:table-cell/>
          <table:table-cell office:value-type="string">
            <text:p>ID_TGHXDA <text:s text:c="7"/>[xda]^C^Chaws-xda 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14">
            <text:p>714</text:p>
          </table:table-cell>
          <table:table-cell/>
          <table:table-cell office:value-type="string">
            <text:p>ID_TGHXDA <text:s text:c="5"/>[Xref detach all (*): XDA]</text:p>
          </table:table-cell>
        </table:table-row>
        <table:table-row table:style-name="ro1">
          <table:table-cell table:number-columns-repeated="2" office:value-type="float" office:value="287">
            <text:p>287</text:p>
          </table:table-cell>
          <table:table-cell/>
          <table:table-cell office:value-type="string">
            <text:p>ID_TGHXRL <text:s text:c="7"/>[xrl]^C^Chaws-xrl 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18">
            <text:p>718</text:p>
          </table:table-cell>
          <table:table-cell/>
          <table:table-cell office:value-type="string">
            <text:p>ID_TGHXRL <text:s text:c="5"/>[Xref list. <text:s/>List of all xref's in drawing: XRL]</text:p>
          </table:table-cell>
        </table:table-row>
        <table:table-row table:style-name="ro1">
          <table:table-cell table:number-columns-repeated="2" office:value-type="float" office:value="289">
            <text:p>289</text:p>
          </table:table-cell>
          <table:table-cell/>
          <table:table-cell office:value-type="string">
            <text:p><text:s text:c="15"/>[-&gt;Get Info]</text:p>
          </table:table-cell>
        </table:table-row>
        <table:table-row table:style-name="ro1">
          <table:table-cell table:number-columns-repeated="2" office:value-type="float" office:value="290">
            <text:p>290</text:p>
          </table:table-cell>
          <table:table-cell/>
          <table:table-cell office:value-type="string">
            <text:p>ID_TGHAEE <text:s text:c="7"/>[aee]^C^Chaws-aee 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24">
            <text:p>424</text:p>
          </table:table-cell>
          <table:table-cell/>
          <table:table-cell office:value-type="string">
            <text:p>ID_TGHAEE <text:s text:c="5"/>[Area of entity: AEE]</text:p>
          </table:table-cell>
        </table:table-row>
        <table:table-row table:style-name="ro1">
          <table:table-cell table:number-columns-repeated="2" office:value-type="float" office:value="291">
            <text:p>291</text:p>
          </table:table-cell>
          <table:table-cell/>
          <table:table-cell office:value-type="string">
            <text:p>ID_TGHAET <text:s text:c="7"/>[aet]^C^Chaws-aet 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25">
            <text:p>425</text:p>
          </table:table-cell>
          <table:table-cell/>
          <table:table-cell office:value-type="string">
            <text:p>ID_TGHAET <text:s text:c="5"/>[Area of entity. <text:s/>Add text to drawing: AET]</text:p>
          </table:table-cell>
        </table:table-row>
        <table:table-row table:style-name="ro1">
          <table:table-cell table:number-columns-repeated="2" office:value-type="float" office:value="292">
            <text:p>292</text:p>
          </table:table-cell>
          <table:table-cell/>
          <table:table-cell office:value-type="string">
            <text:p>ID_TGHAL <text:s text:c="8"/>[al]^C^Chaws-al 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27">
            <text:p>427</text:p>
          </table:table-cell>
          <table:table-cell/>
          <table:table-cell office:value-type="string">
            <text:p>ID_TGHAL <text:s text:c="6"/>[List radius, length, delta, and tangent of an arc or pline. <text:s/>List length of a circle or line: AL]</text:p>
          </table:table-cell>
        </table:table-row>
        <table:table-row table:style-name="ro1">
          <table:table-cell table:number-columns-repeated="2" office:value-type="float" office:value="293">
            <text:p>293</text:p>
          </table:table-cell>
          <table:table-cell/>
          <table:table-cell office:value-type="string">
            <text:p>ID_TGHDI <text:s text:c="8"/>[di]^C^Chaws-di 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ID_TGHDI <text:s text:c="6"/>[Distance: DI]</text:p>
          </table:table-cell>
        </table:table-row>
        <table:table-row table:style-name="ro1">
          <table:table-cell table:number-columns-repeated="2" office:value-type="float" office:value="294">
            <text:p>294</text:p>
          </table:table-cell>
          <table:table-cell/>
          <table:table-cell office:value-type="string">
            <text:p>ID_TGHDN <text:s text:c="8"/>[dn]^C^Chaws-dn 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85">
            <text:p>485</text:p>
          </table:table-cell>
          <table:table-cell/>
          <table:table-cell office:value-type="string">
            <text:p>ID_TGHDN <text:s text:c="6"/>[Report drawing name: DN]</text:p>
          </table:table-cell>
        </table:table-row>
        <table:table-row table:style-name="ro1">
          <table:table-cell table:number-columns-repeated="2" office:value-type="float" office:value="295">
            <text:p>295</text:p>
          </table:table-cell>
          <table:table-cell/>
          <table:table-cell office:value-type="string">
            <text:p>ID_TGHEG <text:s text:c="8"/>[eg]^C^Chaws-eg 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97">
            <text:p>497</text:p>
          </table:table-cell>
          <table:table-cell/>
          <table:table-cell office:value-type="string">
            <text:p>ID_TGHEG <text:s text:c="6"/>[Entget. <text:s/>Get entity information list in DXF format: EG]</text:p>
          </table:table-cell>
        </table:table-row>
        <table:table-row table:style-name="ro1">
          <table:table-cell table:number-columns-repeated="2" office:value-type="float" office:value="296">
            <text:p>296</text:p>
          </table:table-cell>
          <table:table-cell/>
          <table:table-cell office:value-type="string">
            <text:p>ID_TGHEGN <text:s text:c="7"/>[egn]^C^Chaws-egn 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98">
            <text:p>498</text:p>
          </table:table-cell>
          <table:table-cell/>
          <table:table-cell office:value-type="string">
            <text:p>ID_TGHEGN <text:s text:c="5"/>[Entget nested. <text:s/>Get nested entity information list in DXF format: EGN]</text:p>
          </table:table-cell>
        </table:table-row>
        <table:table-row table:style-name="ro1">
          <table:table-cell table:number-columns-repeated="2" office:value-type="float" office:value="297">
            <text:p>297</text:p>
          </table:table-cell>
          <table:table-cell/>
          <table:table-cell office:value-type="string">
            <text:p>ID_TGHISTAN <text:s text:c="5"/>[istan]^C^Chaws-istan 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529">
            <text:p>529</text:p>
          </table:table-cell>
          <table:table-cell/>
          <table:table-cell office:value-type="string">
            <text:p>ID_TGHISTAN <text:s text:c="3"/>[Is it tangent? <text:s/>Find the gap and angular difference between two selected ends: ISTAN]</text:p>
          </table:table-cell>
        </table:table-row>
        <table:table-row table:style-name="ro1">
          <table:table-cell table:number-columns-repeated="2" office:value-type="float" office:value="298">
            <text:p>298</text:p>
          </table:table-cell>
          <table:table-cell/>
          <table:table-cell office:value-type="string">
            <text:p>ID_TGHLI <text:s text:c="8"/>[li]^C^Chaws-li 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555">
            <text:p>555</text:p>
          </table:table-cell>
          <table:table-cell/>
          <table:table-cell office:value-type="string">
            <text:p>ID_TGHLI <text:s text:c="6"/>[List: LI]</text:p>
          </table:table-cell>
        </table:table-row>
        <table:table-row table:style-name="ro1">
          <table:table-cell table:number-columns-repeated="2" office:value-type="float" office:value="299">
            <text:p>299</text:p>
          </table:table-cell>
          <table:table-cell/>
          <table:table-cell office:value-type="string">
            <text:p>ID_TGHLX <text:s text:c="8"/>[lx]^C^Chaws-lxRRRevision?BLM? 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ID_TGHLX <text:s text:c="6"/>[Nested list. <text:s/>Drills to the nesting bottom of an entity and lists all mother entities and layers: LX]</text:p>
          </table:table-cell>
        </table:table-row>
        <table:table-row table:style-name="ro1">
          <table:table-cell table:number-columns-repeated="2" office:value-type="float" office:value="300">
            <text:p>300</text:p>
          </table:table-cell>
          <table:table-cell/>
          <table:table-cell office:value-type="string">
            <text:p>ID_TGHMD <text:s text:c="8"/>[md]^C^Chaws-md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ID_TGHMD <text:s text:c="6"/>[List cumulative distance: MD]</text:p>
          </table:table-cell>
        </table:table-row>
        <table:table-row table:style-name="ro1">
          <table:table-cell table:number-columns-repeated="2" office:value-type="float" office:value="301">
            <text:p>301</text:p>
          </table:table-cell>
          <table:table-cell/>
          <table:table-cell office:value-type="string">
            <text:p>ID_TGHWL <text:s text:c="8"/>[wl]^C^Chaws-wlRRRevision?LAM? 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08">
            <text:p>708</text:p>
          </table:table-cell>
          <table:table-cell/>
          <table:table-cell office:value-type="string">
            <text:p>ID_TGHWL <text:s text:c="6"/>[What layer. <text:s/>Get layer name, color, linetype, and status info by picking an entity: WL]</text:p>
          </table:table-cell>
        </table:table-row>
        <table:table-row table:style-name="ro1">
          <table:table-cell table:number-columns-repeated="2" office:value-type="float" office:value="302">
            <text:p>302</text:p>
          </table:table-cell>
          <table:table-cell/>
          <table:table-cell office:value-type="string">
            <text:p>ID_TGHFFA <text:s text:c="7"/>[&lt;-ffa]^C^Chaws-ffa 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ID_TGHFFA <text:s text:c="5"/>[Findfile ACAD. <text:s/>Find out where AutoCAD is finding a file: FFA]</text:p>
          </table:table-cell>
        </table:table-row>
        <table:table-row table:style-name="ro1">
          <table:table-cell table:number-columns-repeated="2" office:value-type="float" office:value="303">
            <text:p>303</text:p>
          </table:table-cell>
          <table:table-cell/>
          <table:table-cell office:value-type="string">
            <text:p><text:s text:c="15"/>[-&gt;Edit]</text:p>
          </table:table-cell>
        </table:table-row>
        <table:table-row table:style-name="ro1">
          <table:table-cell table:number-columns-repeated="2" office:value-type="float" office:value="304">
            <text:p>304</text:p>
          </table:table-cell>
          <table:table-cell/>
          <table:table-cell office:value-type="string">
            <text:p>ID_TGHSSX <text:s text:c="7"/>[ssx]^C^Chaws-ssx 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60">
            <text:p>660</text:p>
          </table:table-cell>
          <table:table-cell/>
          <table:table-cell office:value-type="string">
            <text:p>ID_TGHSSX <text:s text:c="5"/>[Create a global selection set of specific layers, blocks, etc. for use in another command: SSX]</text:p>
          </table:table-cell>
        </table:table-row>
        <table:table-row table:style-name="ro1">
          <table:table-cell table:number-columns-repeated="2" office:value-type="float" office:value="305">
            <text:p>305</text:p>
          </table:table-cell>
          <table:table-cell/>
          <table:table-cell office:value-type="string">
            <text:p>ID_TGHSSXPRO <text:s text:c="4"/>[ssxpro]^C^Chaws-ssxpro 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61">
            <text:p>661</text:p>
          </table:table-cell>
          <table:table-cell/>
          <table:table-cell office:value-type="string">
            <text:p>ID_TGHSSXPRO <text:s text:c="2"/>[Like SSX, but more powerful and complicated: SSXPRO]</text:p>
          </table:table-cell>
        </table:table-row>
        <table:table-row table:style-name="ro1">
          <table:table-cell table:number-columns-repeated="2" office:value-type="float" office:value="306">
            <text:p>306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07">
            <text:p>307</text:p>
          </table:table-cell>
          <table:table-cell/>
          <table:table-cell office:value-type="string">
            <text:p>ID_TGHCH <text:s text:c="8"/>[ch]^C^Chaws-ch 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ID_TGHCH <text:s text:c="6"/>[Change: CH]</text:p>
          </table:table-cell>
        </table:table-row>
        <table:table-row table:style-name="ro1">
          <table:table-cell table:number-columns-repeated="2" office:value-type="float" office:value="308">
            <text:p>308</text:p>
          </table:table-cell>
          <table:table-cell/>
          <table:table-cell office:value-type="string">
            <text:p>ID_TGHCHCOORD <text:s text:c="3"/>[chcoord]^C^Chaws-chcoord 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452">
            <text:p>452</text:p>
          </table:table-cell>
          <table:table-cell/>
          <table:table-cell office:value-type="string">
            <text:p>ID_TGHCHCOORD <text:s/>[Change any coordinate of a selection set to a uniform value: CHCOORD]</text:p>
          </table:table-cell>
        </table:table-row>
        <table:table-row table:style-name="ro1">
          <table:table-cell table:number-columns-repeated="2" office:value-type="float" office:value="309">
            <text:p>309</text:p>
          </table:table-cell>
          <table:table-cell/>
          <table:table-cell office:value-type="string">
            <text:p>ID_TGHCMPRO <text:s text:c="5"/>[cmpro]^C^Chaws-cmpro 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61">
            <text:p>461</text:p>
          </table:table-cell>
          <table:table-cell/>
          <table:table-cell office:value-type="string">
            <text:p>ID_TGHCMPRO <text:s text:c="3"/>[Change any property of a selection set to match another object: CMPRO]</text:p>
          </table:table-cell>
        </table:table-row>
        <table:table-row table:style-name="ro1">
          <table:table-cell table:number-columns-repeated="2" office:value-type="float" office:value="310">
            <text:p>310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11">
            <text:p>311</text:p>
          </table:table-cell>
          <table:table-cell/>
          <table:table-cell office:value-type="string">
            <text:p>ID_TGHCX <text:s text:c="8"/>[cx]^C^Chaws-cxRRRevision 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70">
            <text:p>470</text:p>
          </table:table-cell>
          <table:table-cell/>
          <table:table-cell office:value-type="string">
            <text:p>ID_TGHCX <text:s text:c="6"/>[Copy: CX]</text:p>
          </table:table-cell>
        </table:table-row>
        <table:table-row table:style-name="ro1">
          <table:table-cell table:number-columns-repeated="2" office:value-type="float" office:value="312">
            <text:p>312</text:p>
          </table:table-cell>
          <table:table-cell/>
          <table:table-cell office:value-type="string">
            <text:p>ID_TGHCR <text:s text:c="8"/>[cr]^C^Chaws-cr 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64">
            <text:p>464</text:p>
          </table:table-cell>
          <table:table-cell/>
          <table:table-cell office:value-type="string">
            <text:p>ID_TGHCR <text:s text:c="6"/>[Copyrot. <text:s/>Rotate, leaving a copy in original position: CR]</text:p>
          </table:table-cell>
        </table:table-row>
        <table:table-row table:style-name="ro1">
          <table:table-cell table:number-columns-repeated="2" office:value-type="float" office:value="313">
            <text:p>313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14">
            <text:p>314</text:p>
          </table:table-cell>
          <table:table-cell/>
          <table:table-cell office:value-type="string">
            <text:p>ID_TGHE <text:s text:c="9"/>[e]^C^Chaws-e 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ID_TGHE <text:s text:c="7"/>[Erase: E]</text:p>
          </table:table-cell>
        </table:table-row>
        <table:table-row table:style-name="ro1">
          <table:table-cell table:number-columns-repeated="2" office:value-type="float" office:value="315">
            <text:p>315</text:p>
          </table:table-cell>
          <table:table-cell/>
          <table:table-cell office:value-type="string">
            <text:p>ID_TGHEC <text:s text:c="8"/>[ec]^C^Chaws-ec 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ID_TGHEC <text:s text:c="6"/>[Erase Crossing: EC]</text:p>
          </table:table-cell>
        </table:table-row>
        <table:table-row table:style-name="ro1">
          <table:table-cell table:number-columns-repeated="2" office:value-type="float" office:value="316">
            <text:p>316</text:p>
          </table:table-cell>
          <table:table-cell/>
          <table:table-cell office:value-type="string">
            <text:p>ID_TGHEW <text:s text:c="8"/>[ew]^C^Chaws-ew 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ID_TGHEW <text:s text:c="6"/>[Erase Window: EW]</text:p>
          </table:table-cell>
        </table:table-row>
        <table:table-row table:style-name="ro1">
          <table:table-cell table:number-columns-repeated="2" office:value-type="float" office:value="317">
            <text:p>317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18">
            <text:p>318</text:p>
          </table:table-cell>
          <table:table-cell/>
          <table:table-cell office:value-type="string">
            <text:p>ID_TGHT <text:s text:c="9"/>[t]^C^Chaws-t 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65">
            <text:p>665</text:p>
          </table:table-cell>
          <table:table-cell/>
          <table:table-cell office:value-type="string">
            <text:p>ID_TGHT <text:s text:c="7"/>[Trim: T]</text:p>
          </table:table-cell>
        </table:table-row>
        <table:table-row table:style-name="ro1">
          <table:table-cell table:number-columns-repeated="2" office:value-type="float" office:value="319">
            <text:p>319</text:p>
          </table:table-cell>
          <table:table-cell/>
          <table:table-cell office:value-type="string">
            <text:p>ID_TGHTB <text:s text:c="8"/>[tb]^C^Chaws-tb 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68">
            <text:p>668</text:p>
          </table:table-cell>
          <table:table-cell/>
          <table:table-cell office:value-type="string">
            <text:p>ID_TGHTB <text:s text:c="6"/>[Trim to an entity in a block: TB]</text:p>
          </table:table-cell>
        </table:table-row>
        <table:table-row table:style-name="ro1">
          <table:table-cell table:number-columns-repeated="2" office:value-type="float" office:value="320">
            <text:p>320</text:p>
          </table:table-cell>
          <table:table-cell/>
          <table:table-cell office:value-type="string">
            <text:p>ID_TGHX <text:s text:c="9"/>[x]^C^Chaws-x 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11">
            <text:p>711</text:p>
          </table:table-cell>
          <table:table-cell/>
          <table:table-cell office:value-type="string">
            <text:p>ID_TGHX <text:s text:c="7"/>[Extend: X]</text:p>
          </table:table-cell>
        </table:table-row>
        <table:table-row table:style-name="ro1">
          <table:table-cell table:number-columns-repeated="2" office:value-type="float" office:value="321">
            <text:p>321</text:p>
          </table:table-cell>
          <table:table-cell/>
          <table:table-cell office:value-type="string">
            <text:p>ID_TGHLE <text:s text:c="8"/>[le]^C^Chaws-le 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ID_TGHLE <text:s text:c="6"/>[Change the length of a line: LE]</text:p>
          </table:table-cell>
        </table:table-row>
        <table:table-row table:style-name="ro1">
          <table:table-cell table:number-columns-repeated="2" office:value-type="float" office:value="322">
            <text:p>322</text:p>
          </table:table-cell>
          <table:table-cell/>
          <table:table-cell office:value-type="string">
            <text:p>ID_TGHF <text:s text:c="9"/>[f]^C^Chaws-f 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ID_TGHF <text:s text:c="7"/>[Fillet: F]</text:p>
          </table:table-cell>
        </table:table-row>
        <table:table-row table:style-name="ro1">
          <table:table-cell table:number-columns-repeated="2" office:value-type="float" office:value="323">
            <text:p>323</text:p>
          </table:table-cell>
          <table:table-cell/>
          <table:table-cell office:value-type="string">
            <text:p>ID_TGHMF <text:s text:c="8"/>[mf]^C^Chaws-mf 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D_TGHMF <text:s text:c="6"/>[Multiple concentric fillet with automatic radius change. <text:s/>Useful for contours and curb returns: MF]</text:p>
          </table:table-cell>
        </table:table-row>
        <table:table-row table:style-name="ro1">
          <table:table-cell table:number-columns-repeated="2" office:value-type="float" office:value="324">
            <text:p>324</text:p>
          </table:table-cell>
          <table:table-cell/>
          <table:table-cell office:value-type="string">
            <text:p>ID_TGHCF <text:s text:c="8"/>[cf]^C^Chaws-cf 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49">
            <text:p>449</text:p>
          </table:table-cell>
          <table:table-cell/>
          <table:table-cell office:value-type="string">
            <text:p>ID_TGHCF <text:s text:c="6"/>[Chamfer: CF]</text:p>
          </table:table-cell>
        </table:table-row>
        <table:table-row table:style-name="ro1">
          <table:table-cell table:number-columns-repeated="2" office:value-type="float" office:value="325">
            <text:p>325</text:p>
          </table:table-cell>
          <table:table-cell/>
          <table:table-cell office:value-type="string">
            <text:p>ID_TGHB <text:s text:c="9"/>[b]^C^Chaws-b 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32">
            <text:p>432</text:p>
          </table:table-cell>
          <table:table-cell/>
          <table:table-cell office:value-type="string">
            <text:p>ID_TGHB <text:s text:c="7"/>[Break: B]</text:p>
          </table:table-cell>
        </table:table-row>
        <table:table-row table:style-name="ro1">
          <table:table-cell table:number-columns-repeated="2" office:value-type="float" office:value="326">
            <text:p>326</text:p>
          </table:table-cell>
          <table:table-cell/>
          <table:table-cell office:value-type="string">
            <text:p>ID_TGHBF <text:s text:c="8"/>[bf]^C^Chaws-bf 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38">
            <text:p>438</text:p>
          </table:table-cell>
          <table:table-cell/>
          <table:table-cell office:value-type="string">
            <text:p>ID_TGHBF <text:s text:c="6"/>[Break First: BF]</text:p>
          </table:table-cell>
        </table:table-row>
        <table:table-row table:style-name="ro1">
          <table:table-cell table:number-columns-repeated="2" office:value-type="float" office:value="327">
            <text:p>327</text:p>
          </table:table-cell>
          <table:table-cell/>
          <table:table-cell office:value-type="string">
            <text:p>ID_TGHBM <text:s text:c="8"/>[bm]^C^Chaws-bm 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40">
            <text:p>440</text:p>
          </table:table-cell>
          <table:table-cell/>
          <table:table-cell office:value-type="string">
            <text:p>ID_TGHBM <text:s text:c="6"/>[Brkmatch. <text:s/>Break a line, filling the gap to match another entity: BM]</text:p>
          </table:table-cell>
        </table:table-row>
        <table:table-row table:style-name="ro1">
          <table:table-cell table:number-columns-repeated="2" office:value-type="float" office:value="328">
            <text:p>328</text:p>
          </table:table-cell>
          <table:table-cell/>
          <table:table-cell office:value-type="string">
            <text:p>ID_TGHBRK <text:s text:c="7"/>[brk]^C^Chaws-brk 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41">
            <text:p>441</text:p>
          </table:table-cell>
          <table:table-cell/>
          <table:table-cell office:value-type="string">
            <text:p>ID_TGHBRK <text:s text:c="5"/>[Break two objects where they intersect: BRK]</text:p>
          </table:table-cell>
        </table:table-row>
        <table:table-row table:style-name="ro1">
          <table:table-cell table:number-columns-repeated="2" office:value-type="float" office:value="329">
            <text:p>32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30">
            <text:p>330</text:p>
          </table:table-cell>
          <table:table-cell/>
          <table:table-cell office:value-type="string">
            <text:p>ID_TGHM <text:s text:c="9"/>[m]^C^Chaws-m 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571">
            <text:p>571</text:p>
          </table:table-cell>
          <table:table-cell/>
          <table:table-cell office:value-type="string">
            <text:p>ID_TGHM <text:s text:c="7"/>[Move: M]</text:p>
          </table:table-cell>
        </table:table-row>
        <table:table-row table:style-name="ro1">
          <table:table-cell table:number-columns-repeated="2" office:value-type="float" office:value="331">
            <text:p>331</text:p>
          </table:table-cell>
          <table:table-cell/>
          <table:table-cell office:value-type="string">
            <text:p>ID_TGHMC <text:s text:c="8"/>[mc]^C^Chaws-mc 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D_TGHMC <text:s text:c="6"/>[Move Crossing: MC]</text:p>
          </table:table-cell>
        </table:table-row>
        <table:table-row table:style-name="ro1">
          <table:table-cell table:number-columns-repeated="2" office:value-type="float" office:value="332">
            <text:p>332</text:p>
          </table:table-cell>
          <table:table-cell/>
          <table:table-cell office:value-type="string">
            <text:p>ID_TGHMP <text:s text:c="8"/>[mp]^C^Chaws-mp 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581">
            <text:p>581</text:p>
          </table:table-cell>
          <table:table-cell/>
          <table:table-cell office:value-type="string">
            <text:p>ID_TGHMP <text:s text:c="6"/>[Move Previous: MP]</text:p>
          </table:table-cell>
        </table:table-row>
        <table:table-row table:style-name="ro1">
          <table:table-cell table:number-columns-repeated="2" office:value-type="float" office:value="333">
            <text:p>333</text:p>
          </table:table-cell>
          <table:table-cell/>
          <table:table-cell office:value-type="string">
            <text:p>ID_TGHMW <text:s text:c="8"/>[mw]^C^Chaws-mw 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ID_TGHMW <text:s text:c="6"/>[Move Window: MW]</text:p>
          </table:table-cell>
        </table:table-row>
        <table:table-row table:style-name="ro1">
          <table:table-cell table:number-columns-repeated="2" office:value-type="float" office:value="334">
            <text:p>334</text:p>
          </table:table-cell>
          <table:table-cell/>
          <table:table-cell office:value-type="string">
            <text:p>ID_TGHSWAP <text:s text:c="6"/>[swap]^C^Chaws-swap 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64">
            <text:p>664</text:p>
          </table:table-cell>
          <table:table-cell/>
          <table:table-cell office:value-type="string">
            <text:p>ID_TGHSWAP <text:s text:c="4"/>[Swap the location of two selection sets: SWAP]</text:p>
          </table:table-cell>
        </table:table-row>
        <table:table-row table:style-name="ro1">
          <table:table-cell table:number-columns-repeated="2" office:value-type="float" office:value="335">
            <text:p>335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36">
            <text:p>336</text:p>
          </table:table-cell>
          <table:table-cell/>
          <table:table-cell office:value-type="string">
            <text:p>ID_TGHO <text:s text:c="9"/>[o]^C^Chaws-o 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595">
            <text:p>595</text:p>
          </table:table-cell>
          <table:table-cell/>
          <table:table-cell office:value-type="string">
            <text:p>ID_TGHO <text:s text:c="7"/>[Offset: O]</text:p>
          </table:table-cell>
        </table:table-row>
        <table:table-row table:style-name="ro1">
          <table:table-cell table:number-columns-repeated="2" office:value-type="float" office:value="337">
            <text:p>337</text:p>
          </table:table-cell>
          <table:table-cell/>
          <table:table-cell office:value-type="string">
            <text:p>ID_TGHOO <text:s text:c="8"/>[oo]^C^Chaws-oo 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ID_TGHOO <text:s text:c="6"/>[Offset to current layer. <text:s/>Same as offsetx: OO]</text:p>
          </table:table-cell>
        </table:table-row>
        <table:table-row table:style-name="ro1">
          <table:table-cell table:number-columns-repeated="2" office:value-type="float" office:value="338">
            <text:p>338</text:p>
          </table:table-cell>
          <table:table-cell/>
          <table:table-cell office:value-type="string">
            <text:p>ID_TGHMOF <text:s text:c="7"/>[mof]^C^Chaws-mof 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80">
            <text:p>580</text:p>
          </table:table-cell>
          <table:table-cell/>
          <table:table-cell office:value-type="string">
            <text:p>ID_TGHMOF <text:s text:c="5"/>[Multiple offset. <text:s/>Offset with one pick to multiple distances and layers. <text:s/>Good for streets: MOF]</text:p>
          </table:table-cell>
        </table:table-row>
        <table:table-row table:style-name="ro1">
          <table:table-cell table:number-columns-repeated="2" office:value-type="float" office:value="339">
            <text:p>339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40">
            <text:p>340</text:p>
          </table:table-cell>
          <table:table-cell/>
          <table:table-cell office:value-type="string">
            <text:p>ID_TGHMM <text:s text:c="8"/>[mm]^C^Chaws-mm 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577">
            <text:p>577</text:p>
          </table:table-cell>
          <table:table-cell/>
          <table:table-cell office:value-type="string">
            <text:p>ID_TGHMM <text:s text:c="6"/>[Mirror: MM]</text:p>
          </table:table-cell>
        </table:table-row>
        <table:table-row table:style-name="ro1">
          <table:table-cell table:number-columns-repeated="2" office:value-type="float" office:value="341">
            <text:p>341</text:p>
          </table:table-cell>
          <table:table-cell/>
          <table:table-cell office:value-type="string">
            <text:p>ID_TGHS <text:s text:c="9"/>[s]^C^Chaws-s 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ID_TGHS <text:s text:c="7"/>[Stretch crossing: S]</text:p>
          </table:table-cell>
        </table:table-row>
        <table:table-row table:style-name="ro1">
          <table:table-cell table:number-columns-repeated="2" office:value-type="float" office:value="342">
            <text:p>342</text:p>
          </table:table-cell>
          <table:table-cell/>
          <table:table-cell office:value-type="string">
            <text:p>ID_TGHDATE <text:s text:c="6"/>[date]^C^Chaws-dateRRRevision 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75">
            <text:p>475</text:p>
          </table:table-cell>
          <table:table-cell/>
          <table:table-cell office:value-type="string">
            <text:p>ID_TGHDATE <text:s text:c="4"/>[Put a date stamp on the standard border. <text:s/>Works only with an <text:s/>unscaled border: DATE]</text:p>
          </table:table-cell>
        </table:table-row>
        <table:table-row table:style-name="ro1">
          <table:table-cell table:number-columns-repeated="2" office:value-type="float" office:value="343">
            <text:p>343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44">
            <text:p>344</text:p>
          </table:table-cell>
          <table:table-cell/>
          <table:table-cell office:value-type="string">
            <text:p>ID_TGHRR <text:s text:c="8"/>[rr]^C^Chaws-rr 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42">
            <text:p>642</text:p>
          </table:table-cell>
          <table:table-cell/>
          <table:table-cell office:value-type="string">
            <text:p>ID_TGHRR <text:s text:c="6"/>[Rotate: RR]</text:p>
          </table:table-cell>
        </table:table-row>
        <table:table-row table:style-name="ro1">
          <table:table-cell table:number-columns-repeated="2" office:value-type="float" office:value="345">
            <text:p>345</text:p>
          </table:table-cell>
          <table:table-cell/>
          <table:table-cell office:value-type="string">
            <text:p>ID_TGHRRR <text:s text:c="7"/>[rrr]^C^Chaws-rrr 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ID_TGHRRR <text:s text:c="5"/>[Rotate from a reference point. <text:s/>Good as an everyday substitute for ROTATE: RRR]</text:p>
          </table:table-cell>
        </table:table-row>
        <table:table-row table:style-name="ro1">
          <table:table-cell table:number-columns-repeated="2" office:value-type="float" office:value="346">
            <text:p>346</text:p>
          </table:table-cell>
          <table:table-cell/>
          <table:table-cell office:value-type="string">
            <text:p>ID_TGHNA <text:s text:c="8"/>[na]^C^Chaws-na 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589">
            <text:p>589</text:p>
          </table:table-cell>
          <table:table-cell/>
          <table:table-cell office:value-type="string">
            <text:p>ID_TGHNA <text:s text:c="6"/>[New angle. <text:s/>Change the angle of selected entities to match a selected entity: NA]</text:p>
          </table:table-cell>
        </table:table-row>
        <table:table-row table:style-name="ro1">
          <table:table-cell table:number-columns-repeated="2" office:value-type="float" office:value="347">
            <text:p>347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48">
            <text:p>348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49">
            <text:p>349</text:p>
          </table:table-cell>
          <table:table-cell/>
          <table:table-cell office:value-type="string">
            <text:p>ID_TGHPE <text:s text:c="8"/>[pe]^C^Chaws-pe 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612">
            <text:p>612</text:p>
          </table:table-cell>
          <table:table-cell/>
          <table:table-cell office:value-type="string">
            <text:p>ID_TGHPE <text:s text:c="6"/>[Pedit: PE]</text:p>
          </table:table-cell>
        </table:table-row>
        <table:table-row table:style-name="ro1">
          <table:table-cell table:number-columns-repeated="2" office:value-type="float" office:value="350">
            <text:p>350</text:p>
          </table:table-cell>
          <table:table-cell/>
          <table:table-cell office:value-type="string">
            <text:p>ID_TGHJOIN <text:s text:c="6"/>[join]^C^Chaws-join 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31">
            <text:p>531</text:p>
          </table:table-cell>
          <table:table-cell/>
          <table:table-cell office:value-type="string">
            <text:p>ID_TGHJOIN <text:s text:c="4"/>[Join lines &amp; arcs into a pline even if not quite touching: JOIN]</text:p>
          </table:table-cell>
        </table:table-row>
        <table:table-row table:style-name="ro1">
          <table:table-cell table:number-columns-repeated="2" office:value-type="float" office:value="351">
            <text:p>351</text:p>
          </table:table-cell>
          <table:table-cell/>
          <table:table-cell office:value-type="string">
            <text:p>ID_TGHMAKEPOLY <text:s text:c="2"/>[makepoly]^C^Chaws-makepoly 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ID_TGHMAKEPOLY [Join lines into a polyline.]</text:p>
          </table:table-cell>
        </table:table-row>
        <table:table-row table:style-name="ro1">
          <table:table-cell table:number-columns-repeated="2" office:value-type="float" office:value="352">
            <text:p>352</text:p>
          </table:table-cell>
          <table:table-cell/>
          <table:table-cell office:value-type="string">
            <text:p>ID_TGHP0 <text:s text:c="8"/>[p0]^C^Chaws-p0RRRevision 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07">
            <text:p>607</text:p>
          </table:table-cell>
          <table:table-cell/>
          <table:table-cell office:value-type="string">
            <text:p>ID_TGHP0 <text:s text:c="6"/>[Set polyline width to 0: P0]</text:p>
          </table:table-cell>
        </table:table-row>
        <table:table-row table:style-name="ro1">
          <table:table-cell table:number-columns-repeated="2" office:value-type="float" office:value="353">
            <text:p>353</text:p>
          </table:table-cell>
          <table:table-cell/>
          <table:table-cell office:value-type="string">
            <text:p>ID_TGHCW <text:s text:c="8"/>[cw]^C^Chaws-cw 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69">
            <text:p>469</text:p>
          </table:table-cell>
          <table:table-cell/>
          <table:table-cell office:value-type="string">
            <text:p>ID_TGHCW <text:s text:c="6"/>[Pedit width change for a group: CW]</text:p>
          </table:table-cell>
        </table:table-row>
        <table:table-row table:style-name="ro1">
          <table:table-cell table:number-columns-repeated="2" office:value-type="float" office:value="354">
            <text:p>354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55">
            <text:p>355</text:p>
          </table:table-cell>
          <table:table-cell/>
          <table:table-cell office:value-type="string">
            <text:p>ID_TGHUB <text:s text:c="8"/>[ub]^C^Chaws-ub 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89">
            <text:p>689</text:p>
          </table:table-cell>
          <table:table-cell/>
          <table:table-cell office:value-type="string">
            <text:p>ID_TGHUB <text:s text:c="6"/>[Undo back: UB]</text:p>
          </table:table-cell>
        </table:table-row>
        <table:table-row table:style-name="ro1">
          <table:table-cell table:number-columns-repeated="2" office:value-type="float" office:value="356">
            <text:p>356</text:p>
          </table:table-cell>
          <table:table-cell/>
          <table:table-cell office:value-type="string">
            <text:p>ID_TGHUM <text:s text:c="8"/>[um]^C^Chaws-um 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695">
            <text:p>695</text:p>
          </table:table-cell>
          <table:table-cell/>
          <table:table-cell office:value-type="string">
            <text:p>ID_TGHUM <text:s text:c="6"/>[Undo mark: UM]</text:p>
          </table:table-cell>
        </table:table-row>
        <table:table-row table:style-name="ro1">
          <table:table-cell table:number-columns-repeated="2" office:value-type="float" office:value="357">
            <text:p>357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58">
            <text:p>358</text:p>
          </table:table-cell>
          <table:table-cell/>
          <table:table-cell office:value-type="string">
            <text:p>ID_TGHMSCR <text:s text:c="6"/>[&lt;-mscr]^C^Chaws-mscr 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585">
            <text:p>585</text:p>
          </table:table-cell>
          <table:table-cell/>
          <table:table-cell office:value-type="string">
            <text:p>ID_TGHMSCR <text:s text:c="4"/>[Multiple Script processor. <text:s/>Run a script file on multiple drawings: MSCR]</text:p>
          </table:table-cell>
        </table:table-row>
        <table:table-row table:style-name="ro1">
          <table:table-cell table:number-columns-repeated="2" office:value-type="float" office:value="359">
            <text:p>359</text:p>
          </table:table-cell>
          <table:table-cell/>
          <table:table-cell office:value-type="string">
            <text:p><text:s text:c="15"/>[-&gt;Draw]</text:p>
          </table:table-cell>
        </table:table-row>
        <table:table-row table:style-name="ro1">
          <table:table-cell table:number-columns-repeated="2" office:value-type="float" office:value="360">
            <text:p>360</text:p>
          </table:table-cell>
          <table:table-cell/>
          <table:table-cell office:value-type="string">
            <text:p>ID_TGHAH <text:s text:c="8"/>[Snap to midway](ah) 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26">
            <text:p>426</text:p>
          </table:table-cell>
          <table:table-cell/>
          <table:table-cell office:value-type="string">
            <text:p>ID_TGHAH <text:s text:c="6"/>[Snap to a point halfway between two selected points: (AH)]</text:p>
          </table:table-cell>
        </table:table-row>
        <table:table-row table:style-name="ro1">
          <table:table-cell table:number-columns-repeated="2" office:value-type="float" office:value="361">
            <text:p>361</text:p>
          </table:table-cell>
          <table:table-cell/>
          <table:table-cell office:value-type="string">
            <text:p>ID_TGHA <text:s text:c="9"/>[a]^C^Chaws-a 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ID_TGHA <text:s text:c="7"/>[Arc: A]</text:p>
          </table:table-cell>
        </table:table-row>
        <table:table-row table:style-name="ro1">
          <table:table-cell table:number-columns-repeated="2" office:value-type="float" office:value="362">
            <text:p>362</text:p>
          </table:table-cell>
          <table:table-cell/>
          <table:table-cell office:value-type="string">
            <text:p>ID_TGHAR <text:s text:c="8"/>[ar]^C^Chaws-ar 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ID_TGHAR <text:s text:c="6"/>[Array: AR]</text:p>
          </table:table-cell>
        </table:table-row>
        <table:table-row table:style-name="ro1">
          <table:table-cell table:number-columns-repeated="2" office:value-type="float" office:value="363">
            <text:p>363</text:p>
          </table:table-cell>
          <table:table-cell/>
          <table:table-cell office:value-type="string">
            <text:p>ID_TGHBX <text:s text:c="8"/>[bx]^C^Chaws-bx 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44">
            <text:p>444</text:p>
          </table:table-cell>
          <table:table-cell/>
          <table:table-cell office:value-type="string">
            <text:p>ID_TGHBX <text:s text:c="6"/>[Draw a pline box given two corners; rotate if needed: BX]</text:p>
          </table:table-cell>
        </table:table-row>
        <table:table-row table:style-name="ro1">
          <table:table-cell table:number-columns-repeated="2" office:value-type="float" office:value="364">
            <text:p>364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65">
            <text:p>365</text:p>
          </table:table-cell>
          <table:table-cell/>
          <table:table-cell office:value-type="string">
            <text:p>ID_TGHC <text:s text:c="9"/>[c]^C^Chaws-c 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45">
            <text:p>445</text:p>
          </table:table-cell>
          <table:table-cell/>
          <table:table-cell office:value-type="string">
            <text:p>ID_TGHC <text:s text:c="7"/>[Circle: C]</text:p>
          </table:table-cell>
        </table:table-row>
        <table:table-row table:style-name="ro1">
          <table:table-cell table:number-columns-repeated="2" office:value-type="float" office:value="366">
            <text:p>366</text:p>
          </table:table-cell>
          <table:table-cell/>
          <table:table-cell office:value-type="string">
            <text:p>ID_TGHC2 <text:s text:c="8"/>[c2]^C^Chaws-c2 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46">
            <text:p>446</text:p>
          </table:table-cell>
          <table:table-cell/>
          <table:table-cell office:value-type="string">
            <text:p>ID_TGHC2 <text:s text:c="6"/>[Circle by two points: C2]</text:p>
          </table:table-cell>
        </table:table-row>
        <table:table-row table:style-name="ro1">
          <table:table-cell table:number-columns-repeated="2" office:value-type="float" office:value="367">
            <text:p>367</text:p>
          </table:table-cell>
          <table:table-cell/>
          <table:table-cell office:value-type="string">
            <text:p>ID_TGHCT <text:s text:c="8"/>[ct]^C^Chaws-ct 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66">
            <text:p>466</text:p>
          </table:table-cell>
          <table:table-cell/>
          <table:table-cell office:value-type="string">
            <text:p>ID_TGHCT <text:s text:c="6"/>[Circle by tangent, tangent, and radius: CT]</text:p>
          </table:table-cell>
        </table:table-row>
        <table:table-row table:style-name="ro1">
          <table:table-cell table:number-columns-repeated="2" office:value-type="float" office:value="368">
            <text:p>368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69">
            <text:p>369</text:p>
          </table:table-cell>
          <table:table-cell/>
          <table:table-cell office:value-type="string">
            <text:p>ID_TGHDD <text:s text:c="8"/>[dd]^C^Chaws-dd 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77">
            <text:p>477</text:p>
          </table:table-cell>
          <table:table-cell/>
          <table:table-cell office:value-type="string">
            <text:p>ID_TGHDD <text:s text:c="6"/>[Donut with no hole: DD]</text:p>
          </table:table-cell>
        </table:table-row>
        <table:table-row table:style-name="ro1">
          <table:table-cell table:number-columns-repeated="2" office:value-type="float" office:value="370">
            <text:p>370</text:p>
          </table:table-cell>
          <table:table-cell/>
          <table:table-cell office:value-type="string">
            <text:p>ID_TGHELL <text:s text:c="7"/>[ell]^C^Chaws-ell 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ID_TGHELL <text:s text:c="5"/>[Ellipse: ELL]</text:p>
          </table:table-cell>
        </table:table-row>
        <table:table-row table:style-name="ro1">
          <table:table-cell table:number-columns-repeated="2" office:value-type="float" office:value="371">
            <text:p>371</text:p>
          </table:table-cell>
          <table:table-cell/>
          <table:table-cell office:value-type="string">
            <text:p>ID_TGHH <text:s text:c="9"/>[h]^C^Chaws-h 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ID_TGHH <text:s text:c="7"/>[Bhatch: H]</text:p>
          </table:table-cell>
        </table:table-row>
        <table:table-row table:style-name="ro1">
          <table:table-cell table:number-columns-repeated="2" office:value-type="float" office:value="372">
            <text:p>372</text:p>
          </table:table-cell>
          <table:table-cell/>
          <table:table-cell office:value-type="string">
            <text:p>ID_TGHL <text:s text:c="9"/>[l]^C^Chaws-l 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32">
            <text:p>532</text:p>
          </table:table-cell>
          <table:table-cell/>
          <table:table-cell office:value-type="string">
            <text:p>ID_TGHL <text:s text:c="7"/>[Line: L]</text:p>
          </table:table-cell>
        </table:table-row>
        <table:table-row table:style-name="ro1">
          <table:table-cell table:number-columns-repeated="2" office:value-type="float" office:value="373">
            <text:p>373</text:p>
          </table:table-cell>
          <table:table-cell/>
          <table:table-cell office:value-type="string">
            <text:p>ID_TGHPG <text:s text:c="8"/>[pg]^C^Chaws-pg 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14">
            <text:p>614</text:p>
          </table:table-cell>
          <table:table-cell/>
          <table:table-cell office:value-type="string">
            <text:p>ID_TGHPG <text:s text:c="6"/>[Polygon: PG]</text:p>
          </table:table-cell>
        </table:table-row>
        <table:table-row table:style-name="ro1">
          <table:table-cell table:number-columns-repeated="2" office:value-type="float" office:value="374">
            <text:p>374</text:p>
          </table:table-cell>
          <table:table-cell/>
          <table:table-cell office:value-type="string">
            <text:p>ID_TGHPL <text:s text:c="8"/>[&lt;-pl]^C^Chaws-pl 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ID_TGHPL <text:s text:c="6"/>[Polyline: PL]</text:p>
          </table:table-cell>
        </table:table-row>
        <table:table-row table:style-name="ro1">
          <table:table-cell table:number-columns-repeated="2" office:value-type="float" office:value="375">
            <text:p>375</text:p>
          </table:table-cell>
          <table:table-cell/>
          <table:table-cell office:value-type="string">
            <text:p><text:s text:c="15"/>[-&gt;Views and Zooms]</text:p>
          </table:table-cell>
        </table:table-row>
        <table:table-row table:style-name="ro1">
          <table:table-cell table:number-columns-repeated="2" office:value-type="float" office:value="376">
            <text:p>376</text:p>
          </table:table-cell>
          <table:table-cell/>
          <table:table-cell office:value-type="string">
            <text:p>ID_TGHX2 <text:s text:c="8"/>[x2]^C^Chaws-x2 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12">
            <text:p>712</text:p>
          </table:table-cell>
          <table:table-cell/>
          <table:table-cell office:value-type="string">
            <text:p>ID_TGHX2 <text:s text:c="6"/>[Zoom 2X: X2]</text:p>
          </table:table-cell>
        </table:table-row>
        <table:table-row table:style-name="ro1">
          <table:table-cell table:number-columns-repeated="2" office:value-type="float" office:value="377">
            <text:p>377</text:p>
          </table:table-cell>
          <table:table-cell/>
          <table:table-cell office:value-type="string">
            <text:p>ID_TGH9X <text:s text:c="8"/>[9x]^C^Chaws-9x 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418">
            <text:p>418</text:p>
          </table:table-cell>
          <table:table-cell/>
          <table:table-cell office:value-type="string">
            <text:p>ID_TGH9X <text:s text:c="6"/>[ZOOM .9X: 9X]</text:p>
          </table:table-cell>
        </table:table-row>
        <table:table-row table:style-name="ro1">
          <table:table-cell table:number-columns-repeated="2" office:value-type="float" office:value="378">
            <text:p>378</text:p>
          </table:table-cell>
          <table:table-cell/>
          <table:table-cell office:value-type="string">
            <text:p>ID_TGH5X <text:s text:c="8"/>[5x]^C^Chaws-5x 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417">
            <text:p>417</text:p>
          </table:table-cell>
          <table:table-cell/>
          <table:table-cell office:value-type="string">
            <text:p>ID_TGH5X <text:s text:c="6"/>[ZOOM .5X: 5X]</text:p>
          </table:table-cell>
        </table:table-row>
        <table:table-row table:style-name="ro1">
          <table:table-cell table:number-columns-repeated="2" office:value-type="float" office:value="379">
            <text:p>379</text:p>
          </table:table-cell>
          <table:table-cell/>
          <table:table-cell office:value-type="string">
            <text:p>ID_TGH2X <text:s text:c="8"/>[2x]^C^Chaws-2x 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16">
            <text:p>416</text:p>
          </table:table-cell>
          <table:table-cell/>
          <table:table-cell office:value-type="string">
            <text:p>ID_TGH2X <text:s text:c="6"/>[ZOOM .2X: 2X]</text:p>
          </table:table-cell>
        </table:table-row>
        <table:table-row table:style-name="ro1">
          <table:table-cell table:number-columns-repeated="2" office:value-type="float" office:value="380">
            <text:p>380</text:p>
          </table:table-cell>
          <table:table-cell/>
          <table:table-cell office:value-type="string">
            <text:p>ID_TGHZI <text:s text:c="8"/>[zi]^C^Chaws-zi 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27">
            <text:p>727</text:p>
          </table:table-cell>
          <table:table-cell/>
          <table:table-cell office:value-type="string">
            <text:p>ID_TGHZI <text:s text:c="6"/>[Zoom in. <text:s/>Zoom 1.5X: ZI]</text:p>
          </table:table-cell>
        </table:table-row>
        <table:table-row table:style-name="ro1">
          <table:table-cell table:number-columns-repeated="2" office:value-type="float" office:value="381">
            <text:p>381</text:p>
          </table:table-cell>
          <table:table-cell/>
          <table:table-cell office:value-type="string">
            <text:p>ID_TGHZO <text:s text:c="8"/>[zo]^C^Chaws-zo 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28">
            <text:p>728</text:p>
          </table:table-cell>
          <table:table-cell/>
          <table:table-cell office:value-type="string">
            <text:p>ID_TGHZO <text:s text:c="6"/>[Zoom out. <text:s/>Zoom 0.5X: ZO]</text:p>
          </table:table-cell>
        </table:table-row>
        <table:table-row table:style-name="ro1">
          <table:table-cell table:number-columns-repeated="2" office:value-type="float" office:value="382">
            <text:p>382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83">
            <text:p>383</text:p>
          </table:table-cell>
          <table:table-cell/>
          <table:table-cell office:value-type="string">
            <text:p>ID_TGHZ <text:s text:c="9"/>[z]^C^Chaws-z 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22">
            <text:p>722</text:p>
          </table:table-cell>
          <table:table-cell/>
          <table:table-cell office:value-type="string">
            <text:p>ID_TGHZ <text:s text:c="7"/>[Zoom: Z]</text:p>
          </table:table-cell>
        </table:table-row>
        <table:table-row table:style-name="ro1">
          <table:table-cell table:number-columns-repeated="2" office:value-type="float" office:value="384">
            <text:p>384</text:p>
          </table:table-cell>
          <table:table-cell/>
          <table:table-cell office:value-type="string">
            <text:p>ID_TGHZA <text:s text:c="8"/>[za]^C^Chaws-za 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24">
            <text:p>724</text:p>
          </table:table-cell>
          <table:table-cell/>
          <table:table-cell office:value-type="string">
            <text:p>ID_TGHZA <text:s text:c="6"/>[Zoom All: ZA]</text:p>
          </table:table-cell>
        </table:table-row>
        <table:table-row table:style-name="ro1">
          <table:table-cell table:number-columns-repeated="2" office:value-type="float" office:value="385">
            <text:p>385</text:p>
          </table:table-cell>
          <table:table-cell/>
          <table:table-cell office:value-type="string">
            <text:p>ID_TGHZD <text:s text:c="8"/>[zd]^C^Chaws-zd 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25">
            <text:p>725</text:p>
          </table:table-cell>
          <table:table-cell/>
          <table:table-cell office:value-type="string">
            <text:p>ID_TGHZD <text:s text:c="6"/>[Zoom dynamic: ZD]</text:p>
          </table:table-cell>
        </table:table-row>
        <table:table-row table:style-name="ro1">
          <table:table-cell table:number-columns-repeated="2" office:value-type="float" office:value="386">
            <text:p>386</text:p>
          </table:table-cell>
          <table:table-cell/>
          <table:table-cell office:value-type="string">
            <text:p>ID_TGHZE <text:s text:c="8"/>[ze]^C^Chaws-ze 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26">
            <text:p>726</text:p>
          </table:table-cell>
          <table:table-cell/>
          <table:table-cell office:value-type="string">
            <text:p>ID_TGHZE <text:s text:c="6"/>[Zoom extents: ZE]</text:p>
          </table:table-cell>
        </table:table-row>
        <table:table-row table:style-name="ro1">
          <table:table-cell table:number-columns-repeated="2" office:value-type="float" office:value="387">
            <text:p>387</text:p>
          </table:table-cell>
          <table:table-cell/>
          <table:table-cell office:value-type="string">
            <text:p>ID_TGHZV <text:s text:c="8"/>[zv]^C^Chaws-zv 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ID_TGHZV <text:s text:c="6"/>[Zoom viewmax. <text:s/>Zoom out as far as possible without a regen: ZV]</text:p>
          </table:table-cell>
        </table:table-row>
        <table:table-row table:style-name="ro1">
          <table:table-cell table:number-columns-repeated="2" office:value-type="float" office:value="388">
            <text:p>388</text:p>
          </table:table-cell>
          <table:table-cell/>
          <table:table-cell office:value-type="string">
            <text:p>ID_TGHZW <text:s text:c="8"/>[zw]^C^Chaws-zw 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ID_TGHZW <text:s text:c="6"/>[Zoom window: ZW]</text:p>
          </table:table-cell>
        </table:table-row>
        <table:table-row table:style-name="ro1">
          <table:table-cell table:number-columns-repeated="2" office:value-type="float" office:value="389">
            <text:p>389</text:p>
          </table:table-cell>
          <table:table-cell/>
          <table:table-cell office:value-type="string">
            <text:p>ID_TGHZZ <text:s text:c="8"/>[zz]^C^Chaws-zz 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31">
            <text:p>731</text:p>
          </table:table-cell>
          <table:table-cell/>
          <table:table-cell office:value-type="string">
            <text:p>ID_TGHZZ <text:s text:c="6"/>[Zoom previous: ZZ]</text:p>
          </table:table-cell>
        </table:table-row>
        <table:table-row table:style-name="ro1">
          <table:table-cell table:number-columns-repeated="2" office:value-type="float" office:value="390">
            <text:p>390</text:p>
          </table:table-cell>
          <table:table-cell/>
          <table:table-cell office:value-type="string">
            <text:p>ID_TGHZ0 <text:s text:c="8"/>[z0]^C^Chaws-z0 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23">
            <text:p>723</text:p>
          </table:table-cell>
          <table:table-cell/>
          <table:table-cell office:value-type="string">
            <text:p>ID_TGHZ0 <text:s text:c="6"/>[Zoom zero. <text:s/>Zoom window from 0,0 to 36,24: Z0]</text:p>
          </table:table-cell>
        </table:table-row>
        <table:table-row table:style-name="ro1">
          <table:table-cell table:number-columns-repeated="2" office:value-type="float" office:value="391">
            <text:p>391</text:p>
          </table:table-cell>
          <table:table-cell/>
          <table:table-cell office:value-type="string">
            <text:p>ID_TGHP <text:s text:c="9"/>[p]^C^Chaws-p 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ID_TGHP <text:s text:c="7"/>[Pan: P]</text:p>
          </table:table-cell>
        </table:table-row>
        <table:table-row table:style-name="ro1">
          <table:table-cell table:number-columns-repeated="2" office:value-type="float" office:value="392">
            <text:p>392</text:p>
          </table:table-cell>
          <table:table-cell/>
          <table:table-cell office:value-type="string">
            <text:p><text:s text:c="17"/>[--]</text:p>
          </table:table-cell>
        </table:table-row>
        <table:table-row table:style-name="ro1">
          <table:table-cell table:number-columns-repeated="2" office:value-type="float" office:value="393">
            <text:p>393</text:p>
          </table:table-cell>
          <table:table-cell/>
          <table:table-cell office:value-type="string">
            <text:p>ID_TGHDV <text:s text:c="8"/>[dv]^C^Chaws-dv 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ID_TGHDV <text:s text:c="6"/>[Dview: DV]</text:p>
          </table:table-cell>
        </table:table-row>
        <table:table-row table:style-name="ro1">
          <table:table-cell table:number-columns-repeated="2" office:value-type="float" office:value="394">
            <text:p>394</text:p>
          </table:table-cell>
          <table:table-cell/>
          <table:table-cell office:value-type="string">
            <text:p>ID_TGHTW <text:s text:c="8"/>[tw]^C^Chaws-tw 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679">
            <text:p>679</text:p>
          </table:table-cell>
          <table:table-cell/>
          <table:table-cell office:value-type="string">
            <text:p>ID_TGHTW <text:s text:c="6"/>[Twist. <text:s/>Dview twist with prompt for angle only: TW]</text:p>
          </table:table-cell>
        </table:table-row>
        <table:table-row table:style-name="ro1">
          <table:table-cell table:number-columns-repeated="2" office:value-type="float" office:value="395">
            <text:p>395</text:p>
          </table:table-cell>
          <table:table-cell/>
          <table:table-cell office:value-type="string">
            <text:p>ID_TGHV <text:s text:c="9"/>[v]^C^Chaws-v 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02">
            <text:p>702</text:p>
          </table:table-cell>
          <table:table-cell/>
          <table:table-cell office:value-type="string">
            <text:p>ID_TGHV <text:s text:c="7"/>[View with dialogue box: V]</text:p>
          </table:table-cell>
        </table:table-row>
        <table:table-row table:style-name="ro1">
          <table:table-cell table:number-columns-repeated="2" office:value-type="float" office:value="396">
            <text:p>396</text:p>
          </table:table-cell>
          <table:table-cell/>
          <table:table-cell office:value-type="string">
            <text:p>ID_TGHVP <text:s text:c="8"/>[&lt;-vp]^C^Chaws-vpRRRevision 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03">
            <text:p>703</text:p>
          </table:table-cell>
          <table:table-cell/>
          <table:table-cell office:value-type="string">
            <text:p>ID_TGHVP <text:s text:c="6"/>[Vports. <text:s/>Model space viewports: VP]</text:p>
          </table:table-cell>
        </table:table-row>
        <table:table-row table:style-name="ro1">
          <table:table-cell table:number-columns-repeated="2" office:value-type="float" office:value="397">
            <text:p>397</text:p>
          </table:table-cell>
          <table:table-cell/>
          <table:table-cell office:value-type="string">
            <text:p><text:s text:c="15"/>[-&gt;Operating System Commands]</text:p>
          </table:table-cell>
        </table:table-row>
        <table:table-row table:style-name="ro1">
          <table:table-cell table:number-columns-repeated="2" office:value-type="float" office:value="397">
            <text:p>397</text:p>
          </table:table-cell>
          <table:table-cell/>
          <table:table-cell office:value-type="string">
            <text:p>ID_TGHVSR <text:s text:c="7"/>[&lt;-vsr]^C^Chaws-vsRRRevisionR 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04">
            <text:p>704</text:p>
          </table:table-cell>
          <table:table-cell/>
          <table:table-cell office:value-type="string">
            <text:p>ID_TGHVSR <text:s text:c="5"/>[Visretain toggle: VSR]</text:p>
          </table:table-cell>
        </table:table-row>
        <table:table-row table:style-name="ro1">
          <table:table-cell table:number-columns-repeated="2" office:value-type="float" office:value="398">
            <text:p>398</text:p>
          </table:table-cell>
          <table:table-cell/>
          <table:table-cell office:value-type="string">
            <text:p>ID_TGHDEL <text:s text:c="7"/>[del]^C^Chaws-del 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78">
            <text:p>478</text:p>
          </table:table-cell>
          <table:table-cell/>
          <table:table-cell office:value-type="string">
            <text:p>ID_TGHDEL <text:s text:c="5"/>[Delete a file: DEL]</text:p>
          </table:table-cell>
        </table:table-row>
        <table:table-row table:style-name="ro1">
          <table:table-cell table:number-columns-repeated="2" office:value-type="float" office:value="399">
            <text:p>399</text:p>
          </table:table-cell>
          <table:table-cell/>
          <table:table-cell office:value-type="string">
            <text:p>ID_TGHDIR <text:s text:c="7"/>[dir]^C^Chaws-dir 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82">
            <text:p>482</text:p>
          </table:table-cell>
          <table:table-cell/>
          <table:table-cell office:value-type="string">
            <text:p>ID_TGHDIR <text:s text:c="5"/>[Display current directory: DIR]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/>
          <table:table-cell office:value-type="string">
            <text:p>ID_TGHEDIT <text:s text:c="6"/>[edit]^C^Chaws-edit 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95">
            <text:p>495</text:p>
          </table:table-cell>
          <table:table-cell/>
          <table:table-cell office:value-type="string">
            <text:p>ID_TGHEDIT <text:s text:c="4"/>[Edit a file: EDIT]</text:p>
          </table:table-cell>
        </table:table-row>
        <table:table-row table:style-name="ro1">
          <table:table-cell table:number-columns-repeated="2" office:value-type="float" office:value="401">
            <text:p>401</text:p>
          </table:table-cell>
          <table:table-cell/>
          <table:table-cell office:value-type="string">
            <text:p>ID_TGHSET <text:s text:c="7"/>[set]^C^Chaws-set 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648">
            <text:p>648</text:p>
          </table:table-cell>
          <table:table-cell/>
          <table:table-cell office:value-type="string">
            <text:p>ID_TGHSET <text:s text:c="5"/>[Display current environment variables: SET]</text:p>
          </table:table-cell>
        </table:table-row>
        <table:table-row table:style-name="ro1">
          <table:table-cell table:number-columns-repeated="2" office:value-type="float" office:value="402">
            <text:p>402</text:p>
          </table:table-cell>
          <table:table-cell/>
          <table:table-cell office:value-type="string">
            <text:p>ID_TGHSH <text:s text:c="8"/>[sh]^C^Chaws-sh 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652">
            <text:p>652</text:p>
          </table:table-cell>
          <table:table-cell/>
          <table:table-cell office:value-type="string">
            <text:p>ID_TGHSH <text:s text:c="6"/>[Shell to OS: SH]</text:p>
          </table:table-cell>
        </table:table-row>
        <table:table-row table:style-name="ro1">
          <table:table-cell table:number-columns-repeated="2" office:value-type="float" office:value="403">
            <text:p>403</text:p>
          </table:table-cell>
          <table:table-cell/>
          <table:table-cell office:value-type="string">
            <text:p>ID_TGHSHELL <text:s text:c="5"/>[shell]^C^Chaws-shell 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654">
            <text:p>654</text:p>
          </table:table-cell>
          <table:table-cell/>
          <table:table-cell office:value-type="string">
            <text:p>ID_TGHSHELL <text:s text:c="3"/>[Shell to OS: SHELL]</text:p>
          </table:table-cell>
        </table:table-row>
        <table:table-row table:style-name="ro1">
          <table:table-cell table:number-columns-repeated="2" office:value-type="float" office:value="404">
            <text:p>404</text:p>
          </table:table-cell>
          <table:table-cell/>
          <table:table-cell office:value-type="string">
            <text:p>ID_TGHTYPE <text:s text:c="6"/>[type]^C^Chaws-type 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683">
            <text:p>683</text:p>
          </table:table-cell>
          <table:table-cell/>
          <table:table-cell office:value-type="string">
            <text:p>ID_TGHTYPE <text:s text:c="4"/>[Type a file to the screen: TYPE]</text:p>
          </table:table-cell>
        </table:table-row>
        <table:table-row table:style-name="ro1">
          <table:table-cell table:number-columns-repeated="2" office:value-type="float" office:value="405">
            <text:p>405</text:p>
          </table:table-cell>
          <table:table-cell/>
          <table:table-cell office:value-type="string">
            <text:p><text:s text:c="15"/>[-&gt;Miscellaneous]</text:p>
          </table:table-cell>
        </table:table-row>
        <table:table-row table:style-name="ro1">
          <table:table-cell table:number-columns-repeated="2" office:value-type="float" office:value="406">
            <text:p>406</text:p>
          </table:table-cell>
          <table:table-cell/>
          <table:table-cell office:value-type="string">
            <text:p>ID_TGHRUN <text:s text:c="7"/>[run]^C^Chaws-run 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644">
            <text:p>644</text:p>
          </table:table-cell>
          <table:table-cell/>
          <table:table-cell office:value-type="string">
            <text:p>ID_TGHRUN <text:s text:c="5"/>[Load or reload and run a LISP routine by typing RUN and routine name: RUN]</text:p>
          </table:table-cell>
        </table:table-row>
        <table:table-row table:style-name="ro1">
          <table:table-cell table:number-columns-repeated="2" office:value-type="float" office:value="407">
            <text:p>407</text:p>
          </table:table-cell>
          <table:table-cell/>
          <table:table-cell office:value-type="string">
            <text:p>ID_TGHUSER <text:s text:c="6"/>[&lt;-user]^C^Chaws-user 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99">
            <text:p>699</text:p>
          </table:table-cell>
          <table:table-cell/>
          <table:table-cell office:value-type="string">
            <text:p>ID_TGHUSER <text:s text:c="4"/>[Reload USER.LSP (after making changes): USER]</text:p>
          </table:table-cell>
        </table:table-row>
        <table:table-row table:style-name="ro1">
          <table:table-cell table:number-columns-repeated="2" office:value-type="float" office:value="408">
            <text:p>4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9">
            <text:p>409</text:p>
          </table:table-cell>
          <table:table-cell/>
          <table:table-cell office:value-type="string">
            <text:p>***HELPSTRINGS</text:p>
          </table:table-cell>
        </table:table-row>
        <table:table-row table:style-name="ro1">
          <table:table-cell table:number-columns-repeated="2" office:value-type="float" office:value="410">
            <text:p>410</text:p>
          </table:table-cell>
          <table:table-cell/>
          <table:table-cell office:value-type="string">
            <text:p>ID_HAWSORDER [Generates an order code to send for authorization: HAWS-ORDERLICENSES]</text:p>
          </table:table-cell>
        </table:table-row>
        <table:table-row table:style-name="ro1">
          <table:table-cell table:number-columns-repeated="2" office:value-type="float" office:value="421">
            <text:p>421</text:p>
          </table:table-cell>
          <table:table-cell/>
          <table:table-cell office:value-type="string">
            <text:p>ID_TGHAAR <text:s text:c="5"/>[Draw curved leader as one entity: AAR]</text:p>
          </table:table-cell>
        </table:table-row>
        <table:table-row table:style-name="ro1">
          <table:table-cell table:number-columns-repeated="2" office:value-type="float" office:value="507">
            <text:p>507</text:p>
          </table:table-cell>
          <table:table-cell/>
          <table:table-cell office:value-type="string">
            <text:p>ID_TGHEXP <text:s text:c="5"/>[Autocad explode: EXP]</text:p>
          </table:table-cell>
        </table:table-row>
        <table:table-row table:style-name="ro1">
          <table:table-cell table:number-columns-repeated="2" office:value-type="float" office:value="519">
            <text:p>519</text:p>
          </table:table-cell>
          <table:table-cell/>
          <table:table-cell office:value-type="string">
            <text:p>ID_TGHHELV <text:s text:c="4"/>[Set style to X-HLVM1S. <text:s/>Change all BOLDish styles to X-HLVM1S font: HELV]</text:p>
          </table:table-cell>
        </table:table-row>
        <table:table-row table:style-name="ro1">
          <table:table-cell table:number-columns-repeated="2" office:value-type="float" office:value="551">
            <text:p>551</text:p>
          </table:table-cell>
          <table:table-cell/>
          <table:table-cell office:value-type="string">
            <text:p>ID_TGHLDR <text:s text:c="5"/>[Draw straight or curved leader with multiple lines of text: LDR]</text:p>
          </table:table-cell>
        </table:table-row>
        <table:table-row table:style-name="ro1">
          <table:table-cell table:number-columns-repeated="2" office:value-type="float" office:value="553">
            <text:p>553</text:p>
          </table:table-cell>
          <table:table-cell/>
          <table:table-cell office:value-type="string">
            <text:p>ID_TGHLED <text:s text:c="5"/>[Draw associative leader (using the Dim Radius command): LED]</text:p>
          </table:table-cell>
        </table:table-row>
        <table:table-row table:style-name="ro1">
          <table:table-cell table:number-columns-repeated="2" office:value-type="float" office:value="579">
            <text:p>579</text:p>
          </table:table-cell>
          <table:table-cell/>
          <table:table-cell office:value-type="string">
            <text:p>ID_TGHMODESTAT [Changes the status bar to display long layernames and the current drawing name.]</text:p>
          </table:table-cell>
        </table:table-row>
        <table:table-row table:style-name="ro1">
          <table:table-cell table:number-columns-repeated="2" office:value-type="float" office:value="715">
            <text:p>715</text:p>
          </table:table-cell>
          <table:table-cell/>
          <table:table-cell office:value-type="string">
            <text:p>ID_TGHXIN <text:s text:c="5"/>[Bring in selected base xrefs at world 0,0 and 0 rotation and then restore PLAN views and UCS: XIN]</text:p>
          </table:table-cell>
        </table:table-row>
        <table:table-row table:style-name="ro1">
          <table:table-cell table:number-columns-repeated="2" office:value-type="float" office:value="716">
            <text:p>716</text:p>
          </table:table-cell>
          <table:table-cell/>
          <table:table-cell office:value-type="string">
            <text:p>ID_TGHXOUT <text:s text:c="4"/>[Take out selected base xrefs and restore PLAN view and UCS: XOUT]</text:p>
          </table:table-cell>
        </table:table-row>
        <table:table-row table:style-name="ro1">
          <table:table-cell table:number-columns-repeated="2" office:value-type="float" office:value="719">
            <text:p>719</text:p>
          </table:table-cell>
          <table:table-cell/>
          <table:table-cell office:value-type="string">
            <text:p>ID_TGHXT <text:s text:c="6"/>[Run XTree: XT]</text:p>
          </table:table-cell>
        </table:table-row>
        <table:table-row table:style-name="ro1">
          <table:table-cell table:number-columns-repeated="2" office:value-type="float" office:value="732">
            <text:p>732</text:p>
          </table:table-cell>
          <table:table-cell/>
          <table:table-cell office:value-type="string">
            <text:p>//</text:p>
          </table:table-cell>
        </table:table-row>
        <table:table-row table:style-name="ro1">
          <table:table-cell table:number-columns-repeated="2" office:value-type="float" office:value="733">
            <text:p>733</text:p>
          </table:table-cell>
          <table:table-cell/>
          <table:table-cell office:value-type="string">
            <text:p>// <text:s text:c="5"/>End of AutoCAD menu file - D:\work\AutoCAD\Support\hawsedc.mnu</text:p>
          </table:table-cell>
        </table:table-row>
        <table:table-row table:style-name="ro1">
          <table:table-cell table:number-columns-repeated="2" office:value-type="float" office:value="734">
            <text:p>734</text:p>
          </table:table-cell>
          <table:table-cell/>
          <table:table-cell office:value-type="string">
            <text:p>//</text:p>
          </table:table-cell>
        </table:table-row>
      </table:table>
      <table:database-ranges>
        <table:database-range table:target-range-address="Sheet1.A1:Sheet1.D72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2">04/12/2008</text:date>, <text:time>17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Family Haws</dc:creator>
    <dc:date>2008-04-12T17:00:08</dc:date>
    <meta:editing-cycles>2</meta:editing-cycles>
    <meta:editing-duration>PT1H13M15S</meta:editing-duration>
    <meta:user-defined meta:name="Info 1"/>
    <meta:user-defined meta:name="Info 2"/>
    <meta:user-defined meta:name="Info 3"/>
    <meta:user-defined meta:name="Info 4"/>
    <meta:document-statistic meta:table-count="1" meta:cell-count="2202"/>
  </office:meta>
</office:document-meta>
</file>